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9691329">
            <text:p>0.09691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8846933">
            <text:p>0.08846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2797645">
            <text:p>0.02797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2139789">
            <text:p>-0.213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3636945">
            <text:p>-0.3636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722982">
            <text:p>0.472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7656615">
            <text:p>0.7656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6125597">
            <text:p>-0.06125597</text:p>
          </table:table-cell>
          <table:table-cell office:value-type="float" office:value="0.8643403">
            <text:p>0.86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747122">
            <text:p>-0.8747122</text:p>
          </table:table-cell>
          <table:table-cell office:value-type="float" office:value="0.6963314">
            <text:p>0.696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81312">
            <text:p>-1.681312</text:p>
          </table:table-cell>
          <table:table-cell office:value-type="float" office:value="0.5286014">
            <text:p>0.528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4733">
            <text:p>-2.474733</text:p>
          </table:table-cell>
          <table:table-cell office:value-type="float" office:value="-0.5695826">
            <text:p>-0.5695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8755">
            <text:p>-3.248755</text:p>
          </table:table-cell>
          <table:table-cell office:value-type="float" office:value="-1.097536">
            <text:p>-1.09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7313">
            <text:p>-3.997313</text:p>
          </table:table-cell>
          <table:table-cell office:value-type="float" office:value="-1.826921">
            <text:p>-1.82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14536">
            <text:p>-4.714536</text:p>
          </table:table-cell>
          <table:table-cell office:value-type="float" office:value="-2.599926">
            <text:p>-2.59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4803">
            <text:p>-5.394803</text:p>
          </table:table-cell>
          <table:table-cell office:value-type="float" office:value="-3.364354">
            <text:p>-3.364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32782">
            <text:p>-6.032782</text:p>
          </table:table-cell>
          <table:table-cell office:value-type="float" office:value="-4.10408">
            <text:p>-4.10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23472">
            <text:p>-6.623472</text:p>
          </table:table-cell>
          <table:table-cell office:value-type="float" office:value="-4.856598">
            <text:p>-4.856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242">
            <text:p>-7.162242</text:p>
          </table:table-cell>
          <table:table-cell office:value-type="float" office:value="-5.517361">
            <text:p>-5.517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4487">
            <text:p>-7.64487</text:p>
          </table:table-cell>
          <table:table-cell office:value-type="float" office:value="-6.159343">
            <text:p>-6.159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67573">
            <text:p>-8.067573</text:p>
          </table:table-cell>
          <table:table-cell office:value-type="float" office:value="-6.812932">
            <text:p>-6.812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27035">
            <text:p>-8.427035</text:p>
          </table:table-cell>
          <table:table-cell office:value-type="float" office:value="-7.322577">
            <text:p>-7.322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20441">
            <text:p>-8.720441</text:p>
          </table:table-cell>
          <table:table-cell office:value-type="float" office:value="-7.751879">
            <text:p>-7.751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9">
            <text:p>-8.94549</text:p>
          </table:table-cell>
          <table:table-cell office:value-type="float" office:value="-8.171905">
            <text:p>-8.171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0417">
            <text:p>-9.100417</text:p>
          </table:table-cell>
          <table:table-cell office:value-type="float" office:value="-8.509624">
            <text:p>-8.509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401">
            <text:p>-9.18401</text:p>
          </table:table-cell>
          <table:table-cell office:value-type="float" office:value="-8.649131">
            <text:p>-8.649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95613">
            <text:p>-9.195613</text:p>
          </table:table-cell>
          <table:table-cell office:value-type="float" office:value="-8.932765">
            <text:p>-8.932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35134">
            <text:p>-9.135134</text:p>
          </table:table-cell>
          <table:table-cell office:value-type="float" office:value="-9.220576">
            <text:p>-9.22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3047">
            <text:p>-9.003047</text:p>
          </table:table-cell>
          <table:table-cell office:value-type="float" office:value="-9.46232">
            <text:p>-9.46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00388">
            <text:p>-8.800388</text:p>
          </table:table-cell>
          <table:table-cell office:value-type="float" office:value="-9.557692">
            <text:p>-9.5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8747">
            <text:p>-8.528747</text:p>
          </table:table-cell>
          <table:table-cell office:value-type="float" office:value="-9.427566">
            <text:p>-9.42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90251">
            <text:p>-8.190251</text:p>
          </table:table-cell>
          <table:table-cell office:value-type="float" office:value="-9.443294">
            <text:p>-9.44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7554">
            <text:p>-7.787554</text:p>
          </table:table-cell>
          <table:table-cell office:value-type="float" office:value="-9.332436">
            <text:p>-9.332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3814">
            <text:p>-7.323814</text:p>
          </table:table-cell>
          <table:table-cell office:value-type="float" office:value="-9.125007">
            <text:p>-9.12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02664">
            <text:p>-6.802664</text:p>
          </table:table-cell>
          <table:table-cell office:value-type="float" office:value="-8.91048">
            <text:p>-8.9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0698">
            <text:p>-29.00698</text:p>
          </table:table-cell>
          <table:table-cell office:value-type="float" office:value="-8.514099">
            <text:p>-8.514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0579">
            <text:p>-24.90579</text:p>
          </table:table-cell>
          <table:table-cell office:value-type="float" office:value="-8.149073">
            <text:p>-8.149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3246">
            <text:p>-21.53246</text:p>
          </table:table-cell>
          <table:table-cell office:value-type="float" office:value="-14.62864">
            <text:p>-14.62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155">
            <text:p>-19.01155</text:p>
          </table:table-cell>
          <table:table-cell office:value-type="float" office:value="-22.24379">
            <text:p>-22.24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61">
            <text:p>-17.4361</text:p>
          </table:table-cell>
          <table:table-cell office:value-type="float" office:value="-27.06893">
            <text:p>-27.06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429">
            <text:p>-16.86429</text:p>
          </table:table-cell>
          <table:table-cell office:value-type="float" office:value="-28.78619">
            <text:p>-28.78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882">
            <text:p>-17.29882</text:p>
          </table:table-cell>
          <table:table-cell office:value-type="float" office:value="-27.97216">
            <text:p>-27.97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128">
            <text:p>-18.70128</text:p>
          </table:table-cell>
          <table:table-cell office:value-type="float" office:value="-26.32228">
            <text:p>-26.3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2194">
            <text:p>-21.02194</text:p>
          </table:table-cell>
          <table:table-cell office:value-type="float" office:value="-25.02775">
            <text:p>-25.0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858">
            <text:p>-24.17858</text:p>
          </table:table-cell>
          <table:table-cell office:value-type="float" office:value="-24.5926">
            <text:p>-24.5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5938">
            <text:p>-28.05938</text:p>
          </table:table-cell>
          <table:table-cell office:value-type="float" office:value="-25.22242">
            <text:p>-25.22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2687">
            <text:p>-32.52687</text:p>
          </table:table-cell>
          <table:table-cell office:value-type="float" office:value="-27.07753">
            <text:p>-27.07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2279">
            <text:p>-37.42279</text:p>
          </table:table-cell>
          <table:table-cell office:value-type="float" office:value="-29.99228">
            <text:p>-29.99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371">
            <text:p>-42.57371</text:p>
          </table:table-cell>
          <table:table-cell office:value-type="float" office:value="-33.99376">
            <text:p>-33.9937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7.79716">
            <text:p>-47.79716</text:p>
          </table:table-cell>
          <table:table-cell office:value-type="float" office:value="-38.70501">
            <text:p>-38.7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0812">
            <text:p>-52.90812</text:p>
          </table:table-cell>
          <table:table-cell office:value-type="float" office:value="-42.69747">
            <text:p>-42.69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7255">
            <text:p>-57.7255</text:p>
          </table:table-cell>
          <table:table-cell office:value-type="float" office:value="-46.93085">
            <text:p>-46.9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07868">
            <text:p>-62.07868</text:p>
          </table:table-cell>
          <table:table-cell office:value-type="float" office:value="-51.2464">
            <text:p>-51.2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1343">
            <text:p>-65.81343</text:p>
          </table:table-cell>
          <table:table-cell office:value-type="float" office:value="-55.37947">
            <text:p>-55.3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79747">
            <text:p>-68.79747</text:p>
          </table:table-cell>
          <table:table-cell office:value-type="float" office:value="-59.16608">
            <text:p>-59.1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2509">
            <text:p>-70.92509</text:p>
          </table:table-cell>
          <table:table-cell office:value-type="float" office:value="-62.52724">
            <text:p>-62.52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2091">
            <text:p>-72.12091</text:p>
          </table:table-cell>
          <table:table-cell office:value-type="float" office:value="-65.26358">
            <text:p>-65.26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41">
            <text:p>-72.341</text:p>
          </table:table-cell>
          <table:table-cell office:value-type="float" office:value="-67.5146">
            <text:p>-67.5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54865">
            <text:p>-71.54865</text:p>
          </table:table-cell>
          <table:table-cell office:value-type="float" office:value="-68.93636">
            <text:p>-68.9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6218">
            <text:p>-69.76218</text:p>
          </table:table-cell>
          <table:table-cell office:value-type="float" office:value="-69.60464">
            <text:p>-69.6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4753">
            <text:p>-67.04753</text:p>
          </table:table-cell>
          <table:table-cell office:value-type="float" office:value="-69.49933">
            <text:p>-69.49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0493">
            <text:p>-63.50493</text:p>
          </table:table-cell>
          <table:table-cell office:value-type="float" office:value="-68.50621">
            <text:p>-68.50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6517">
            <text:p>-59.26517</text:p>
          </table:table-cell>
          <table:table-cell office:value-type="float" office:value="-66.62276">
            <text:p>-66.6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8478">
            <text:p>-54.48478</text:p>
          </table:table-cell>
          <table:table-cell office:value-type="float" office:value="-63.99504">
            <text:p>-63.99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4023">
            <text:p>-49.34023</text:p>
          </table:table-cell>
          <table:table-cell office:value-type="float" office:value="-60.58141">
            <text:p>-60.5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147">
            <text:p>-44.02147</text:p>
          </table:table-cell>
          <table:table-cell office:value-type="float" office:value="-56.33028">
            <text:p>-56.3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483">
            <text:p>-38.72483</text:p>
          </table:table-cell>
          <table:table-cell office:value-type="float" office:value="-51.51537">
            <text:p>-51.5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4589">
            <text:p>-33.64589</text:p>
          </table:table-cell>
          <table:table-cell office:value-type="float" office:value="-53.74712">
            <text:p>-53.74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214">
            <text:p>-28.97214</text:p>
          </table:table-cell>
          <table:table-cell office:value-type="float" office:value="-52.00254">
            <text:p>-52.0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7614">
            <text:p>-24.87614</text:p>
          </table:table-cell>
          <table:table-cell office:value-type="float" office:value="-48.94708">
            <text:p>-48.9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091">
            <text:p>-21.5091</text:p>
          </table:table-cell>
          <table:table-cell office:value-type="float" office:value="-45.63759">
            <text:p>-45.63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9532">
            <text:p>-18.99532</text:p>
          </table:table-cell>
          <table:table-cell office:value-type="float" office:value="-41.73729">
            <text:p>-41.73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2761">
            <text:p>-17.42761</text:p>
          </table:table-cell>
          <table:table-cell office:value-type="float" office:value="-37.88911">
            <text:p>-37.88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385">
            <text:p>-16.86385</text:p>
          </table:table-cell>
          <table:table-cell office:value-type="float" office:value="-33.77745">
            <text:p>-33.7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614">
            <text:p>-17.30614</text:p>
          </table:table-cell>
          <table:table-cell office:value-type="float" office:value="-30.08405">
            <text:p>-30.0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609">
            <text:p>-18.71609</text:p>
          </table:table-cell>
          <table:table-cell office:value-type="float" office:value="-26.99625">
            <text:p>-26.9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7">
            <text:p>-21.0437</text:p>
          </table:table-cell>
          <table:table-cell office:value-type="float" office:value="-24.75238">
            <text:p>-24.7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0654">
            <text:p>-24.20654</text:p>
          </table:table-cell>
          <table:table-cell office:value-type="float" office:value="-23.83899">
            <text:p>-23.8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9254">
            <text:p>-28.09254</text:p>
          </table:table-cell>
          <table:table-cell office:value-type="float" office:value="-24.46785">
            <text:p>-24.4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6405">
            <text:p>-32.56405</text:p>
          </table:table-cell>
          <table:table-cell office:value-type="float" office:value="-26.51294">
            <text:p>-26.5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268">
            <text:p>-37.46268</text:p>
          </table:table-cell>
          <table:table-cell office:value-type="float" office:value="-28.96589">
            <text:p>-28.96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489">
            <text:p>-42.61489</text:p>
          </table:table-cell>
          <table:table-cell office:value-type="float" office:value="-32.54296">
            <text:p>-32.5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817">
            <text:p>-47.83817</text:p>
          </table:table-cell>
          <table:table-cell office:value-type="float" office:value="-36.86545">
            <text:p>-36.86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475">
            <text:p>-52.9475</text:p>
          </table:table-cell>
          <table:table-cell office:value-type="float" office:value="-41.50756">
            <text:p>-41.50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76187">
            <text:p>-57.76187</text:p>
          </table:table-cell>
          <table:table-cell office:value-type="float" office:value="-46.35151">
            <text:p>-46.35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1074">
            <text:p>-62.11074</text:p>
          </table:table-cell>
          <table:table-cell office:value-type="float" office:value="-50.82286">
            <text:p>-50.82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4007">
            <text:p>-65.84007</text:p>
          </table:table-cell>
          <table:table-cell office:value-type="float" office:value="-54.76024">
            <text:p>-54.7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773">
            <text:p>-68.81773</text:p>
          </table:table-cell>
          <table:table-cell office:value-type="float" office:value="-58.24759">
            <text:p>-58.24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3825">
            <text:p>-70.93825</text:p>
          </table:table-cell>
          <table:table-cell office:value-type="float" office:value="-61.46719">
            <text:p>-61.4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265">
            <text:p>-72.1265</text:p>
          </table:table-cell>
          <table:table-cell office:value-type="float" office:value="-64.44501">
            <text:p>-64.44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3875">
            <text:p>-72.33875</text:p>
          </table:table-cell>
          <table:table-cell office:value-type="float" office:value="-66.7274">
            <text:p>-66.7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53839">
            <text:p>-71.53839</text:p>
          </table:table-cell>
          <table:table-cell office:value-type="float" office:value="-68.35962">
            <text:p>-68.35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4429">
            <text:p>-69.74429</text:p>
          </table:table-cell>
          <table:table-cell office:value-type="float" office:value="-69.2122">
            <text:p>-69.2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2267">
            <text:p>-67.02267</text:p>
          </table:table-cell>
          <table:table-cell office:value-type="float" office:value="-69.31107">
            <text:p>-69.3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47403">
            <text:p>-63.47403</text:p>
          </table:table-cell>
          <table:table-cell office:value-type="float" office:value="-68.57944">
            <text:p>-68.5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2937">
            <text:p>-59.22937</text:p>
          </table:table-cell>
          <table:table-cell office:value-type="float" office:value="-66.92527">
            <text:p>-66.9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4539">
            <text:p>-54.44539</text:p>
          </table:table-cell>
          <table:table-cell office:value-type="float" office:value="-64.34126">
            <text:p>-64.34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9871">
            <text:p>-49.29871</text:p>
          </table:table-cell>
          <table:table-cell office:value-type="float" office:value="-60.76825">
            <text:p>-60.76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7935">
            <text:p>-43.97935</text:p>
          </table:table-cell>
          <table:table-cell office:value-type="float" office:value="-56.52922">
            <text:p>-56.5292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8.68368">
            <text:p>-38.68368</text:p>
          </table:table-cell>
          <table:table-cell office:value-type="float" office:value="-51.81243">
            <text:p>-51.81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0719">
            <text:p>-33.60719</text:p>
          </table:table-cell>
          <table:table-cell office:value-type="float" office:value="-46.78245">
            <text:p>-46.78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3735">
            <text:p>-28.93735</text:p>
          </table:table-cell>
          <table:table-cell office:value-type="float" office:value="-41.65121">
            <text:p>-41.65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4653">
            <text:p>-24.84653</text:p>
          </table:table-cell>
          <table:table-cell office:value-type="float" office:value="-42.56179">
            <text:p>-42.56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8577">
            <text:p>-21.48577</text:p>
          </table:table-cell>
          <table:table-cell office:value-type="float" office:value="-43.50084">
            <text:p>-43.50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914">
            <text:p>-18.97914</text:p>
          </table:table-cell>
          <table:table-cell office:value-type="float" office:value="-43.143">
            <text:p>-43.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1918">
            <text:p>-17.41918</text:p>
          </table:table-cell>
          <table:table-cell office:value-type="float" office:value="-41.54699">
            <text:p>-41.54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348">
            <text:p>-16.86348</text:p>
          </table:table-cell>
          <table:table-cell office:value-type="float" office:value="-38.73917">
            <text:p>-38.7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1352">
            <text:p>-17.31352</text:p>
          </table:table-cell>
          <table:table-cell office:value-type="float" office:value="-35.08004">
            <text:p>-35.08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3095">
            <text:p>-18.73095</text:p>
          </table:table-cell>
          <table:table-cell office:value-type="float" office:value="-31.11658">
            <text:p>-31.11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6552">
            <text:p>-21.06552</text:p>
          </table:table-cell>
          <table:table-cell office:value-type="float" office:value="-27.56749">
            <text:p>-27.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3454">
            <text:p>-24.23454</text:p>
          </table:table-cell>
          <table:table-cell office:value-type="float" office:value="-25.32862">
            <text:p>-25.32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2572">
            <text:p>-28.12572</text:p>
          </table:table-cell>
          <table:table-cell office:value-type="float" office:value="-24.83951">
            <text:p>-24.83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0125">
            <text:p>-32.60125</text:p>
          </table:table-cell>
          <table:table-cell office:value-type="float" office:value="-26.20107">
            <text:p>-26.20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258">
            <text:p>-37.50258</text:p>
          </table:table-cell>
          <table:table-cell office:value-type="float" office:value="-29.21424">
            <text:p>-29.21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5607">
            <text:p>-42.65607</text:p>
          </table:table-cell>
          <table:table-cell office:value-type="float" office:value="-32.75821">
            <text:p>-32.75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918">
            <text:p>-47.87918</text:p>
          </table:table-cell>
          <table:table-cell office:value-type="float" office:value="-37.0005">
            <text:p>-37.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8688">
            <text:p>-52.98688</text:p>
          </table:table-cell>
          <table:table-cell office:value-type="float" office:value="-41.61428">
            <text:p>-41.61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79823">
            <text:p>-57.79823</text:p>
          </table:table-cell>
          <table:table-cell office:value-type="float" office:value="-46.37647">
            <text:p>-46.37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4279">
            <text:p>-62.14279</text:p>
          </table:table-cell>
          <table:table-cell office:value-type="float" office:value="-51.12274">
            <text:p>-51.12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6666">
            <text:p>-65.86666</text:p>
          </table:table-cell>
          <table:table-cell office:value-type="float" office:value="-55.33254">
            <text:p>-55.3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3794">
            <text:p>-68.83794</text:p>
          </table:table-cell>
          <table:table-cell office:value-type="float" office:value="-58.89363">
            <text:p>-58.89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5135">
            <text:p>-70.95135</text:p>
          </table:table-cell>
          <table:table-cell office:value-type="float" office:value="-61.97922">
            <text:p>-61.97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3204">
            <text:p>-72.13204</text:p>
          </table:table-cell>
          <table:table-cell office:value-type="float" office:value="-64.88255">
            <text:p>-64.88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3642">
            <text:p>-72.33642</text:p>
          </table:table-cell>
          <table:table-cell office:value-type="float" office:value="-67.06486">
            <text:p>-67.0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52806">
            <text:p>-71.52806</text:p>
          </table:table-cell>
          <table:table-cell office:value-type="float" office:value="-68.52249">
            <text:p>-68.5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2633">
            <text:p>-69.72633</text:p>
          </table:table-cell>
          <table:table-cell office:value-type="float" office:value="-69.30206">
            <text:p>-69.3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9776">
            <text:p>-66.99776</text:p>
          </table:table-cell>
          <table:table-cell office:value-type="float" office:value="-69.26994">
            <text:p>-69.26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44307">
            <text:p>-63.44307</text:p>
          </table:table-cell>
          <table:table-cell office:value-type="float" office:value="-68.34388">
            <text:p>-68.3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935">
            <text:p>-59.1935</text:p>
          </table:table-cell>
          <table:table-cell office:value-type="float" office:value="-66.4925">
            <text:p>-66.4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0594">
            <text:p>-54.40594</text:p>
          </table:table-cell>
          <table:table-cell office:value-type="float" office:value="-63.82663">
            <text:p>-63.82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5716">
            <text:p>-49.25716</text:p>
          </table:table-cell>
          <table:table-cell office:value-type="float" office:value="-60.40097">
            <text:p>-60.40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3721">
            <text:p>-43.93721</text:p>
          </table:table-cell>
          <table:table-cell office:value-type="float" office:value="-56.24533">
            <text:p>-56.24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25">
            <text:p>-38.6425</text:p>
          </table:table-cell>
          <table:table-cell office:value-type="float" office:value="-51.57606">
            <text:p>-51.57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6853">
            <text:p>-33.56853</text:p>
          </table:table-cell>
          <table:table-cell office:value-type="float" office:value="-53.74791">
            <text:p>-53.7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026">
            <text:p>-28.9026</text:p>
          </table:table-cell>
          <table:table-cell office:value-type="float" office:value="-52.34117">
            <text:p>-52.34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1699">
            <text:p>-24.81699</text:p>
          </table:table-cell>
          <table:table-cell office:value-type="float" office:value="-49.68485">
            <text:p>-49.68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252">
            <text:p>-21.46252</text:p>
          </table:table-cell>
          <table:table-cell office:value-type="float" office:value="-46.44239">
            <text:p>-46.4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6303">
            <text:p>-18.96303</text:p>
          </table:table-cell>
          <table:table-cell office:value-type="float" office:value="-42.5258">
            <text:p>-42.5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1081">
            <text:p>-17.41081</text:p>
          </table:table-cell>
          <table:table-cell office:value-type="float" office:value="-38.36978">
            <text:p>-38.3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316">
            <text:p>-16.86316</text:p>
          </table:table-cell>
          <table:table-cell office:value-type="float" office:value="-33.98755">
            <text:p>-33.9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2096">
            <text:p>-17.32096</text:p>
          </table:table-cell>
          <table:table-cell office:value-type="float" office:value="-30.3043">
            <text:p>-30.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4586">
            <text:p>-18.74586</text:p>
          </table:table-cell>
          <table:table-cell office:value-type="float" office:value="-27.19941">
            <text:p>-27.19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738">
            <text:p>-21.08738</text:p>
          </table:table-cell>
          <table:table-cell office:value-type="float" office:value="-24.92826">
            <text:p>-24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6256">
            <text:p>-24.26256</text:p>
          </table:table-cell>
          <table:table-cell office:value-type="float" office:value="-24.19261">
            <text:p>-24.19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5893">
            <text:p>-28.15893</text:p>
          </table:table-cell>
          <table:table-cell office:value-type="float" office:value="-25.07294">
            <text:p>-25.0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846">
            <text:p>-32.63846</text:p>
          </table:table-cell>
          <table:table-cell office:value-type="float" office:value="-27.52115">
            <text:p>-27.52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247">
            <text:p>-37.54247</text:p>
          </table:table-cell>
          <table:table-cell office:value-type="float" office:value="-29.81038">
            <text:p>-29.8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9723">
            <text:p>-42.69723</text:p>
          </table:table-cell>
          <table:table-cell office:value-type="float" office:value="-33.33333">
            <text:p>-33.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015">
            <text:p>-47.92015</text:p>
          </table:table-cell>
          <table:table-cell office:value-type="float" office:value="-37.5208">
            <text:p>-37.520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3.02621">
            <text:p>-53.02621</text:p>
          </table:table-cell>
          <table:table-cell office:value-type="float" office:value="-42.08862">
            <text:p>-42.08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3453">
            <text:p>-57.83453</text:p>
          </table:table-cell>
          <table:table-cell office:value-type="float" office:value="-46.74251">
            <text:p>-46.74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7477">
            <text:p>-62.17477</text:p>
          </table:table-cell>
          <table:table-cell office:value-type="float" office:value="-51.1143">
            <text:p>-51.1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9319">
            <text:p>-65.89319</text:p>
          </table:table-cell>
          <table:table-cell office:value-type="float" office:value="-55.06393">
            <text:p>-55.06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5808">
            <text:p>-68.85808</text:p>
          </table:table-cell>
          <table:table-cell office:value-type="float" office:value="-58.58987">
            <text:p>-58.58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6439">
            <text:p>-70.96439</text:p>
          </table:table-cell>
          <table:table-cell office:value-type="float" office:value="-61.59008">
            <text:p>-61.5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3751">
            <text:p>-72.13751</text:p>
          </table:table-cell>
          <table:table-cell office:value-type="float" office:value="-64.284">
            <text:p>-64.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3403">
            <text:p>-72.33403</text:p>
          </table:table-cell>
          <table:table-cell office:value-type="float" office:value="-66.28506">
            <text:p>-66.2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51767">
            <text:p>-71.51767</text:p>
          </table:table-cell>
          <table:table-cell office:value-type="float" office:value="-67.86346">
            <text:p>-67.8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0834">
            <text:p>-69.70834</text:p>
          </table:table-cell>
          <table:table-cell office:value-type="float" office:value="-68.90054">
            <text:p>-68.90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7281">
            <text:p>-66.97281</text:p>
          </table:table-cell>
          <table:table-cell office:value-type="float" office:value="-69.17999">
            <text:p>-69.17999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63.41209">
            <text:p>-63.41209</text:p>
          </table:table-cell>
          <table:table-cell office:value-type="float" office:value="-68.48629">
            <text:p>-68.48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5765">
            <text:p>-59.15765</text:p>
          </table:table-cell>
          <table:table-cell office:value-type="float" office:value="-66.75919">
            <text:p>-66.7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36653">
            <text:p>-54.36653</text:p>
          </table:table-cell>
          <table:table-cell office:value-type="float" office:value="-63.99106">
            <text:p>-63.9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1563">
            <text:p>-49.21563</text:p>
          </table:table-cell>
          <table:table-cell office:value-type="float" office:value="-60.29448">
            <text:p>-60.2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9511">
            <text:p>-43.89511</text:p>
          </table:table-cell>
          <table:table-cell office:value-type="float" office:value="-55.91374">
            <text:p>-55.9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0138">
            <text:p>-38.60138</text:p>
          </table:table-cell>
          <table:table-cell office:value-type="float" office:value="-51.20368">
            <text:p>-51.20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991">
            <text:p>-33.52991</text:p>
          </table:table-cell>
          <table:table-cell office:value-type="float" office:value="-46.24558">
            <text:p>-46.24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6791">
            <text:p>-28.86791</text:p>
          </table:table-cell>
          <table:table-cell office:value-type="float" office:value="-48.01328">
            <text:p>-48.01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75">
            <text:p>-24.7875</text:p>
          </table:table-cell>
          <table:table-cell office:value-type="float" office:value="-47.8168">
            <text:p>-47.8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932">
            <text:p>-21.43932</text:p>
          </table:table-cell>
          <table:table-cell office:value-type="float" office:value="-46.72775">
            <text:p>-46.7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699">
            <text:p>-18.94699</text:p>
          </table:table-cell>
          <table:table-cell office:value-type="float" office:value="-44.9475">
            <text:p>-44.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0252">
            <text:p>-17.40252</text:p>
          </table:table-cell>
          <table:table-cell office:value-type="float" office:value="-42.7511">
            <text:p>-42.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92">
            <text:p>-16.86292</text:p>
          </table:table-cell>
          <table:table-cell office:value-type="float" office:value="-39.93357">
            <text:p>-39.93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2845">
            <text:p>-17.32845</text:p>
          </table:table-cell>
          <table:table-cell office:value-type="float" office:value="-36.10277">
            <text:p>-36.1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083">
            <text:p>-18.76083</text:p>
          </table:table-cell>
          <table:table-cell office:value-type="float" office:value="-31.86755">
            <text:p>-31.86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0928">
            <text:p>-21.10928</text:p>
          </table:table-cell>
          <table:table-cell office:value-type="float" office:value="-28.06209">
            <text:p>-28.06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063">
            <text:p>-24.29063</text:p>
          </table:table-cell>
          <table:table-cell office:value-type="float" office:value="-25.52536">
            <text:p>-25.52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9217">
            <text:p>-28.19217</text:p>
          </table:table-cell>
          <table:table-cell office:value-type="float" office:value="-24.79352">
            <text:p>-24.7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7569">
            <text:p>-32.67569</text:p>
          </table:table-cell>
          <table:table-cell office:value-type="float" office:value="-26.05472">
            <text:p>-26.05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8237">
            <text:p>-37.58237</text:p>
          </table:table-cell>
          <table:table-cell office:value-type="float" office:value="-28.86081">
            <text:p>-28.8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839">
            <text:p>-42.73839</text:p>
          </table:table-cell>
          <table:table-cell office:value-type="float" office:value="-32.68376">
            <text:p>-32.6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111">
            <text:p>-47.96111</text:p>
          </table:table-cell>
          <table:table-cell office:value-type="float" office:value="-37.11902">
            <text:p>-37.11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06552">
            <text:p>-53.06552</text:p>
          </table:table-cell>
          <table:table-cell office:value-type="float" office:value="-41.75996">
            <text:p>-41.75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708">
            <text:p>-57.8708</text:p>
          </table:table-cell>
          <table:table-cell office:value-type="float" office:value="-46.48314">
            <text:p>-46.48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20671">
            <text:p>-62.20671</text:p>
          </table:table-cell>
          <table:table-cell office:value-type="float" office:value="-51.18566">
            <text:p>-51.18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91968">
            <text:p>-65.91968</text:p>
          </table:table-cell>
          <table:table-cell office:value-type="float" office:value="-55.37929">
            <text:p>-55.3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7816">
            <text:p>-68.87816</text:p>
          </table:table-cell>
          <table:table-cell office:value-type="float" office:value="-58.98479">
            <text:p>-58.9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7736">
            <text:p>-70.97736</text:p>
          </table:table-cell>
          <table:table-cell office:value-type="float" office:value="-61.97904">
            <text:p>-61.97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4291">
            <text:p>-72.14291</text:p>
          </table:table-cell>
          <table:table-cell office:value-type="float" office:value="-64.60673">
            <text:p>-64.60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3158">
            <text:p>-72.33158</text:p>
          </table:table-cell>
          <table:table-cell office:value-type="float" office:value="-66.61098">
            <text:p>-66.61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50723">
            <text:p>-71.50723</text:p>
          </table:table-cell>
          <table:table-cell office:value-type="float" office:value="-68.05437">
            <text:p>-68.0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9028">
            <text:p>-69.69028</text:p>
          </table:table-cell>
          <table:table-cell office:value-type="float" office:value="-68.98898">
            <text:p>-68.9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4781">
            <text:p>-66.94781</text:p>
          </table:table-cell>
          <table:table-cell office:value-type="float" office:value="-69.2035">
            <text:p>-69.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8107">
            <text:p>-63.38107</text:p>
          </table:table-cell>
          <table:table-cell office:value-type="float" office:value="-68.48051">
            <text:p>-68.4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2174">
            <text:p>-59.12174</text:p>
          </table:table-cell>
          <table:table-cell office:value-type="float" office:value="-66.75945">
            <text:p>-66.7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32707">
            <text:p>-54.32707</text:p>
          </table:table-cell>
          <table:table-cell office:value-type="float" office:value="-64.15926">
            <text:p>-64.15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7408">
            <text:p>-49.17408</text:p>
          </table:table-cell>
          <table:table-cell office:value-type="float" office:value="-60.69825">
            <text:p>-60.69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5299">
            <text:p>-43.85299</text:p>
          </table:table-cell>
          <table:table-cell office:value-type="float" office:value="-56.44843">
            <text:p>-56.44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026">
            <text:p>-38.56026</text:p>
          </table:table-cell>
          <table:table-cell office:value-type="float" office:value="-51.61172">
            <text:p>-51.61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9129">
            <text:p>-33.49129</text:p>
          </table:table-cell>
          <table:table-cell office:value-type="float" office:value="-46.55354">
            <text:p>-46.55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3318">
            <text:p>-28.83318</text:p>
          </table:table-cell>
          <table:table-cell office:value-type="float" office:value="-48.91348">
            <text:p>-48.9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">
            <text:p>-24.758</text:p>
          </table:table-cell>
          <table:table-cell office:value-type="float" office:value="-48.63976">
            <text:p>-48.6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615">
            <text:p>-21.41615</text:p>
          </table:table-cell>
          <table:table-cell office:value-type="float" office:value="-46.51315">
            <text:p>-46.5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3098">
            <text:p>-18.93098</text:p>
          </table:table-cell>
          <table:table-cell office:value-type="float" office:value="-43.5205">
            <text:p>-43.5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9427">
            <text:p>-17.39427</text:p>
          </table:table-cell>
          <table:table-cell office:value-type="float" office:value="-40.18827">
            <text:p>-40.18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73">
            <text:p>-16.86273</text:p>
          </table:table-cell>
          <table:table-cell office:value-type="float" office:value="-36.58792">
            <text:p>-36.58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3602">
            <text:p>-17.33602</text:p>
          </table:table-cell>
          <table:table-cell office:value-type="float" office:value="-32.85742">
            <text:p>-32.85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588">
            <text:p>-18.77588</text:p>
          </table:table-cell>
          <table:table-cell office:value-type="float" office:value="-29.04575">
            <text:p>-29.0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3128">
            <text:p>-21.13128</text:p>
          </table:table-cell>
          <table:table-cell office:value-type="float" office:value="-26.35424">
            <text:p>-26.3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879">
            <text:p>-24.31879</text:p>
          </table:table-cell>
          <table:table-cell office:value-type="float" office:value="-25.02442">
            <text:p>-25.02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2549">
            <text:p>-28.22549</text:p>
          </table:table-cell>
          <table:table-cell office:value-type="float" office:value="-25.32917">
            <text:p>-25.3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13">
            <text:p>-32.713</text:p>
          </table:table-cell>
          <table:table-cell office:value-type="float" office:value="-27.54263">
            <text:p>-27.54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2234">
            <text:p>-37.62234</text:p>
          </table:table-cell>
          <table:table-cell office:value-type="float" office:value="-29.92904">
            <text:p>-29.9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962">
            <text:p>-42.77962</text:p>
          </table:table-cell>
          <table:table-cell office:value-type="float" office:value="-33.51493">
            <text:p>-33.51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213">
            <text:p>-48.00213</text:p>
          </table:table-cell>
          <table:table-cell office:value-type="float" office:value="-37.7895">
            <text:p>-37.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0487">
            <text:p>-53.10487</text:p>
          </table:table-cell>
          <table:table-cell office:value-type="float" office:value="-42.31302">
            <text:p>-42.3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0709">
            <text:p>-57.90709</text:p>
          </table:table-cell>
          <table:table-cell office:value-type="float" office:value="-46.93685">
            <text:p>-46.93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23867">
            <text:p>-62.23867</text:p>
          </table:table-cell>
          <table:table-cell office:value-type="float" office:value="-51.33923">
            <text:p>-51.33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94616">
            <text:p>-65.94616</text:p>
          </table:table-cell>
          <table:table-cell office:value-type="float" office:value="-55.2681">
            <text:p>-55.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9822">
            <text:p>-68.89822</text:p>
          </table:table-cell>
          <table:table-cell office:value-type="float" office:value="-58.72343">
            <text:p>-58.72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903">
            <text:p>-70.9903</text:p>
          </table:table-cell>
          <table:table-cell office:value-type="float" office:value="-61.67775">
            <text:p>-61.6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4828">
            <text:p>-72.14828</text:p>
          </table:table-cell>
          <table:table-cell office:value-type="float" office:value="-64.39023">
            <text:p>-64.39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2906">
            <text:p>-72.32906</text:p>
          </table:table-cell>
          <table:table-cell office:value-type="float" office:value="-66.40784">
            <text:p>-66.40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967">
            <text:p>-71.4967</text:p>
          </table:table-cell>
          <table:table-cell office:value-type="float" office:value="-67.85687">
            <text:p>-67.85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7213">
            <text:p>-69.67213</text:p>
          </table:table-cell>
          <table:table-cell office:value-type="float" office:value="-68.7983">
            <text:p>-68.7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2271">
            <text:p>-66.92271</text:p>
          </table:table-cell>
          <table:table-cell office:value-type="float" office:value="-68.98727">
            <text:p>-68.9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4995">
            <text:p>-63.34995</text:p>
          </table:table-cell>
          <table:table-cell office:value-type="float" office:value="-68.22528">
            <text:p>-68.2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08575">
            <text:p>-59.08575</text:p>
          </table:table-cell>
          <table:table-cell office:value-type="float" office:value="-66.52432">
            <text:p>-66.52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8754">
            <text:p>-54.28754</text:p>
          </table:table-cell>
          <table:table-cell office:value-type="float" office:value="-63.89479">
            <text:p>-63.89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3246">
            <text:p>-49.13246</text:p>
          </table:table-cell>
          <table:table-cell office:value-type="float" office:value="-60.29538">
            <text:p>-60.29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1083">
            <text:p>-43.81083</text:p>
          </table:table-cell>
          <table:table-cell office:value-type="float" office:value="-55.91126">
            <text:p>-55.91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191">
            <text:p>-38.5191</text:p>
          </table:table-cell>
          <table:table-cell office:value-type="float" office:value="-51.07364">
            <text:p>-51.07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266">
            <text:p>-33.45266</text:p>
          </table:table-cell>
          <table:table-cell office:value-type="float" office:value="-51.93192">
            <text:p>-51.93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9856">
            <text:p>-28.79856</text:p>
          </table:table-cell>
          <table:table-cell office:value-type="float" office:value="-51.58638">
            <text:p>-51.58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86">
            <text:p>-24.7286</text:p>
          </table:table-cell>
          <table:table-cell office:value-type="float" office:value="-49.6664">
            <text:p>-49.6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9305">
            <text:p>-21.39305</text:p>
          </table:table-cell>
          <table:table-cell office:value-type="float" office:value="-47.20638">
            <text:p>-47.20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505">
            <text:p>-18.91505</text:p>
          </table:table-cell>
          <table:table-cell office:value-type="float" office:value="-44.24441">
            <text:p>-44.24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609">
            <text:p>-17.38609</text:p>
          </table:table-cell>
          <table:table-cell office:value-type="float" office:value="-41.05383">
            <text:p>-41.0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61">
            <text:p>-16.86261</text:p>
          </table:table-cell>
          <table:table-cell office:value-type="float" office:value="-37.5028">
            <text:p>-37.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4364">
            <text:p>-17.34364</text:p>
          </table:table-cell>
          <table:table-cell office:value-type="float" office:value="-33.29415">
            <text:p>-33.29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9096">
            <text:p>-18.79096</text:p>
          </table:table-cell>
          <table:table-cell office:value-type="float" office:value="-29.57578">
            <text:p>-29.57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5329">
            <text:p>-21.15329</text:p>
          </table:table-cell>
          <table:table-cell office:value-type="float" office:value="-26.65286">
            <text:p>-26.65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4695">
            <text:p>-24.34695</text:p>
          </table:table-cell>
          <table:table-cell office:value-type="float" office:value="-25.0254">
            <text:p>-25.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588">
            <text:p>-28.2588</text:p>
          </table:table-cell>
          <table:table-cell office:value-type="float" office:value="-25.02101">
            <text:p>-25.0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5029">
            <text:p>-32.75029</text:p>
          </table:table-cell>
          <table:table-cell office:value-type="float" office:value="-26.91907">
            <text:p>-26.9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228">
            <text:p>-37.66228</text:p>
          </table:table-cell>
          <table:table-cell office:value-type="float" office:value="-29.31231">
            <text:p>-29.3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2079">
            <text:p>-42.82079</text:p>
          </table:table-cell>
          <table:table-cell office:value-type="float" office:value="-33.07945">
            <text:p>-33.0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08">
            <text:p>-48.04308</text:p>
          </table:table-cell>
          <table:table-cell office:value-type="float" office:value="-37.51062">
            <text:p>-37.51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4415">
            <text:p>-53.14415</text:p>
          </table:table-cell>
          <table:table-cell office:value-type="float" office:value="-42.13413">
            <text:p>-42.13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4331">
            <text:p>-57.94331</text:p>
          </table:table-cell>
          <table:table-cell office:value-type="float" office:value="-46.84933">
            <text:p>-46.84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27053">
            <text:p>-62.27053</text:p>
          </table:table-cell>
          <table:table-cell office:value-type="float" office:value="-51.33651">
            <text:p>-51.3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97254">
            <text:p>-65.97254</text:p>
          </table:table-cell>
          <table:table-cell office:value-type="float" office:value="-55.41463">
            <text:p>-55.4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1821">
            <text:p>-68.91821</text:p>
          </table:table-cell>
          <table:table-cell office:value-type="float" office:value="-58.92513">
            <text:p>-58.92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0316">
            <text:p>-71.00316</text:p>
          </table:table-cell>
          <table:table-cell office:value-type="float" office:value="-61.92241">
            <text:p>-61.92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5356">
            <text:p>-72.15356</text:p>
          </table:table-cell>
          <table:table-cell office:value-type="float" office:value="-64.61977">
            <text:p>-64.61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2648">
            <text:p>-72.32648</text:p>
          </table:table-cell>
          <table:table-cell office:value-type="float" office:value="-66.64018">
            <text:p>-66.64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8613">
            <text:p>-71.48613</text:p>
          </table:table-cell>
          <table:table-cell office:value-type="float" office:value="-68.08463">
            <text:p>-68.0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5395">
            <text:p>-69.65395</text:p>
          </table:table-cell>
          <table:table-cell office:value-type="float" office:value="-68.98884">
            <text:p>-68.98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9761">
            <text:p>-66.89761</text:p>
          </table:table-cell>
          <table:table-cell office:value-type="float" office:value="-69.1512">
            <text:p>-69.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1884">
            <text:p>-63.31884</text:p>
          </table:table-cell>
          <table:table-cell office:value-type="float" office:value="-68.38333">
            <text:p>-68.38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04978">
            <text:p>-59.04978</text:p>
          </table:table-cell>
          <table:table-cell office:value-type="float" office:value="-66.62045">
            <text:p>-66.62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4804">
            <text:p>-54.24804</text:p>
          </table:table-cell>
          <table:table-cell office:value-type="float" office:value="-63.97063">
            <text:p>-63.9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9088">
            <text:p>-49.09088</text:p>
          </table:table-cell>
          <table:table-cell office:value-type="float" office:value="-60.40474">
            <text:p>-60.40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873">
            <text:p>-43.76873</text:p>
          </table:table-cell>
          <table:table-cell office:value-type="float" office:value="-56.07932">
            <text:p>-56.07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803">
            <text:p>-38.47803</text:p>
          </table:table-cell>
          <table:table-cell office:value-type="float" office:value="-51.23355">
            <text:p>-51.2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1413">
            <text:p>-33.41413</text:p>
          </table:table-cell>
          <table:table-cell office:value-type="float" office:value="-53.96065">
            <text:p>-53.96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6398">
            <text:p>-28.76398</text:p>
          </table:table-cell>
          <table:table-cell office:value-type="float" office:value="-52.25391">
            <text:p>-52.25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9926">
            <text:p>-24.69926</text:p>
          </table:table-cell>
          <table:table-cell office:value-type="float" office:value="-49.1301">
            <text:p>-49.1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7003">
            <text:p>-21.37003</text:p>
          </table:table-cell>
          <table:table-cell office:value-type="float" office:value="-46.21462">
            <text:p>-46.21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9919">
            <text:p>-18.89919</text:p>
          </table:table-cell>
          <table:table-cell office:value-type="float" office:value="-43.42675">
            <text:p>-43.42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799">
            <text:p>-17.37799</text:p>
          </table:table-cell>
          <table:table-cell office:value-type="float" office:value="-40.09764">
            <text:p>-40.0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56">
            <text:p>-16.86256</text:p>
          </table:table-cell>
          <table:table-cell office:value-type="float" office:value="-36.57816">
            <text:p>-36.57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5132">
            <text:p>-17.35132</text:p>
          </table:table-cell>
          <table:table-cell office:value-type="float" office:value="-32.73828">
            <text:p>-32.7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61">
            <text:p>-18.8061</text:p>
          </table:table-cell>
          <table:table-cell office:value-type="float" office:value="-29.02048">
            <text:p>-29.0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7535">
            <text:p>-21.17535</text:p>
          </table:table-cell>
          <table:table-cell office:value-type="float" office:value="-26.15876">
            <text:p>-26.1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515">
            <text:p>-24.37515</text:p>
          </table:table-cell>
          <table:table-cell office:value-type="float" office:value="-24.75869">
            <text:p>-24.75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9215">
            <text:p>-28.29215</text:p>
          </table:table-cell>
          <table:table-cell office:value-type="float" office:value="-25.18447">
            <text:p>-25.18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8759">
            <text:p>-32.78759</text:p>
          </table:table-cell>
          <table:table-cell office:value-type="float" office:value="-27.75329">
            <text:p>-27.75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0223">
            <text:p>-37.70223</text:p>
          </table:table-cell>
          <table:table-cell office:value-type="float" office:value="-29.95605">
            <text:p>-29.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197">
            <text:p>-42.86197</text:p>
          </table:table-cell>
          <table:table-cell office:value-type="float" office:value="-33.60152">
            <text:p>-33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8402">
            <text:p>-48.08402</text:p>
          </table:table-cell>
          <table:table-cell office:value-type="float" office:value="-37.91924">
            <text:p>-37.91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8341">
            <text:p>-53.18341</text:p>
          </table:table-cell>
          <table:table-cell office:value-type="float" office:value="-42.43785">
            <text:p>-42.43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7949">
            <text:p>-57.97949</text:p>
          </table:table-cell>
          <table:table-cell office:value-type="float" office:value="-47.03269">
            <text:p>-47.03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0236">
            <text:p>-62.30236</text:p>
          </table:table-cell>
          <table:table-cell office:value-type="float" office:value="-51.33361">
            <text:p>-51.33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99889">
            <text:p>-65.99889</text:p>
          </table:table-cell>
          <table:table-cell office:value-type="float" office:value="-55.37556">
            <text:p>-55.37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3813">
            <text:p>-68.93813</text:p>
          </table:table-cell>
          <table:table-cell office:value-type="float" office:value="-58.99224">
            <text:p>-58.9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1597">
            <text:p>-71.01597</text:p>
          </table:table-cell>
          <table:table-cell office:value-type="float" office:value="-61.98344">
            <text:p>-61.9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5879">
            <text:p>-72.15879</text:p>
          </table:table-cell>
          <table:table-cell office:value-type="float" office:value="-64.66512">
            <text:p>-64.6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2384">
            <text:p>-72.32384</text:p>
          </table:table-cell>
          <table:table-cell office:value-type="float" office:value="-66.77192">
            <text:p>-66.77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7549">
            <text:p>-71.47549</text:p>
          </table:table-cell>
          <table:table-cell office:value-type="float" office:value="-68.21611">
            <text:p>-68.21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3572">
            <text:p>-69.63572</text:p>
          </table:table-cell>
          <table:table-cell office:value-type="float" office:value="-69.04986">
            <text:p>-69.0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7244">
            <text:p>-66.87244</text:p>
          </table:table-cell>
          <table:table-cell office:value-type="float" office:value="-69.16009">
            <text:p>-69.16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8768">
            <text:p>-63.28768</text:p>
          </table:table-cell>
          <table:table-cell office:value-type="float" office:value="-68.36159">
            <text:p>-68.3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01378">
            <text:p>-59.01378</text:p>
          </table:table-cell>
          <table:table-cell office:value-type="float" office:value="-66.63582">
            <text:p>-66.63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0852">
            <text:p>-54.20852</text:p>
          </table:table-cell>
          <table:table-cell office:value-type="float" office:value="-64.03629">
            <text:p>-64.03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4931">
            <text:p>-49.04931</text:p>
          </table:table-cell>
          <table:table-cell office:value-type="float" office:value="-60.44582">
            <text:p>-60.44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662">
            <text:p>-43.72662</text:p>
          </table:table-cell>
          <table:table-cell office:value-type="float" office:value="-56.02881">
            <text:p>-56.02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3695">
            <text:p>-38.43695</text:p>
          </table:table-cell>
          <table:table-cell office:value-type="float" office:value="-51.08458">
            <text:p>-51.0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756">
            <text:p>-33.3756</text:p>
          </table:table-cell>
          <table:table-cell office:value-type="float" office:value="-54.28789">
            <text:p>-54.28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2942">
            <text:p>-28.72942</text:p>
          </table:table-cell>
          <table:table-cell office:value-type="float" office:value="-52.94813">
            <text:p>-52.94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6994">
            <text:p>-24.66994</text:p>
          </table:table-cell>
          <table:table-cell office:value-type="float" office:value="-49.98964">
            <text:p>-49.9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4704">
            <text:p>-21.34704</text:p>
          </table:table-cell>
          <table:table-cell office:value-type="float" office:value="-46.89135">
            <text:p>-46.8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8338">
            <text:p>-18.88338</text:p>
          </table:table-cell>
          <table:table-cell office:value-type="float" office:value="-43.74732">
            <text:p>-43.74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6993">
            <text:p>-17.36993</text:p>
          </table:table-cell>
          <table:table-cell office:value-type="float" office:value="-40.44885">
            <text:p>-40.44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56">
            <text:p>-16.86256</text:p>
          </table:table-cell>
          <table:table-cell office:value-type="float" office:value="-36.62228">
            <text:p>-36.6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5906">
            <text:p>-17.35906</text:p>
          </table:table-cell>
          <table:table-cell office:value-type="float" office:value="-32.80955">
            <text:p>-32.8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2129">
            <text:p>-18.82129</text:p>
          </table:table-cell>
          <table:table-cell office:value-type="float" office:value="-29.19574">
            <text:p>-29.1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9746">
            <text:p>-21.19746</text:p>
          </table:table-cell>
          <table:table-cell office:value-type="float" office:value="-26.38479">
            <text:p>-26.3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4">
            <text:p>-24.4034</text:p>
          </table:table-cell>
          <table:table-cell office:value-type="float" office:value="-24.95721">
            <text:p>-24.95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2553">
            <text:p>-28.32553</text:p>
          </table:table-cell>
          <table:table-cell office:value-type="float" office:value="-25.24711">
            <text:p>-25.2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2493">
            <text:p>-32.82493</text:p>
          </table:table-cell>
          <table:table-cell office:value-type="float" office:value="-27.53224">
            <text:p>-27.5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422">
            <text:p>-37.7422</text:p>
          </table:table-cell>
          <table:table-cell office:value-type="float" office:value="-29.83866">
            <text:p>-29.8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314">
            <text:p>-42.90314</text:p>
          </table:table-cell>
          <table:table-cell office:value-type="float" office:value="-33.51436">
            <text:p>-33.51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2495">
            <text:p>-48.12495</text:p>
          </table:table-cell>
          <table:table-cell office:value-type="float" office:value="-37.85204">
            <text:p>-37.8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22264">
            <text:p>-53.22264</text:p>
          </table:table-cell>
          <table:table-cell office:value-type="float" office:value="-42.4273">
            <text:p>-42.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01564">
            <text:p>-58.01564</text:p>
          </table:table-cell>
          <table:table-cell office:value-type="float" office:value="-47.06525">
            <text:p>-47.06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3414">
            <text:p>-62.33414</text:p>
          </table:table-cell>
          <table:table-cell office:value-type="float" office:value="-51.44852">
            <text:p>-51.4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2518">
            <text:p>-66.02518</text:p>
          </table:table-cell>
          <table:table-cell office:value-type="float" office:value="-55.38463">
            <text:p>-55.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5801">
            <text:p>-68.95801</text:p>
          </table:table-cell>
          <table:table-cell office:value-type="float" office:value="-58.89619">
            <text:p>-58.89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2871">
            <text:p>-71.02871</text:p>
          </table:table-cell>
          <table:table-cell office:value-type="float" office:value="-61.84921">
            <text:p>-61.8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6396">
            <text:p>-72.16396</text:p>
          </table:table-cell>
          <table:table-cell office:value-type="float" office:value="-64.55171">
            <text:p>-64.5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2114">
            <text:p>-72.32114</text:p>
          </table:table-cell>
          <table:table-cell office:value-type="float" office:value="-66.62923">
            <text:p>-66.62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648">
            <text:p>-71.4648</text:p>
          </table:table-cell>
          <table:table-cell office:value-type="float" office:value="-68.04889">
            <text:p>-68.0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1743">
            <text:p>-69.61743</text:p>
          </table:table-cell>
          <table:table-cell office:value-type="float" office:value="-68.8935">
            <text:p>-68.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4724">
            <text:p>-66.84724</text:p>
          </table:table-cell>
          <table:table-cell office:value-type="float" office:value="-69.01239">
            <text:p>-69.01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5648">
            <text:p>-63.25648</text:p>
          </table:table-cell>
          <table:table-cell office:value-type="float" office:value="-68.22683">
            <text:p>-68.22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7774">
            <text:p>-58.97774</text:p>
          </table:table-cell>
          <table:table-cell office:value-type="float" office:value="-66.49587">
            <text:p>-66.49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16897">
            <text:p>-54.16897</text:p>
          </table:table-cell>
          <table:table-cell office:value-type="float" office:value="-63.86308">
            <text:p>-63.86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772">
            <text:p>-49.00772</text:p>
          </table:table-cell>
          <table:table-cell office:value-type="float" office:value="-60.23658">
            <text:p>-60.2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452">
            <text:p>-43.68452</text:p>
          </table:table-cell>
          <table:table-cell office:value-type="float" office:value="-55.81702">
            <text:p>-55.81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59">
            <text:p>-38.3959</text:p>
          </table:table-cell>
          <table:table-cell office:value-type="float" office:value="-50.9025">
            <text:p>-50.9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371">
            <text:p>-33.3371</text:p>
          </table:table-cell>
          <table:table-cell office:value-type="float" office:value="-54.01185">
            <text:p>-54.01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949">
            <text:p>-28.6949</text:p>
          </table:table-cell>
          <table:table-cell office:value-type="float" office:value="-53.03436">
            <text:p>-53.0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4068">
            <text:p>-24.64068</text:p>
          </table:table-cell>
          <table:table-cell office:value-type="float" office:value="-50.41398">
            <text:p>-50.41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2411">
            <text:p>-21.32411</text:p>
          </table:table-cell>
          <table:table-cell office:value-type="float" office:value="-47.27925">
            <text:p>-47.27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6764">
            <text:p>-18.86764</text:p>
          </table:table-cell>
          <table:table-cell office:value-type="float" office:value="-43.78945">
            <text:p>-43.7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6195">
            <text:p>-17.36195</text:p>
          </table:table-cell>
          <table:table-cell office:value-type="float" office:value="-40.10735">
            <text:p>-40.1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63">
            <text:p>-16.86263</text:p>
          </table:table-cell>
          <table:table-cell office:value-type="float" office:value="-36.15858">
            <text:p>-36.15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6686">
            <text:p>-17.36686</text:p>
          </table:table-cell>
          <table:table-cell office:value-type="float" office:value="-32.36802">
            <text:p>-32.36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3654">
            <text:p>-18.83654</text:p>
          </table:table-cell>
          <table:table-cell office:value-type="float" office:value="-28.89255">
            <text:p>-28.89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63">
            <text:p>-21.21963</text:p>
          </table:table-cell>
          <table:table-cell office:value-type="float" office:value="-26.23418">
            <text:p>-26.2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3169">
            <text:p>-24.43169</text:p>
          </table:table-cell>
          <table:table-cell office:value-type="float" office:value="-24.90657">
            <text:p>-24.90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895">
            <text:p>-28.35895</text:p>
          </table:table-cell>
          <table:table-cell office:value-type="float" office:value="-25.20148">
            <text:p>-25.20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229">
            <text:p>-32.86229</text:p>
          </table:table-cell>
          <table:table-cell office:value-type="float" office:value="-27.31189">
            <text:p>-27.31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18">
            <text:p>-37.78218</text:p>
          </table:table-cell>
          <table:table-cell office:value-type="float" office:value="-29.68526">
            <text:p>-29.6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432">
            <text:p>-42.94432</text:p>
          </table:table-cell>
          <table:table-cell office:value-type="float" office:value="-33.35018">
            <text:p>-33.35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6588">
            <text:p>-48.16588</text:p>
          </table:table-cell>
          <table:table-cell office:value-type="float" office:value="-37.68707">
            <text:p>-37.68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26186">
            <text:p>-53.26186</text:p>
          </table:table-cell>
          <table:table-cell office:value-type="float" office:value="-42.28372">
            <text:p>-42.28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05176">
            <text:p>-58.05176</text:p>
          </table:table-cell>
          <table:table-cell office:value-type="float" office:value="-46.97709">
            <text:p>-46.9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6589">
            <text:p>-62.36589</text:p>
          </table:table-cell>
          <table:table-cell office:value-type="float" office:value="-51.67075">
            <text:p>-51.67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5143">
            <text:p>-66.05143</text:p>
          </table:table-cell>
          <table:table-cell office:value-type="float" office:value="-55.68238">
            <text:p>-55.68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7782">
            <text:p>-68.97782</text:p>
          </table:table-cell>
          <table:table-cell office:value-type="float" office:value="-59.12075">
            <text:p>-59.1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414">
            <text:p>-71.0414</text:p>
          </table:table-cell>
          <table:table-cell office:value-type="float" office:value="-61.97548">
            <text:p>-61.97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6906">
            <text:p>-72.16906</text:p>
          </table:table-cell>
          <table:table-cell office:value-type="float" office:value="-64.60709">
            <text:p>-64.6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1837">
            <text:p>-72.31837</text:p>
          </table:table-cell>
          <table:table-cell office:value-type="float" office:value="-66.62409">
            <text:p>-66.62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5405">
            <text:p>-71.45405</text:p>
          </table:table-cell>
          <table:table-cell office:value-type="float" office:value="-67.9887">
            <text:p>-67.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9908">
            <text:p>-69.59908</text:p>
          </table:table-cell>
          <table:table-cell office:value-type="float" office:value="-68.75945">
            <text:p>-68.7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2198">
            <text:p>-66.82198</text:p>
          </table:table-cell>
          <table:table-cell office:value-type="float" office:value="-68.85727">
            <text:p>-68.85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2525">
            <text:p>-63.22525</text:p>
          </table:table-cell>
          <table:table-cell office:value-type="float" office:value="-68.09788">
            <text:p>-68.0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4168">
            <text:p>-58.94168</text:p>
          </table:table-cell>
          <table:table-cell office:value-type="float" office:value="-66.40509">
            <text:p>-66.40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12942">
            <text:p>-54.12942</text:p>
          </table:table-cell>
          <table:table-cell office:value-type="float" office:value="-63.81324">
            <text:p>-63.81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6613">
            <text:p>-48.96613</text:p>
          </table:table-cell>
          <table:table-cell office:value-type="float" office:value="-60.22422">
            <text:p>-60.22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243">
            <text:p>-43.64243</text:p>
          </table:table-cell>
          <table:table-cell office:value-type="float" office:value="-55.81308">
            <text:p>-55.81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5485">
            <text:p>-38.35485</text:p>
          </table:table-cell>
          <table:table-cell office:value-type="float" office:value="-50.87604">
            <text:p>-50.87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9863">
            <text:p>-33.29863</text:p>
          </table:table-cell>
          <table:table-cell office:value-type="float" office:value="-53.57824">
            <text:p>-53.57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6042">
            <text:p>-28.66042</text:p>
          </table:table-cell>
          <table:table-cell office:value-type="float" office:value="-51.88481">
            <text:p>-51.88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1146">
            <text:p>-24.61146</text:p>
          </table:table-cell>
          <table:table-cell office:value-type="float" office:value="-48.99077">
            <text:p>-48.99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0123">
            <text:p>-21.30123</text:p>
          </table:table-cell>
          <table:table-cell office:value-type="float" office:value="-46.11256">
            <text:p>-46.11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5195">
            <text:p>-18.85195</text:p>
          </table:table-cell>
          <table:table-cell office:value-type="float" office:value="-43.00692">
            <text:p>-43.0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5403">
            <text:p>-17.35403</text:p>
          </table:table-cell>
          <table:table-cell office:value-type="float" office:value="-39.79112">
            <text:p>-39.7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76">
            <text:p>-16.86276</text:p>
          </table:table-cell>
          <table:table-cell office:value-type="float" office:value="-36.14237">
            <text:p>-36.14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472">
            <text:p>-17.37472</text:p>
          </table:table-cell>
          <table:table-cell office:value-type="float" office:value="-32.51757">
            <text:p>-32.5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5185">
            <text:p>-18.85185</text:p>
          </table:table-cell>
          <table:table-cell office:value-type="float" office:value="-29.0768">
            <text:p>-29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184">
            <text:p>-21.24184</text:p>
          </table:table-cell>
          <table:table-cell office:value-type="float" office:value="-26.37496">
            <text:p>-26.37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6003">
            <text:p>-24.46003</text:p>
          </table:table-cell>
          <table:table-cell office:value-type="float" office:value="-24.97564">
            <text:p>-24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9241">
            <text:p>-28.39241</text:p>
          </table:table-cell>
          <table:table-cell office:value-type="float" office:value="-25.22278">
            <text:p>-25.2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968">
            <text:p>-32.89968</text:p>
          </table:table-cell>
          <table:table-cell office:value-type="float" office:value="-27.38058">
            <text:p>-27.3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2217">
            <text:p>-37.82217</text:p>
          </table:table-cell>
          <table:table-cell office:value-type="float" office:value="-29.84687">
            <text:p>-29.8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51">
            <text:p>-42.98551</text:p>
          </table:table-cell>
          <table:table-cell office:value-type="float" office:value="-33.50507">
            <text:p>-33.5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068">
            <text:p>-48.2068</text:p>
          </table:table-cell>
          <table:table-cell office:value-type="float" office:value="-37.87489">
            <text:p>-37.87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30107">
            <text:p>-53.30107</text:p>
          </table:table-cell>
          <table:table-cell office:value-type="float" office:value="-42.4054">
            <text:p>-42.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08786">
            <text:p>-58.08786</text:p>
          </table:table-cell>
          <table:table-cell office:value-type="float" office:value="-47.08087">
            <text:p>-47.08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976">
            <text:p>-62.3976</text:p>
          </table:table-cell>
          <table:table-cell office:value-type="float" office:value="-51.47028">
            <text:p>-51.4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7763">
            <text:p>-66.07763</text:p>
          </table:table-cell>
          <table:table-cell office:value-type="float" office:value="-55.41931">
            <text:p>-55.41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9758">
            <text:p>-68.99758</text:p>
          </table:table-cell>
          <table:table-cell office:value-type="float" office:value="-58.91498">
            <text:p>-58.9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5402">
            <text:p>-71.05402</text:p>
          </table:table-cell>
          <table:table-cell office:value-type="float" office:value="-61.91273">
            <text:p>-61.91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741">
            <text:p>-72.1741</text:p>
          </table:table-cell>
          <table:table-cell office:value-type="float" office:value="-64.6509">
            <text:p>-64.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1554">
            <text:p>-72.31554</text:p>
          </table:table-cell>
          <table:table-cell office:value-type="float" office:value="-66.65011">
            <text:p>-66.65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4322">
            <text:p>-71.44322</text:p>
          </table:table-cell>
          <table:table-cell office:value-type="float" office:value="-68.03163">
            <text:p>-68.03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8068">
            <text:p>-69.58068</text:p>
          </table:table-cell>
          <table:table-cell office:value-type="float" office:value="-68.95804">
            <text:p>-68.95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9667">
            <text:p>-66.79667</text:p>
          </table:table-cell>
          <table:table-cell office:value-type="float" office:value="-69.09248">
            <text:p>-69.09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19396">
            <text:p>-63.19396</text:p>
          </table:table-cell>
          <table:table-cell office:value-type="float" office:value="-68.27804">
            <text:p>-68.2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0557">
            <text:p>-58.90557</text:p>
          </table:table-cell>
          <table:table-cell office:value-type="float" office:value="-66.49355">
            <text:p>-66.49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8983">
            <text:p>-54.08983</text:p>
          </table:table-cell>
          <table:table-cell office:value-type="float" office:value="-63.79232">
            <text:p>-63.79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2451">
            <text:p>-48.92451</text:p>
          </table:table-cell>
          <table:table-cell office:value-type="float" office:value="-60.15938">
            <text:p>-60.15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32">
            <text:p>-43.60032</text:p>
          </table:table-cell>
          <table:table-cell office:value-type="float" office:value="-55.75431">
            <text:p>-55.75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1382">
            <text:p>-38.31382</text:p>
          </table:table-cell>
          <table:table-cell office:value-type="float" office:value="-50.91757">
            <text:p>-50.9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018">
            <text:p>-33.26018</text:p>
          </table:table-cell>
          <table:table-cell office:value-type="float" office:value="-53.67392">
            <text:p>-53.67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597">
            <text:p>-28.62597</text:p>
          </table:table-cell>
          <table:table-cell office:value-type="float" office:value="-52.62336">
            <text:p>-52.62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229">
            <text:p>-24.58229</text:p>
          </table:table-cell>
          <table:table-cell office:value-type="float" office:value="-50.22554">
            <text:p>-50.2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7834">
            <text:p>-21.27834</text:p>
          </table:table-cell>
          <table:table-cell office:value-type="float" office:value="-47.56728">
            <text:p>-47.56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3622">
            <text:p>-18.83622</text:p>
          </table:table-cell>
          <table:table-cell office:value-type="float" office:value="-44.48265">
            <text:p>-44.4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4609">
            <text:p>-17.34609</text:p>
          </table:table-cell>
          <table:table-cell office:value-type="float" office:value="-40.97886">
            <text:p>-40.97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296">
            <text:p>-16.86296</text:p>
          </table:table-cell>
          <table:table-cell office:value-type="float" office:value="-37.14455">
            <text:p>-37.14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276">
            <text:p>-17.38276</text:p>
          </table:table-cell>
          <table:table-cell office:value-type="float" office:value="-32.96466">
            <text:p>-32.9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675">
            <text:p>-18.8675</text:p>
          </table:table-cell>
          <table:table-cell office:value-type="float" office:value="-29.27">
            <text:p>-29.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6459">
            <text:p>-21.26459</text:p>
          </table:table-cell>
          <table:table-cell office:value-type="float" office:value="-26.45373">
            <text:p>-26.45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891">
            <text:p>-24.4891</text:p>
          </table:table-cell>
          <table:table-cell office:value-type="float" office:value="-25.01598">
            <text:p>-25.01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2681">
            <text:p>-28.42681</text:p>
          </table:table-cell>
          <table:table-cell office:value-type="float" office:value="-25.27142">
            <text:p>-25.2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3822">
            <text:p>-32.93822</text:p>
          </table:table-cell>
          <table:table-cell office:value-type="float" office:value="-27.5004">
            <text:p>-27.5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6351">
            <text:p>-37.86351</text:p>
          </table:table-cell>
          <table:table-cell office:value-type="float" office:value="-29.87917">
            <text:p>-29.87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2819">
            <text:p>-43.02819</text:p>
          </table:table-cell>
          <table:table-cell office:value-type="float" office:value="-33.57393">
            <text:p>-33.57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4931">
            <text:p>-48.24931</text:p>
          </table:table-cell>
          <table:table-cell office:value-type="float" office:value="-37.93394">
            <text:p>-37.9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3419">
            <text:p>-53.3419</text:p>
          </table:table-cell>
          <table:table-cell office:value-type="float" office:value="-42.54498">
            <text:p>-42.54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12555">
            <text:p>-58.12555</text:p>
          </table:table-cell>
          <table:table-cell office:value-type="float" office:value="-47.21929">
            <text:p>-47.21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4308">
            <text:p>-62.4308</text:p>
          </table:table-cell>
          <table:table-cell office:value-type="float" office:value="-51.56303">
            <text:p>-51.56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10513">
            <text:p>-66.10513</text:p>
          </table:table-cell>
          <table:table-cell office:value-type="float" office:value="-55.35642">
            <text:p>-55.3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1836">
            <text:p>-69.01836</text:p>
          </table:table-cell>
          <table:table-cell office:value-type="float" office:value="-58.80539">
            <text:p>-58.8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6731">
            <text:p>-71.06731</text:p>
          </table:table-cell>
          <table:table-cell office:value-type="float" office:value="-61.76498">
            <text:p>-61.76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7939">
            <text:p>-72.17939</text:p>
          </table:table-cell>
          <table:table-cell office:value-type="float" office:value="-64.47433">
            <text:p>-64.47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1245">
            <text:p>-72.31245</text:p>
          </table:table-cell>
          <table:table-cell office:value-type="float" office:value="-66.58112">
            <text:p>-66.5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3162">
            <text:p>-71.43162</text:p>
          </table:table-cell>
          <table:table-cell office:value-type="float" office:value="-68.12762">
            <text:p>-68.1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6093">
            <text:p>-69.56093</text:p>
          </table:table-cell>
          <table:table-cell office:value-type="float" office:value="-68.96522">
            <text:p>-68.9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6945">
            <text:p>-66.76945</text:p>
          </table:table-cell>
          <table:table-cell office:value-type="float" office:value="-69.05516">
            <text:p>-69.05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16027">
            <text:p>-63.16027</text:p>
          </table:table-cell>
          <table:table-cell office:value-type="float" office:value="-68.23302">
            <text:p>-68.2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86659">
            <text:p>-58.86659</text:p>
          </table:table-cell>
          <table:table-cell office:value-type="float" office:value="-66.48651">
            <text:p>-66.48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4699">
            <text:p>-54.04699</text:p>
          </table:table-cell>
          <table:table-cell office:value-type="float" office:value="-63.80483">
            <text:p>-63.80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7937">
            <text:p>-48.87937</text:p>
          </table:table-cell>
          <table:table-cell office:value-type="float" office:value="-60.1768">
            <text:p>-60.1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5455">
            <text:p>-43.55455</text:p>
          </table:table-cell>
          <table:table-cell office:value-type="float" office:value="-55.78947">
            <text:p>-55.78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6909">
            <text:p>-38.26909</text:p>
          </table:table-cell>
          <table:table-cell office:value-type="float" office:value="-50.8495">
            <text:p>-50.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816">
            <text:p>-33.21816</text:p>
          </table:table-cell>
          <table:table-cell office:value-type="float" office:value="-53.63205">
            <text:p>-53.6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8823">
            <text:p>-28.58823</text:p>
          </table:table-cell>
          <table:table-cell office:value-type="float" office:value="-52.10332">
            <text:p>-52.10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026">
            <text:p>-24.55026</text:p>
          </table:table-cell>
          <table:table-cell office:value-type="float" office:value="-48.97164">
            <text:p>-48.9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533">
            <text:p>-21.2533</text:p>
          </table:table-cell>
          <table:table-cell office:value-type="float" office:value="-45.84515">
            <text:p>-45.84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191">
            <text:p>-18.8191</text:p>
          </table:table-cell>
          <table:table-cell office:value-type="float" office:value="-42.90278">
            <text:p>-42.90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3752">
            <text:p>-17.33752</text:p>
          </table:table-cell>
          <table:table-cell office:value-type="float" office:value="-39.63183">
            <text:p>-39.63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6324">
            <text:p>-16.86324</text:p>
          </table:table-cell>
          <table:table-cell office:value-type="float" office:value="-36.16366">
            <text:p>-36.16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9153">
            <text:p>-17.39153</text:p>
          </table:table-cell>
          <table:table-cell office:value-type="float" office:value="-32.51534">
            <text:p>-32.51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8446">
            <text:p>-18.88446</text:p>
          </table:table-cell>
          <table:table-cell office:value-type="float" office:value="-29.05816">
            <text:p>-29.0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14">
            <text:p>-21.28914</text:p>
          </table:table-cell>
          <table:table-cell office:value-type="float" office:value="-26.40433">
            <text:p>-26.4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037">
            <text:p>-24.52037</text:p>
          </table:table-cell>
          <table:table-cell office:value-type="float" office:value="-25.10265">
            <text:p>-25.10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6369">
            <text:p>-28.46369</text:p>
          </table:table-cell>
          <table:table-cell office:value-type="float" office:value="-25.43562">
            <text:p>-25.4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794">
            <text:p>-32.9794</text:p>
          </table:table-cell>
          <table:table-cell office:value-type="float" office:value="-27.49086">
            <text:p>-27.4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0753">
            <text:p>-37.90753</text:p>
          </table:table-cell>
          <table:table-cell office:value-type="float" office:value="-29.94508">
            <text:p>-29.94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35">
            <text:p>-43.0735</text:p>
          </table:table-cell>
          <table:table-cell office:value-type="float" office:value="-33.56406">
            <text:p>-33.5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943">
            <text:p>-48.2943</text:p>
          </table:table-cell>
          <table:table-cell office:value-type="float" office:value="-37.91">
            <text:p>-37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38497">
            <text:p>-53.38497</text:p>
          </table:table-cell>
          <table:table-cell office:value-type="float" office:value="-42.44526">
            <text:p>-42.4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16518">
            <text:p>-58.16518</text:p>
          </table:table-cell>
          <table:table-cell office:value-type="float" office:value="-47.12927">
            <text:p>-47.1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46558">
            <text:p>-62.46558</text:p>
          </table:table-cell>
          <table:table-cell office:value-type="float" office:value="-51.56011">
            <text:p>-51.56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13383">
            <text:p>-66.13383</text:p>
          </table:table-cell>
          <table:table-cell office:value-type="float" office:value="-55.58807">
            <text:p>-55.58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3998">
            <text:p>-69.03998</text:p>
          </table:table-cell>
          <table:table-cell office:value-type="float" office:value="-59.0567">
            <text:p>-59.0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8107">
            <text:p>-71.08107</text:p>
          </table:table-cell>
          <table:table-cell office:value-type="float" office:value="-62.02472">
            <text:p>-62.02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18479">
            <text:p>-72.18479</text:p>
          </table:table-cell>
          <table:table-cell office:value-type="float" office:value="-64.69202">
            <text:p>-64.69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2.30919">
            <text:p>-72.30919</text:p>
          </table:table-cell>
          <table:table-cell office:value-type="float" office:value="-66.67661">
            <text:p>-66.67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41958">
            <text:p>-71.41958</text:p>
          </table:table-cell>
          <table:table-cell office:value-type="float" office:value="-68.11651">
            <text:p>-68.11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4056">
            <text:p>-69.54056</text:p>
          </table:table-cell>
          <table:table-cell office:value-type="float" office:value="-68.98475">
            <text:p>-68.98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415">
            <text:p>-66.7415</text:p>
          </table:table-cell>
          <table:table-cell office:value-type="float" office:value="-69.0526">
            <text:p>-69.0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12576">
            <text:p>-63.12576</text:p>
          </table:table-cell>
          <table:table-cell office:value-type="float" office:value="-68.20479">
            <text:p>-68.20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82681">
            <text:p>-58.82681</text:p>
          </table:table-cell>
          <table:table-cell office:value-type="float" office:value="-66.38325">
            <text:p>-66.38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034">
            <text:p>-54.0034</text:p>
          </table:table-cell>
          <table:table-cell office:value-type="float" office:value="-63.6915">
            <text:p>-63.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3358">
            <text:p>-48.83358</text:p>
          </table:table-cell>
          <table:table-cell office:value-type="float" office:value="-60.02851">
            <text:p>-60.02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0826">
            <text:p>-43.50826</text:p>
          </table:table-cell>
          <table:table-cell office:value-type="float" office:value="-55.62998">
            <text:p>-55.62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">
            <text:p>-38.224</text:p>
          </table:table-cell>
          <table:table-cell office:value-type="float" office:value="-50.83527">
            <text:p>-50.8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7594">
            <text:p>-33.17594</text:p>
          </table:table-cell>
          <table:table-cell office:value-type="float" office:value="-53.92072">
            <text:p>-53.9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43">
            <text:p>-28.55043</text:p>
          </table:table-cell>
          <table:table-cell office:value-type="float" office:value="-53.41354">
            <text:p>-53.41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828">
            <text:p>-24.51828</text:p>
          </table:table-cell>
          <table:table-cell office:value-type="float" office:value="-51.17528">
            <text:p>-51.17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833">
            <text:p>-21.22833</text:p>
          </table:table-cell>
          <table:table-cell office:value-type="float" office:value="-47.88263">
            <text:p>-47.8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206">
            <text:p>-18.80206</text:p>
          </table:table-cell>
          <table:table-cell office:value-type="float" office:value="-43.97576">
            <text:p>-43.97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2903">
            <text:p>-17.32903</text:p>
          </table:table-cell>
          <table:table-cell office:value-type="float" office:value="-39.91009">
            <text:p>-39.9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521">
            <text:p>-43.56521</text:p>
          </table:table-cell>
          <table:table-cell office:value-type="float" office:value="-37.34021">
            <text:p>-37.34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151">
            <text:p>-39.26151</text:p>
          </table:table-cell>
          <table:table-cell office:value-type="float" office:value="-42.02448">
            <text:p>-42.02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6434">
            <text:p>-31.56434</text:p>
          </table:table-cell>
          <table:table-cell office:value-type="float" office:value="-43.8822">
            <text:p>-43.8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1634">
            <text:p>-21.61634</text:p>
          </table:table-cell>
          <table:table-cell office:value-type="float" office:value="-42.2426">
            <text:p>-42.2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356">
            <text:p>-10.91356</text:p>
          </table:table-cell>
          <table:table-cell office:value-type="float" office:value="-36.84651">
            <text:p>-36.84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79717">
            <text:p>-1.079717</text:p>
          </table:table-cell>
          <table:table-cell office:value-type="float" office:value="-47.48479">
            <text:p>-47.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9069">
            <text:p>-38.99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90388">
            <text:p>-28.90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85633">
            <text:p>-17.85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83697">
            <text:p>-9.783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50141">
            <text:p>-2.650141</text:p>
          </table:table-cell>
          <table:table-cell office:value-type="float" office:value="-5.829311">
            <text:p>-5.829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819">
            <text:p>-13.2819</text:p>
          </table:table-cell>
          <table:table-cell office:value-type="float" office:value="-5.4602">
            <text:p>-5.4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992">
            <text:p>-24.8992</text:p>
          </table:table-cell>
          <table:table-cell office:value-type="float" office:value="-8.793591">
            <text:p>-8.793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4359">
            <text:p>-35.84359</text:p>
          </table:table-cell>
          <table:table-cell office:value-type="float" office:value="-14.85668">
            <text:p>-14.85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278">
            <text:p>-44.55278</text:p>
          </table:table-cell>
          <table:table-cell office:value-type="float" office:value="-23.73122">
            <text:p>-23.73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931">
            <text:p>-49.78931</text:p>
          </table:table-cell>
          <table:table-cell office:value-type="float" office:value="-32.93821">
            <text:p>-32.93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248">
            <text:p>-50.8248</text:p>
          </table:table-cell>
          <table:table-cell office:value-type="float" office:value="-40.98302">
            <text:p>-40.98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645">
            <text:p>-47.54645</text:p>
          </table:table-cell>
          <table:table-cell office:value-type="float" office:value="-46.98935">
            <text:p>-46.9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7222">
            <text:p>-40.47222</text:p>
          </table:table-cell>
          <table:table-cell office:value-type="float" office:value="-50.14716">
            <text:p>-50.1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7289">
            <text:p>-30.67289</text:p>
          </table:table-cell>
          <table:table-cell office:value-type="float" office:value="-49.79488">
            <text:p>-49.79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097">
            <text:p>-19.6097</text:p>
          </table:table-cell>
          <table:table-cell office:value-type="float" office:value="-45.45683">
            <text:p>-45.4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18111">
            <text:p>-8.918111</text:p>
          </table:table-cell>
          <table:table-cell office:value-type="float" office:value="-54.12844">
            <text:p>-54.12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6306">
            <text:p>-0.1626306</text:p>
          </table:table-cell>
          <table:table-cell office:value-type="float" office:value="-47.02645">
            <text:p>-47.02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30242">
            <text:p>-36.30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98012">
            <text:p>-22.9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85622">
            <text:p>-12.85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66714">
            <text:p>-1.766714</text:p>
          </table:table-cell>
          <table:table-cell office:value-type="float" office:value="-7.74623">
            <text:p>-7.74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4447">
            <text:p>-10.64447</text:p>
          </table:table-cell>
          <table:table-cell office:value-type="float" office:value="-7.247897">
            <text:p>-7.247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7196">
            <text:p>-20.77196</text:p>
          </table:table-cell>
          <table:table-cell office:value-type="float" office:value="-8.614544">
            <text:p>-8.61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321">
            <text:p>-30.55321</text:p>
          </table:table-cell>
          <table:table-cell office:value-type="float" office:value="-13.50594">
            <text:p>-13.50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4804">
            <text:p>-38.44804</text:p>
          </table:table-cell>
          <table:table-cell office:value-type="float" office:value="-20.57244">
            <text:p>-20.5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0714">
            <text:p>-43.20714</text:p>
          </table:table-cell>
          <table:table-cell office:value-type="float" office:value="-28.72944">
            <text:p>-28.7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173">
            <text:p>-44.06173</text:p>
          </table:table-cell>
          <table:table-cell office:value-type="float" office:value="-36.01029">
            <text:p>-36.01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3952">
            <text:p>-40.83952</text:p>
          </table:table-cell>
          <table:table-cell office:value-type="float" office:value="-41.42161">
            <text:p>-41.4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9356">
            <text:p>-33.99356</text:p>
          </table:table-cell>
          <table:table-cell office:value-type="float" office:value="-44.13093">
            <text:p>-44.13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3401">
            <text:p>-24.53401</text:p>
          </table:table-cell>
          <table:table-cell office:value-type="float" office:value="-43.39403">
            <text:p>-43.39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07">
            <text:p>-13.87907</text:p>
          </table:table-cell>
          <table:table-cell office:value-type="float" office:value="-56.06762">
            <text:p>-56.0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2151">
            <text:p>-3.642151</text:p>
          </table:table-cell>
          <table:table-cell office:value-type="float" office:value="-39.29318">
            <text:p>-39.2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68625">
            <text:p>-36.68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51299">
            <text:p>-26.5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35736">
            <text:p>-15.3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314">
            <text:p>-7.642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83098">
            <text:p>-0.07383098</text:p>
          </table:table-cell>
          <table:table-cell office:value-type="float" office:value="-4.454302">
            <text:p>-4.454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4958">
            <text:p>-10.14958</text:p>
          </table:table-cell>
          <table:table-cell office:value-type="float" office:value="-5.816216">
            <text:p>-5.816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5683">
            <text:p>-21.65683</text:p>
          </table:table-cell>
          <table:table-cell office:value-type="float" office:value="-8.12098">
            <text:p>-8.12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548">
            <text:p>-32.9548</text:p>
          </table:table-cell>
          <table:table-cell office:value-type="float" office:value="-12.99889">
            <text:p>-12.99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908">
            <text:p>-42.42908</text:p>
          </table:table-cell>
          <table:table-cell office:value-type="float" office:value="-21.46911">
            <text:p>-21.4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314">
            <text:p>-48.7314</text:p>
          </table:table-cell>
          <table:table-cell office:value-type="float" office:value="-30.69702">
            <text:p>-30.69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768">
            <text:p>-50.9768</text:p>
          </table:table-cell>
          <table:table-cell office:value-type="float" office:value="-39.06356">
            <text:p>-39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7537">
            <text:p>-48.87537</text:p>
          </table:table-cell>
          <table:table-cell office:value-type="float" office:value="-45.64236">
            <text:p>-45.64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305">
            <text:p>-42.77305</text:p>
          </table:table-cell>
          <table:table-cell office:value-type="float" office:value="-49.54016">
            <text:p>-49.54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925">
            <text:p>-33.59925</text:p>
          </table:table-cell>
          <table:table-cell office:value-type="float" office:value="-50.0825">
            <text:p>-50.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731">
            <text:p>-22.72731</text:p>
          </table:table-cell>
          <table:table-cell office:value-type="float" office:value="-46.64147">
            <text:p>-46.6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6732">
            <text:p>-11.76732</text:p>
          </table:table-cell>
          <table:table-cell office:value-type="float" office:value="-56.87202">
            <text:p>-56.8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28214">
            <text:p>-2.328214</text:p>
          </table:table-cell>
          <table:table-cell office:value-type="float" office:value="-40.26699">
            <text:p>-40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3831">
            <text:p>-34.3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46994">
            <text:p>-23.46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48594">
            <text:p>-13.4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71714">
            <text:p>-7.971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78014">
            <text:p>-7.978014</text:p>
          </table:table-cell>
          <table:table-cell office:value-type="float" office:value="-6.706364">
            <text:p>-6.706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44">
            <text:p>-17.9144</text:p>
          </table:table-cell>
          <table:table-cell office:value-type="float" office:value="-5.842041">
            <text:p>-5.84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5358">
            <text:p>-27.95358</text:p>
          </table:table-cell>
          <table:table-cell office:value-type="float" office:value="-9.595053">
            <text:p>-9.595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634">
            <text:p>-36.51634</text:p>
          </table:table-cell>
          <table:table-cell office:value-type="float" office:value="-16.66129">
            <text:p>-16.66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46">
            <text:p>-42.25046</text:p>
          </table:table-cell>
          <table:table-cell office:value-type="float" office:value="-25.32295">
            <text:p>-25.32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76">
            <text:p>-44.2376</text:p>
          </table:table-cell>
          <table:table-cell office:value-type="float" office:value="-33.39231">
            <text:p>-33.39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3272">
            <text:p>-42.13272</text:p>
          </table:table-cell>
          <table:table-cell office:value-type="float" office:value="-39.51541">
            <text:p>-39.5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169">
            <text:p>-36.2169</text:p>
          </table:table-cell>
          <table:table-cell office:value-type="float" office:value="-43.03375">
            <text:p>-43.0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5759">
            <text:p>-27.35759</text:p>
          </table:table-cell>
          <table:table-cell office:value-type="float" office:value="-43.41869">
            <text:p>-43.41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774">
            <text:p>-16.87774</text:p>
          </table:table-cell>
          <table:table-cell office:value-type="float" office:value="-40.1088">
            <text:p>-40.1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60033">
            <text:p>-6.360033</text:p>
          </table:table-cell>
          <table:table-cell office:value-type="float" office:value="-33.32024">
            <text:p>-33.32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75833">
            <text:p>-41.7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06425">
            <text:p>-32.06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33008">
            <text:p>-22.3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13228">
            <text:p>-13.13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7385">
            <text:p>-6.64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30153">
            <text:p>-7.130153</text:p>
          </table:table-cell>
          <table:table-cell office:value-type="float" office:value="-3.243651">
            <text:p>-3.24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9806">
            <text:p>-18.39806</text:p>
          </table:table-cell>
          <table:table-cell office:value-type="float" office:value="-3.112441">
            <text:p>-3.11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2232">
            <text:p>-29.92232</text:p>
          </table:table-cell>
          <table:table-cell office:value-type="float" office:value="-6.377474">
            <text:p>-6.37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632">
            <text:p>-40.05632</text:p>
          </table:table-cell>
          <table:table-cell office:value-type="float" office:value="-14.23865">
            <text:p>-14.23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61">
            <text:p>-47.35461</text:p>
          </table:table-cell>
          <table:table-cell office:value-type="float" office:value="-26.35761">
            <text:p>-26.3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8716">
            <text:p>-50.78716</text:p>
          </table:table-cell>
          <table:table-cell office:value-type="float" office:value="-35.91537">
            <text:p>-35.9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8966">
            <text:p>-49.88966</text:p>
          </table:table-cell>
          <table:table-cell office:value-type="float" office:value="-43.45525">
            <text:p>-43.4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3247">
            <text:p>-44.83247</text:p>
          </table:table-cell>
          <table:table-cell office:value-type="float" office:value="-48.59062">
            <text:p>-48.59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258">
            <text:p>-36.39258</text:p>
          </table:table-cell>
          <table:table-cell office:value-type="float" office:value="-50.55014">
            <text:p>-50.5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3771">
            <text:p>-25.83771</text:p>
          </table:table-cell>
          <table:table-cell office:value-type="float" office:value="-48.64323">
            <text:p>-48.6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3619">
            <text:p>-14.73619</text:p>
          </table:table-cell>
          <table:table-cell office:value-type="float" office:value="-42.72939">
            <text:p>-42.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177">
            <text:p>-4.721177</text:p>
          </table:table-cell>
          <table:table-cell office:value-type="float" office:value="-50.91063">
            <text:p>-50.9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64488">
            <text:p>-31.64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90106">
            <text:p>-24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8197">
            <text:p>-14.68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00519">
            <text:p>-7.300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43007">
            <text:p>-5.443007</text:p>
          </table:table-cell>
          <table:table-cell office:value-type="float" office:value="-5.350534">
            <text:p>-5.35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6449">
            <text:p>-15.06449</text:p>
          </table:table-cell>
          <table:table-cell office:value-type="float" office:value="-4.812063">
            <text:p>-4.8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3823">
            <text:p>-25.23823</text:p>
          </table:table-cell>
          <table:table-cell office:value-type="float" office:value="-4.34465">
            <text:p>-4.34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6214">
            <text:p>-34.36214</text:p>
          </table:table-cell>
          <table:table-cell office:value-type="float" office:value="-12.2735">
            <text:p>-12.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9895">
            <text:p>-40.99895</text:p>
          </table:table-cell>
          <table:table-cell office:value-type="float" office:value="-22.54651">
            <text:p>-22.54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917">
            <text:p>-44.0917</text:p>
          </table:table-cell>
          <table:table-cell office:value-type="float" office:value="-31.15548">
            <text:p>-31.1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2617">
            <text:p>-43.12617</text:p>
          </table:table-cell>
          <table:table-cell office:value-type="float" office:value="-37.90386">
            <text:p>-37.90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09">
            <text:p>-38.209</text:p>
          </table:table-cell>
          <table:table-cell office:value-type="float" office:value="-42.35009">
            <text:p>-42.3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533">
            <text:p>-30.0533</text:p>
          </table:table-cell>
          <table:table-cell office:value-type="float" office:value="-43.83586">
            <text:p>-43.83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7335">
            <text:p>-19.87335</text:p>
          </table:table-cell>
          <table:table-cell office:value-type="float" office:value="-41.7551">
            <text:p>-41.7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1328">
            <text:p>-9.201328</text:p>
          </table:table-cell>
          <table:table-cell office:value-type="float" office:value="-36.08582">
            <text:p>-36.08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77671">
            <text:p>-26.7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742">
            <text:p>-34.5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51691">
            <text:p>-28.51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9842">
            <text:p>-18.49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508">
            <text:p>-10.4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6567">
            <text:p>-4.256567</text:p>
          </table:table-cell>
          <table:table-cell office:value-type="float" office:value="-5.600212">
            <text:p>-5.600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983">
            <text:p>-15.15983</text:p>
          </table:table-cell>
          <table:table-cell office:value-type="float" office:value="-5.173809">
            <text:p>-5.173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8059">
            <text:p>-26.78059</text:p>
          </table:table-cell>
          <table:table-cell office:value-type="float" office:value="-8.083325">
            <text:p>-8.083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037">
            <text:p>-37.46037</text:p>
          </table:table-cell>
          <table:table-cell office:value-type="float" office:value="-14.43999">
            <text:p>-14.4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7413">
            <text:p>-45.67413</text:p>
          </table:table-cell>
          <table:table-cell office:value-type="float" office:value="-24.08191">
            <text:p>-24.0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5716">
            <text:p>-50.25716</text:p>
          </table:table-cell>
          <table:table-cell office:value-type="float" office:value="-33.5332">
            <text:p>-33.5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714">
            <text:p>-50.57714</text:p>
          </table:table-cell>
          <table:table-cell office:value-type="float" office:value="-41.54816">
            <text:p>-41.54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2579">
            <text:p>-46.62579</text:p>
          </table:table-cell>
          <table:table-cell office:value-type="float" office:value="-47.38476">
            <text:p>-47.38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1971">
            <text:p>-39.01971</text:p>
          </table:table-cell>
          <table:table-cell office:value-type="float" office:value="-50.27101">
            <text:p>-50.27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0561">
            <text:p>-28.90561</text:p>
          </table:table-cell>
          <table:table-cell office:value-type="float" office:value="-49.45669">
            <text:p>-49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902">
            <text:p>-17.7902</text:p>
          </table:table-cell>
          <table:table-cell office:value-type="float" office:value="-44.54068">
            <text:p>-44.54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14198">
            <text:p>-7.314198</text:p>
          </table:table-cell>
          <table:table-cell office:value-type="float" office:value="-36.32961">
            <text:p>-36.32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35886">
            <text:p>-40.35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18436">
            <text:p>-34.18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7254">
            <text:p>-23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69324">
            <text:p>-13.69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1532">
            <text:p>-3.071532</text:p>
          </table:table-cell>
          <table:table-cell office:value-type="float" office:value="-8.788674">
            <text:p>-8.788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5796">
            <text:p>-12.25796</text:p>
          </table:table-cell>
          <table:table-cell office:value-type="float" office:value="-8.659207">
            <text:p>-8.659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3992">
            <text:p>-22.43992</text:p>
          </table:table-cell>
          <table:table-cell office:value-type="float" office:value="-7.667924">
            <text:p>-7.667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127">
            <text:p>-32.0127</text:p>
          </table:table-cell>
          <table:table-cell office:value-type="float" office:value="-11.43449">
            <text:p>-11.43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869">
            <text:p>-39.46869</text:p>
          </table:table-cell>
          <table:table-cell office:value-type="float" office:value="-19.51298">
            <text:p>-19.5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66">
            <text:p>-43.6266</text:p>
          </table:table-cell>
          <table:table-cell office:value-type="float" office:value="-29.01129">
            <text:p>-29.0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0876">
            <text:p>-43.80876</text:p>
          </table:table-cell>
          <table:table-cell office:value-type="float" office:value="-36.46196">
            <text:p>-36.4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4635">
            <text:p>-39.94635</text:p>
          </table:table-cell>
          <table:table-cell office:value-type="float" office:value="-41.49498">
            <text:p>-41.4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9011">
            <text:p>-32.59011</text:p>
          </table:table-cell>
          <table:table-cell office:value-type="float" office:value="-43.82914">
            <text:p>-43.82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2977">
            <text:p>-22.82977</text:p>
          </table:table-cell>
          <table:table-cell office:value-type="float" office:value="-42.72431">
            <text:p>-42.7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3146">
            <text:p>-12.13146</text:p>
          </table:table-cell>
          <table:table-cell office:value-type="float" office:value="-37.89009">
            <text:p>-37.8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6394">
            <text:p>-2.116394</text:p>
          </table:table-cell>
          <table:table-cell office:value-type="float" office:value="-29.732">
            <text:p>-29.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98336">
            <text:p>-37.98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40877">
            <text:p>-28.4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06036">
            <text:p>-20.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4023">
            <text:p>-12.54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1231">
            <text:p>-1.561231</text:p>
          </table:table-cell>
          <table:table-cell office:value-type="float" office:value="-7.171788">
            <text:p>-7.171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765">
            <text:p>-11.97765</text:p>
          </table:table-cell>
          <table:table-cell office:value-type="float" office:value="-5.142776">
            <text:p>-5.142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6529">
            <text:p>-23.56529</text:p>
          </table:table-cell>
          <table:table-cell office:value-type="float" office:value="-7.045005">
            <text:p>-7.045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706">
            <text:p>-34.6706</text:p>
          </table:table-cell>
          <table:table-cell office:value-type="float" office:value="-12.94427">
            <text:p>-12.9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805">
            <text:p>-43.70805</text:p>
          </table:table-cell>
          <table:table-cell office:value-type="float" office:value="-22.05734">
            <text:p>-22.0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9214">
            <text:p>-49.39214</text:p>
          </table:table-cell>
          <table:table-cell office:value-type="float" office:value="-31.57585">
            <text:p>-31.57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2887">
            <text:p>-50.92887</text:p>
          </table:table-cell>
          <table:table-cell office:value-type="float" office:value="-40.02802">
            <text:p>-40.0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321">
            <text:p>-48.1321</text:p>
          </table:table-cell>
          <table:table-cell office:value-type="float" office:value="-46.44936">
            <text:p>-46.4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4943">
            <text:p>-41.44943</text:p>
          </table:table-cell>
          <table:table-cell office:value-type="float" office:value="-50.15621">
            <text:p>-50.15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9488">
            <text:p>-31.89488</text:p>
          </table:table-cell>
          <table:table-cell office:value-type="float" office:value="-50.36913">
            <text:p>-50.3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9496">
            <text:p>-20.89496</text:p>
          </table:table-cell>
          <table:table-cell office:value-type="float" office:value="-46.55027">
            <text:p>-46.55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7745">
            <text:p>-10.07745</text:p>
          </table:table-cell>
          <table:table-cell office:value-type="float" office:value="-52.87191">
            <text:p>-52.87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7424">
            <text:p>-1.027424</text:p>
          </table:table-cell>
          <table:table-cell office:value-type="float" office:value="-46.44081">
            <text:p>-46.44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4562">
            <text:p>-37.14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99484">
            <text:p>-23.99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33551">
            <text:p>-13.33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925737">
            <text:p>-0.8925737</text:p>
          </table:table-cell>
          <table:table-cell office:value-type="float" office:value="-8.623956">
            <text:p>-8.62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30092">
            <text:p>-9.530092</text:p>
          </table:table-cell>
          <table:table-cell office:value-type="float" office:value="-8.765645">
            <text:p>-8.76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9365">
            <text:p>-19.59365</text:p>
          </table:table-cell>
          <table:table-cell office:value-type="float" office:value="-7.582763">
            <text:p>-7.582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644">
            <text:p>-29.49644</text:p>
          </table:table-cell>
          <table:table-cell office:value-type="float" office:value="-10.26977">
            <text:p>-10.26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933">
            <text:p>-37.67933</text:p>
          </table:table-cell>
          <table:table-cell office:value-type="float" office:value="-18.05484">
            <text:p>-18.05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488">
            <text:p>-42.8488</text:p>
          </table:table-cell>
          <table:table-cell office:value-type="float" office:value="-27.4323">
            <text:p>-27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334">
            <text:p>-44.17334</text:p>
          </table:table-cell>
          <table:table-cell office:value-type="float" office:value="-35.34523">
            <text:p>-35.34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0874">
            <text:p>-41.40874</text:p>
          </table:table-cell>
          <table:table-cell office:value-type="float" office:value="-41.10364">
            <text:p>-41.10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779">
            <text:p>-34.93779</text:p>
          </table:table-cell>
          <table:table-cell office:value-type="float" office:value="-44.18334">
            <text:p>-44.18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274">
            <text:p>-25.71274</text:p>
          </table:table-cell>
          <table:table-cell office:value-type="float" office:value="-43.87703">
            <text:p>-43.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1481">
            <text:p>-15.11481</text:p>
          </table:table-cell>
          <table:table-cell office:value-type="float" office:value="-39.76337">
            <text:p>-39.76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47036">
            <text:p>-4.747036</text:p>
          </table:table-cell>
          <table:table-cell office:value-type="float" office:value="-52.41443">
            <text:p>-52.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26657">
            <text:p>-32.2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44875">
            <text:p>-27.4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6659">
            <text:p>-18.16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1608">
            <text:p>-10.21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506624">
            <text:p>-5.50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87564">
            <text:p>-8.887564</text:p>
          </table:table-cell>
          <table:table-cell office:value-type="float" office:value="-4.916733">
            <text:p>-4.91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117">
            <text:p>-20.3117</text:p>
          </table:table-cell>
          <table:table-cell office:value-type="float" office:value="-7.222652">
            <text:p>-7.22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1864">
            <text:p>-31.71864</text:p>
          </table:table-cell>
          <table:table-cell office:value-type="float" office:value="-11.48779">
            <text:p>-11.4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839">
            <text:p>-41.47839</text:p>
          </table:table-cell>
          <table:table-cell office:value-type="float" office:value="-19.75179">
            <text:p>-19.7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0103">
            <text:p>-48.20103</text:p>
          </table:table-cell>
          <table:table-cell office:value-type="float" office:value="-29.08752">
            <text:p>-29.08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3994">
            <text:p>-50.93994</text:p>
          </table:table-cell>
          <table:table-cell office:value-type="float" office:value="-37.89293">
            <text:p>-37.8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3296">
            <text:p>-49.33296</text:p>
          </table:table-cell>
          <table:table-cell office:value-type="float" office:value="-44.92135">
            <text:p>-44.9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5377">
            <text:p>-43.65377</text:p>
          </table:table-cell>
          <table:table-cell office:value-type="float" office:value="-49.44236">
            <text:p>-49.44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024">
            <text:p>-34.77024</text:p>
          </table:table-cell>
          <table:table-cell office:value-type="float" office:value="-50.67841">
            <text:p>-50.67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72">
            <text:p>-24.01372</text:p>
          </table:table-cell>
          <table:table-cell office:value-type="float" office:value="-47.92077">
            <text:p>-47.92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8049">
            <text:p>-12.98049</text:p>
          </table:table-cell>
          <table:table-cell office:value-type="float" office:value="-41.34416">
            <text:p>-41.3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90171">
            <text:p>-3.290171</text:p>
          </table:table-cell>
          <table:table-cell office:value-type="float" office:value="-48.54472">
            <text:p>-48.54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23628">
            <text:p>-42.23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61279">
            <text:p>-29.61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727">
            <text:p>-17.19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4956">
            <text:p>-8.884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13537">
            <text:p>-6.913537</text:p>
          </table:table-cell>
          <table:table-cell office:value-type="float" office:value="-5.807516">
            <text:p>-5.807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3473">
            <text:p>-16.73473</text:p>
          </table:table-cell>
          <table:table-cell office:value-type="float" office:value="-5.076669">
            <text:p>-5.076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9">
            <text:p>-26.8449</text:p>
          </table:table-cell>
          <table:table-cell office:value-type="float" office:value="-7.096857">
            <text:p>-7.09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272">
            <text:p>-35.65272</text:p>
          </table:table-cell>
          <table:table-cell office:value-type="float" office:value="-15.4853">
            <text:p>-15.4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688">
            <text:p>-41.7688</text:p>
          </table:table-cell>
          <table:table-cell office:value-type="float" office:value="-24.60604">
            <text:p>-24.60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633">
            <text:p>-44.21633</text:p>
          </table:table-cell>
          <table:table-cell office:value-type="float" office:value="-32.7706">
            <text:p>-32.7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992">
            <text:p>-42.57992</text:p>
          </table:table-cell>
          <table:table-cell office:value-type="float" office:value="-39.18884">
            <text:p>-39.18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6885">
            <text:p>-37.06885</text:p>
          </table:table-cell>
          <table:table-cell office:value-type="float" office:value="-43.16551">
            <text:p>-43.16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767">
            <text:p>-28.48767</text:p>
          </table:table-cell>
          <table:table-cell office:value-type="float" office:value="-44.00825">
            <text:p>-44.0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1655">
            <text:p>-18.11655</text:p>
          </table:table-cell>
          <table:table-cell office:value-type="float" office:value="-41.14389">
            <text:p>-41.1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19756">
            <text:p>-7.519756</text:p>
          </table:table-cell>
          <table:table-cell office:value-type="float" office:value="-34.67157">
            <text:p>-34.6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6856">
            <text:p>-4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27078">
            <text:p>-37.27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2809">
            <text:p>-24.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69462">
            <text:p>-12.69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628731">
            <text:p>-5.628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26">
            <text:p>-5.924526</text:p>
          </table:table-cell>
          <table:table-cell office:value-type="float" office:value="-3.623365">
            <text:p>-3.62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5725">
            <text:p>-17.05725</text:p>
          </table:table-cell>
          <table:table-cell office:value-type="float" office:value="-5.341847">
            <text:p>-5.34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647">
            <text:p>-28.63647</text:p>
          </table:table-cell>
          <table:table-cell office:value-type="float" office:value="-9.078874">
            <text:p>-9.078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0992">
            <text:p>-39.00992</text:p>
          </table:table-cell>
          <table:table-cell office:value-type="float" office:value="-17.17397">
            <text:p>-17.1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674">
            <text:p>-46.69674</text:p>
          </table:table-cell>
          <table:table-cell office:value-type="float" office:value="-26.54434">
            <text:p>-26.5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0944">
            <text:p>-50.60944</text:p>
          </table:table-cell>
          <table:table-cell office:value-type="float" office:value="-35.52121">
            <text:p>-35.52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1362">
            <text:p>-50.21362</text:p>
          </table:table-cell>
          <table:table-cell office:value-type="float" office:value="-43.00589">
            <text:p>-43.0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6">
            <text:p>-45.606</text:p>
          </table:table-cell>
          <table:table-cell office:value-type="float" office:value="-48.18388">
            <text:p>-48.1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921">
            <text:p>-37.49921</text:p>
          </table:table-cell>
          <table:table-cell office:value-type="float" office:value="-50.29745">
            <text:p>-50.29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1163">
            <text:p>-27.11163</text:p>
          </table:table-cell>
          <table:table-cell office:value-type="float" office:value="-48.69026">
            <text:p>-48.69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85">
            <text:p>-15.9885</text:p>
          </table:table-cell>
          <table:table-cell office:value-type="float" office:value="-43.04202">
            <text:p>-43.04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68802">
            <text:p>-5.768802</text:p>
          </table:table-cell>
          <table:table-cell office:value-type="float" office:value="-50.664">
            <text:p>-50.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14414">
            <text:p>-43.1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3833">
            <text:p>-32.13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7195">
            <text:p>-19.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7979">
            <text:p>-10.67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2578">
            <text:p>-4.442578</text:p>
          </table:table-cell>
          <table:table-cell office:value-type="float" office:value="-6.528706">
            <text:p>-6.528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888">
            <text:p>-13.89888</text:p>
          </table:table-cell>
          <table:table-cell office:value-type="float" office:value="-5.905479">
            <text:p>-5.905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9131">
            <text:p>-24.09131</text:p>
          </table:table-cell>
          <table:table-cell office:value-type="float" office:value="-7.493576">
            <text:p>-7.49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1474">
            <text:p>-33.41474</text:p>
          </table:table-cell>
          <table:table-cell office:value-type="float" office:value="-13.72769">
            <text:p>-13.72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986">
            <text:p>-40.39986</text:p>
          </table:table-cell>
          <table:table-cell office:value-type="float" office:value="-22.51821">
            <text:p>-22.51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3807">
            <text:p>-43.93807</text:p>
          </table:table-cell>
          <table:table-cell office:value-type="float" office:value="-30.77019">
            <text:p>-30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611">
            <text:p>-43.44611</text:p>
          </table:table-cell>
          <table:table-cell office:value-type="float" office:value="-37.58639">
            <text:p>-37.58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816">
            <text:p>-38.95816</text:p>
          </table:table-cell>
          <table:table-cell office:value-type="float" office:value="-42.25893">
            <text:p>-42.25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2139">
            <text:p>-31.12139</text:p>
          </table:table-cell>
          <table:table-cell office:value-type="float" office:value="-44.00551">
            <text:p>-44.00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0004">
            <text:p>-21.10004</text:p>
          </table:table-cell>
          <table:table-cell office:value-type="float" office:value="-42.195">
            <text:p>-42.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0235">
            <text:p>-10.40235</text:p>
          </table:table-cell>
          <table:table-cell office:value-type="float" office:value="-36.7228">
            <text:p>-36.7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11666">
            <text:p>-0.6511666</text:p>
          </table:table-cell>
          <table:table-cell office:value-type="float" office:value="-46.03559">
            <text:p>-46.03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4013">
            <text:p>-37.5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60417">
            <text:p>-27.60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98479">
            <text:p>-16.9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52257">
            <text:p>-9.052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0411">
            <text:p>-3.120411</text:p>
          </table:table-cell>
          <table:table-cell office:value-type="float" office:value="-4.963806">
            <text:p>-4.963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3708">
            <text:p>-13.83708</text:p>
          </table:table-cell>
          <table:table-cell office:value-type="float" office:value="-5.278785">
            <text:p>-5.278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023">
            <text:p>-25.46023</text:p>
          </table:table-cell>
          <table:table-cell office:value-type="float" office:value="-8.336068">
            <text:p>-8.33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3068">
            <text:p>-36.33068</text:p>
          </table:table-cell>
          <table:table-cell office:value-type="float" office:value="-14.90639">
            <text:p>-14.90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607">
            <text:p>-44.89607</text:p>
          </table:table-cell>
          <table:table-cell office:value-type="float" office:value="-24.15595">
            <text:p>-24.1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4036">
            <text:p>-49.94036</text:p>
          </table:table-cell>
          <table:table-cell office:value-type="float" office:value="-33.32127">
            <text:p>-33.32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344">
            <text:p>-50.76344</text:p>
          </table:table-cell>
          <table:table-cell office:value-type="float" office:value="-41.31669">
            <text:p>-41.31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365">
            <text:p>-47.28365</text:p>
          </table:table-cell>
          <table:table-cell office:value-type="float" office:value="-47.34713">
            <text:p>-47.3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825">
            <text:p>-40.04825</text:p>
          </table:table-cell>
          <table:table-cell office:value-type="float" office:value="-50.47891">
            <text:p>-50.47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94">
            <text:p>-30.15094</text:p>
          </table:table-cell>
          <table:table-cell office:value-type="float" office:value="-49.97585">
            <text:p>-49.97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759">
            <text:p>-19.06759</text:p>
          </table:table-cell>
          <table:table-cell office:value-type="float" office:value="-45.41312">
            <text:p>-45.4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35564">
            <text:p>-8.435564</text:p>
          </table:table-cell>
          <table:table-cell office:value-type="float" office:value="-54.4557">
            <text:p>-54.4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94235">
            <text:p>-46.9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79601">
            <text:p>-35.79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53212">
            <text:p>-22.5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1773">
            <text:p>-11.91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47194">
            <text:p>-2.147194</text:p>
          </table:table-cell>
          <table:table-cell office:value-type="float" office:value="-6.542658">
            <text:p>-6.542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2087">
            <text:p>-11.12087</text:p>
          </table:table-cell>
          <table:table-cell office:value-type="float" office:value="-5.942308">
            <text:p>-5.94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6853">
            <text:p>-21.26853</text:p>
          </table:table-cell>
          <table:table-cell office:value-type="float" office:value="-7.843651">
            <text:p>-7.84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9223">
            <text:p>-30.99223</text:p>
          </table:table-cell>
          <table:table-cell office:value-type="float" office:value="-13.45726">
            <text:p>-13.45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6029">
            <text:p>-38.76029</text:p>
          </table:table-cell>
          <table:table-cell office:value-type="float" office:value="-21.01001">
            <text:p>-21.0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4298">
            <text:p>-43.34298</text:p>
          </table:table-cell>
          <table:table-cell office:value-type="float" office:value="-28.96609">
            <text:p>-28.9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808">
            <text:p>-43.99808</text:p>
          </table:table-cell>
          <table:table-cell office:value-type="float" office:value="-36.05785">
            <text:p>-36.0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8414">
            <text:p>-40.58414</text:p>
          </table:table-cell>
          <table:table-cell office:value-type="float" office:value="-41.2937">
            <text:p>-41.2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397">
            <text:p>-33.58397</text:p>
          </table:table-cell>
          <table:table-cell office:value-type="float" office:value="-43.84039">
            <text:p>-43.8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102">
            <text:p>-24.03102</text:p>
          </table:table-cell>
          <table:table-cell office:value-type="float" office:value="-42.97832">
            <text:p>-42.97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5849">
            <text:p>-13.35849</text:p>
          </table:table-cell>
          <table:table-cell office:value-type="float" office:value="-38.37664">
            <text:p>-38.37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2797">
            <text:p>-3.182797</text:p>
          </table:table-cell>
          <table:table-cell office:value-type="float" office:value="-49.9927">
            <text:p>-49.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5761">
            <text:p>-30.4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3153">
            <text:p>-25.23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8597">
            <text:p>-15.8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16611">
            <text:p>-8.7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77709">
            <text:p>-0.5077709</text:p>
          </table:table-cell>
          <table:table-cell office:value-type="float" office:value="-4.742145">
            <text:p>-4.742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909">
            <text:p>-10.68909</text:p>
          </table:table-cell>
          <table:table-cell office:value-type="float" office:value="-4.547346">
            <text:p>-4.54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2492">
            <text:p>-22.22492</text:p>
          </table:table-cell>
          <table:table-cell office:value-type="float" office:value="-7.185807">
            <text:p>-7.18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029">
            <text:p>-33.47029</text:p>
          </table:table-cell>
          <table:table-cell office:value-type="float" office:value="-12.25176">
            <text:p>-12.25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811">
            <text:p>-42.81811</text:p>
          </table:table-cell>
          <table:table-cell office:value-type="float" office:value="-20.88368">
            <text:p>-20.8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3922">
            <text:p>-48.93922</text:p>
          </table:table-cell>
          <table:table-cell office:value-type="float" office:value="-30.31337">
            <text:p>-30.31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3583">
            <text:p>-24.43583</text:p>
          </table:table-cell>
          <table:table-cell office:value-type="float" office:value="-7.711619">
            <text:p>-7.71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425">
            <text:p>-42.57425</text:p>
          </table:table-cell>
          <table:table-cell office:value-type="float" office:value="-11.83381">
            <text:p>-11.8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5408">
            <text:p>-57.95408</text:p>
          </table:table-cell>
          <table:table-cell office:value-type="float" office:value="-23.31021">
            <text:p>-23.31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8436">
            <text:p>-67.98436</text:p>
          </table:table-cell>
          <table:table-cell office:value-type="float" office:value="-37.88895">
            <text:p>-37.8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173">
            <text:p>-71.39173</text:p>
          </table:table-cell>
          <table:table-cell office:value-type="float" office:value="-51.16318">
            <text:p>-51.16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577">
            <text:p>-68.4577</text:p>
          </table:table-cell>
          <table:table-cell office:value-type="float" office:value="-61.87308">
            <text:p>-61.8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7776">
            <text:p>-60.87776</text:p>
          </table:table-cell>
          <table:table-cell office:value-type="float" office:value="-69.15317">
            <text:p>-69.15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6983">
            <text:p>-51.26983</text:p>
          </table:table-cell>
          <table:table-cell office:value-type="float" office:value="-71.50329">
            <text:p>-71.5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152">
            <text:p>-42.47152</text:p>
          </table:table-cell>
          <table:table-cell office:value-type="float" office:value="-67.79111">
            <text:p>-67.7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662">
            <text:p>-36.79662</text:p>
          </table:table-cell>
          <table:table-cell office:value-type="float" office:value="-77.89399">
            <text:p>-77.89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481">
            <text:p>-35.44481</text:p>
          </table:table-cell>
          <table:table-cell office:value-type="float" office:value="-70.76608">
            <text:p>-70.7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1589">
            <text:p>-38.21589</text:p>
          </table:table-cell>
          <table:table-cell office:value-type="float" office:value="-61.91999">
            <text:p>-61.91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303">
            <text:p>-43.59303</text:p>
          </table:table-cell>
          <table:table-cell office:value-type="float" office:value="-53.58207">
            <text:p>-53.58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7952">
            <text:p>-49.17952</text:p>
          </table:table-cell>
          <table:table-cell office:value-type="float" office:value="-47.56124">
            <text:p>-47.56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89">
            <text:p>-52.36789</text:p>
          </table:table-cell>
          <table:table-cell office:value-type="float" office:value="-45.74408">
            <text:p>-45.74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7565">
            <text:p>-51.07565</text:p>
          </table:table-cell>
          <table:table-cell office:value-type="float" office:value="-47.74488">
            <text:p>-47.74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5156">
            <text:p>-44.35156</text:p>
          </table:table-cell>
          <table:table-cell office:value-type="float" office:value="-50.65673">
            <text:p>-50.6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764">
            <text:p>-32.69764</text:p>
          </table:table-cell>
          <table:table-cell office:value-type="float" office:value="-52.08701">
            <text:p>-52.08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2">
            <text:p>-18.02</text:p>
          </table:table-cell>
          <table:table-cell office:value-type="float" office:value="-49.81636">
            <text:p>-49.81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0854">
            <text:p>-3.210854</text:p>
          </table:table-cell>
          <table:table-cell office:value-type="float" office:value="-51.88656">
            <text:p>-51.8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113">
            <text:p>-43.97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29692">
            <text:p>-30.29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8966">
            <text:p>-16.7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26983">
            <text:p>-9.62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0273">
            <text:p>-10.90273</text:p>
          </table:table-cell>
          <table:table-cell office:value-type="float" office:value="-8.656054">
            <text:p>-8.656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2366">
            <text:p>-28.92366</text:p>
          </table:table-cell>
          <table:table-cell office:value-type="float" office:value="-10.87455">
            <text:p>-10.8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203">
            <text:p>-46.68203</text:p>
          </table:table-cell>
          <table:table-cell office:value-type="float" office:value="-14.78835">
            <text:p>-14.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678">
            <text:p>-60.95678</text:p>
          </table:table-cell>
          <table:table-cell office:value-type="float" office:value="-26.85797">
            <text:p>-26.85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3723">
            <text:p>-69.43723</text:p>
          </table:table-cell>
          <table:table-cell office:value-type="float" office:value="-41.09436">
            <text:p>-41.0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841">
            <text:p>-71.21841</text:p>
          </table:table-cell>
          <table:table-cell office:value-type="float" office:value="-53.72031">
            <text:p>-53.7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5412">
            <text:p>-66.95412</text:p>
          </table:table-cell>
          <table:table-cell office:value-type="float" office:value="-63.69778">
            <text:p>-63.6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6191">
            <text:p>-58.6191</text:p>
          </table:table-cell>
          <table:table-cell office:value-type="float" office:value="-69.90305">
            <text:p>-69.90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5501">
            <text:p>-48.95501</text:p>
          </table:table-cell>
          <table:table-cell office:value-type="float" office:value="-71.51467">
            <text:p>-71.51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3771">
            <text:p>-40.73771</text:p>
          </table:table-cell>
          <table:table-cell office:value-type="float" office:value="-67.69147">
            <text:p>-67.6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393">
            <text:p>-36.05393</text:p>
          </table:table-cell>
          <table:table-cell office:value-type="float" office:value="-58.71632">
            <text:p>-58.7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7696">
            <text:p>-35.77696</text:p>
          </table:table-cell>
          <table:table-cell office:value-type="float" office:value="-64.4543">
            <text:p>-64.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379">
            <text:p>-39.36379</text:p>
          </table:table-cell>
          <table:table-cell office:value-type="float" office:value="-61.12517">
            <text:p>-61.1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289">
            <text:p>-45.03289</text:p>
          </table:table-cell>
          <table:table-cell office:value-type="float" office:value="-54.40474">
            <text:p>-54.40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6839">
            <text:p>-50.26839</text:p>
          </table:table-cell>
          <table:table-cell office:value-type="float" office:value="-49.01858">
            <text:p>-49.0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73">
            <text:p>-52.52473</text:p>
          </table:table-cell>
          <table:table-cell office:value-type="float" office:value="-45.87753">
            <text:p>-45.87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4735">
            <text:p>-49.94735</text:p>
          </table:table-cell>
          <table:table-cell office:value-type="float" office:value="-47.14756">
            <text:p>-47.1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179">
            <text:p>-41.92179</text:p>
          </table:table-cell>
          <table:table-cell office:value-type="float" office:value="-49.14808">
            <text:p>-49.14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1135">
            <text:p>-29.31135</text:p>
          </table:table-cell>
          <table:table-cell office:value-type="float" office:value="-49.82311">
            <text:p>-49.8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036">
            <text:p>-14.31036</text:p>
          </table:table-cell>
          <table:table-cell office:value-type="float" office:value="-46.66392">
            <text:p>-46.6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04015">
            <text:p>-39.0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77">
            <text:p>-25.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661">
            <text:p>-23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819">
            <text:p>-14.5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8906">
            <text:p>-10.1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189">
            <text:p>-15.1189</text:p>
          </table:table-cell>
          <table:table-cell office:value-type="float" office:value="-8.279247">
            <text:p>-8.279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9514">
            <text:p>-33.39514</text:p>
          </table:table-cell>
          <table:table-cell office:value-type="float" office:value="-8.100187">
            <text:p>-8.100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883">
            <text:p>-50.57883</text:p>
          </table:table-cell>
          <table:table-cell office:value-type="float" office:value="-14.67282">
            <text:p>-14.67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61125">
            <text:p>-63.61125</text:p>
          </table:table-cell>
          <table:table-cell office:value-type="float" office:value="-28.94024">
            <text:p>-28.9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87">
            <text:p>-70.487</text:p>
          </table:table-cell>
          <table:table-cell office:value-type="float" office:value="-43.71594">
            <text:p>-43.71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8188">
            <text:p>-70.68188</text:p>
          </table:table-cell>
          <table:table-cell office:value-type="float" office:value="-56.44059">
            <text:p>-56.44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0612">
            <text:p>-65.20612</text:p>
          </table:table-cell>
          <table:table-cell office:value-type="float" office:value="-66.17197">
            <text:p>-66.1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28238">
            <text:p>-56.28238</text:p>
          </table:table-cell>
          <table:table-cell office:value-type="float" office:value="-71.43834">
            <text:p>-71.4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2942">
            <text:p>-46.72942</text:p>
          </table:table-cell>
          <table:table-cell office:value-type="float" office:value="-71.18851">
            <text:p>-71.18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834">
            <text:p>-39.21834</text:p>
          </table:table-cell>
          <table:table-cell office:value-type="float" office:value="-65.72759">
            <text:p>-65.72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838">
            <text:p>-35.57838</text:p>
          </table:table-cell>
          <table:table-cell office:value-type="float" office:value="-69.66197">
            <text:p>-69.66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64.98656">
            <text:p>-64.9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3811">
            <text:p>-40.63811</text:p>
          </table:table-cell>
          <table:table-cell office:value-type="float" office:value="-56.94701">
            <text:p>-56.94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695">
            <text:p>-46.44695</text:p>
          </table:table-cell>
          <table:table-cell office:value-type="float" office:value="-49.82735">
            <text:p>-49.8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776">
            <text:p>-51.1776</text:p>
          </table:table-cell>
          <table:table-cell office:value-type="float" office:value="-46.16564">
            <text:p>-46.16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9029">
            <text:p>-52.39029</text:p>
          </table:table-cell>
          <table:table-cell office:value-type="float" office:value="-46.32114">
            <text:p>-46.3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9061">
            <text:p>-48.49061</text:p>
          </table:table-cell>
          <table:table-cell office:value-type="float" office:value="-49.24744">
            <text:p>-49.2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62">
            <text:p>-39.2162</text:p>
          </table:table-cell>
          <table:table-cell office:value-type="float" office:value="-51.28363">
            <text:p>-51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7994">
            <text:p>-25.77994</text:p>
          </table:table-cell>
          <table:table-cell office:value-type="float" office:value="-50.64739">
            <text:p>-50.64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934">
            <text:p>-10.63934</text:p>
          </table:table-cell>
          <table:table-cell office:value-type="float" office:value="-45.79556">
            <text:p>-45.7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8.3682">
            <text:p>-48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5257">
            <text:p>-29.15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11263">
            <text:p>-21.11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7392">
            <text:p>-12.27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043">
            <text:p>-2.66043</text:p>
          </table:table-cell>
          <table:table-cell office:value-type="float" office:value="-9.899999">
            <text:p>-9.8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7393">
            <text:p>-19.47393</text:p>
          </table:table-cell>
          <table:table-cell office:value-type="float" office:value="-6.883646">
            <text:p>-6.883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9824">
            <text:p>-37.79824</text:p>
          </table:table-cell>
          <table:table-cell office:value-type="float" office:value="-7.513216">
            <text:p>-7.51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2545">
            <text:p>-54.22545</text:p>
          </table:table-cell>
          <table:table-cell office:value-type="float" office:value="-18.01834">
            <text:p>-18.01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9452">
            <text:p>-65.89452</text:p>
          </table:table-cell>
          <table:table-cell office:value-type="float" office:value="-32.41881">
            <text:p>-32.41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3462">
            <text:p>-71.13462</text:p>
          </table:table-cell>
          <table:table-cell office:value-type="float" office:value="-46.5192">
            <text:p>-46.5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8">
            <text:p>-69.8048</text:p>
          </table:table-cell>
          <table:table-cell office:value-type="float" office:value="-58.59549">
            <text:p>-58.59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5211">
            <text:p>-63.25211</text:p>
          </table:table-cell>
          <table:table-cell office:value-type="float" office:value="-67.55117">
            <text:p>-67.55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0928">
            <text:p>-53.90928</text:p>
          </table:table-cell>
          <table:table-cell office:value-type="float" office:value="-72.2612">
            <text:p>-72.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2844">
            <text:p>-44.62844</text:p>
          </table:table-cell>
          <table:table-cell office:value-type="float" office:value="-70.70795">
            <text:p>-70.7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346">
            <text:p>-37.93346</text:p>
          </table:table-cell>
          <table:table-cell office:value-type="float" office:value="-63.52304">
            <text:p>-63.5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959">
            <text:p>-35.36959</text:p>
          </table:table-cell>
          <table:table-cell office:value-type="float" office:value="-68.6254">
            <text:p>-68.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2314">
            <text:p>-37.12314</text:p>
          </table:table-cell>
          <table:table-cell office:value-type="float" office:value="-64.26411">
            <text:p>-64.26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049">
            <text:p>-42.0049</text:p>
          </table:table-cell>
          <table:table-cell office:value-type="float" office:value="-57.29356">
            <text:p>-57.2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665">
            <text:p>-47.79665</text:p>
          </table:table-cell>
          <table:table-cell office:value-type="float" office:value="-51.35979">
            <text:p>-51.35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7547">
            <text:p>-51.87547</text:p>
          </table:table-cell>
          <table:table-cell office:value-type="float" office:value="-47.64261">
            <text:p>-47.64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4753">
            <text:p>-51.94753</text:p>
          </table:table-cell>
          <table:table-cell office:value-type="float" office:value="-46.78585">
            <text:p>-46.7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48">
            <text:p>-46.70948</text:p>
          </table:table-cell>
          <table:table-cell office:value-type="float" office:value="-49.27182">
            <text:p>-49.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576">
            <text:p>-36.2576</text:p>
          </table:table-cell>
          <table:table-cell office:value-type="float" office:value="-50.79049">
            <text:p>-50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4374">
            <text:p>-22.14374</text:p>
          </table:table-cell>
          <table:table-cell office:value-type="float" office:value="-49.20104">
            <text:p>-49.2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53373">
            <text:p>-7.053373</text:p>
          </table:table-cell>
          <table:table-cell office:value-type="float" office:value="-47.04474">
            <text:p>-47.04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19123">
            <text:p>-42.1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24654">
            <text:p>-32.24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4288">
            <text:p>-20.4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0267">
            <text:p>-12.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25007">
            <text:p>-6.425007</text:p>
          </table:table-cell>
          <table:table-cell office:value-type="float" office:value="-9.025303">
            <text:p>-9.025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1932">
            <text:p>-23.91932</text:p>
          </table:table-cell>
          <table:table-cell office:value-type="float" office:value="-7.427612">
            <text:p>-7.427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8879">
            <text:p>-42.08879</text:p>
          </table:table-cell>
          <table:table-cell office:value-type="float" office:value="-12.14616">
            <text:p>-12.1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5863">
            <text:p>-57.5863</text:p>
          </table:table-cell>
          <table:table-cell office:value-type="float" office:value="-23.15527">
            <text:p>-23.1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9096">
            <text:p>-67.79096</text:p>
          </table:table-cell>
          <table:table-cell office:value-type="float" office:value="-37.61819">
            <text:p>-37.61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49">
            <text:p>-71.38749</text:p>
          </table:table-cell>
          <table:table-cell office:value-type="float" office:value="-50.97999">
            <text:p>-50.9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1391">
            <text:p>-68.61391</text:p>
          </table:table-cell>
          <table:table-cell office:value-type="float" office:value="-61.72872">
            <text:p>-61.72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3136">
            <text:p>-61.13136</text:p>
          </table:table-cell>
          <table:table-cell office:value-type="float" office:value="-69.01453">
            <text:p>-69.0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4087">
            <text:p>-51.54087</text:p>
          </table:table-cell>
          <table:table-cell office:value-type="float" office:value="-71.5258">
            <text:p>-71.5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431">
            <text:p>-42.68431</text:p>
          </table:table-cell>
          <table:table-cell office:value-type="float" office:value="-67.98441">
            <text:p>-67.9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931">
            <text:p>-36.89931</text:p>
          </table:table-cell>
          <table:table-cell office:value-type="float" office:value="-79.1772">
            <text:p>-79.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2232">
            <text:p>-35.42232</text:p>
          </table:table-cell>
          <table:table-cell office:value-type="float" office:value="-71.5339">
            <text:p>-71.5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9303">
            <text:p>-38.09303</text:p>
          </table:table-cell>
          <table:table-cell office:value-type="float" office:value="-62.08434">
            <text:p>-62.0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704">
            <text:p>-43.42704</text:p>
          </table:table-cell>
          <table:table-cell office:value-type="float" office:value="-52.79365">
            <text:p>-52.7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4394">
            <text:p>-49.04394</text:p>
          </table:table-cell>
          <table:table-cell office:value-type="float" office:value="-46.30791">
            <text:p>-46.3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197">
            <text:p>-52.33197</text:p>
          </table:table-cell>
          <table:table-cell office:value-type="float" office:value="-44.30754">
            <text:p>-44.30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8465">
            <text:p>-51.18465</text:p>
          </table:table-cell>
          <table:table-cell office:value-type="float" office:value="-47.42962">
            <text:p>-47.42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305">
            <text:p>-44.61305</text:p>
          </table:table-cell>
          <table:table-cell office:value-type="float" office:value="-50.86119">
            <text:p>-50.8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7729">
            <text:p>-33.07729</text:p>
          </table:table-cell>
          <table:table-cell office:value-type="float" office:value="-52.55288">
            <text:p>-52.5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4826">
            <text:p>-18.44826</text:p>
          </table:table-cell>
          <table:table-cell office:value-type="float" office:value="-50.71589">
            <text:p>-50.71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8776">
            <text:p>-3.598776</text:p>
          </table:table-cell>
          <table:table-cell office:value-type="float" office:value="-43.72071">
            <text:p>-43.7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84341">
            <text:p>-42.8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2622">
            <text:p>-32.12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59378">
            <text:p>-19.59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3773">
            <text:p>-11.83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2753">
            <text:p>-10.42753</text:p>
          </table:table-cell>
          <table:table-cell office:value-type="float" office:value="-10.01322">
            <text:p>-10.01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058">
            <text:p>-28.4058</text:p>
          </table:table-cell>
          <table:table-cell office:value-type="float" office:value="-11.492">
            <text:p>-11.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806">
            <text:p>-46.21806</text:p>
          </table:table-cell>
          <table:table-cell office:value-type="float" office:value="-13.41536">
            <text:p>-13.4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62762">
            <text:p>-60.62762</text:p>
          </table:table-cell>
          <table:table-cell office:value-type="float" office:value="-25.56362">
            <text:p>-25.5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9016">
            <text:p>-69.29016</text:p>
          </table:table-cell>
          <table:table-cell office:value-type="float" office:value="-40.08933">
            <text:p>-40.08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734">
            <text:p>-71.25734</text:p>
          </table:table-cell>
          <table:table-cell office:value-type="float" office:value="-52.80701">
            <text:p>-52.80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4076">
            <text:p>-67.14076</text:p>
          </table:table-cell>
          <table:table-cell office:value-type="float" office:value="-62.8264">
            <text:p>-62.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88449">
            <text:p>-58.88449</text:p>
          </table:table-cell>
          <table:table-cell office:value-type="float" office:value="-69.17949">
            <text:p>-69.17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1824">
            <text:p>-49.21824</text:p>
          </table:table-cell>
          <table:table-cell office:value-type="float" office:value="-70.77797">
            <text:p>-70.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2727">
            <text:p>-40.92727</text:p>
          </table:table-cell>
          <table:table-cell office:value-type="float" office:value="-67.38308">
            <text:p>-67.3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603">
            <text:p>-36.12603</text:p>
          </table:table-cell>
          <table:table-cell office:value-type="float" office:value="-58.80443">
            <text:p>-58.80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2636">
            <text:p>-35.72636</text:p>
          </table:table-cell>
          <table:table-cell office:value-type="float" office:value="-64.11552">
            <text:p>-64.11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2425">
            <text:p>-39.22425</text:p>
          </table:table-cell>
          <table:table-cell office:value-type="float" office:value="-60.46235">
            <text:p>-60.4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734">
            <text:p>-44.86734</text:p>
          </table:table-cell>
          <table:table-cell office:value-type="float" office:value="-53.98646">
            <text:p>-53.98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5127">
            <text:p>-50.15127</text:p>
          </table:table-cell>
          <table:table-cell office:value-type="float" office:value="-48.71103">
            <text:p>-48.71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113">
            <text:p>-52.52113</text:p>
          </table:table-cell>
          <table:table-cell office:value-type="float" office:value="-45.91921">
            <text:p>-45.91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9433">
            <text:p>-50.09433</text:p>
          </table:table-cell>
          <table:table-cell office:value-type="float" office:value="-47.09964">
            <text:p>-47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669">
            <text:p>-42.21669</text:p>
          </table:table-cell>
          <table:table-cell office:value-type="float" office:value="-49.35223">
            <text:p>-49.35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1027">
            <text:p>-29.71027</text:p>
          </table:table-cell>
          <table:table-cell office:value-type="float" office:value="-50.19982">
            <text:p>-50.1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373">
            <text:p>-14.7373</text:p>
          </table:table-cell>
          <table:table-cell office:value-type="float" office:value="-47.13344">
            <text:p>-47.1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27002">
            <text:p>-0.3227002</text:p>
          </table:table-cell>
          <table:table-cell office:value-type="float" office:value="-39.4136">
            <text:p>-39.4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23137">
            <text:p>-26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03059">
            <text:p>-22.03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34837">
            <text:p>-14.3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78591">
            <text:p>-7.67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2442">
            <text:p>-14.62442</text:p>
          </table:table-cell>
          <table:table-cell office:value-type="float" office:value="-4.879858">
            <text:p>-4.879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8173">
            <text:p>-32.88173</text:p>
          </table:table-cell>
          <table:table-cell office:value-type="float" office:value="-6.623208">
            <text:p>-6.62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12">
            <text:p>-50.1412</text:p>
          </table:table-cell>
          <table:table-cell office:value-type="float" office:value="-14.88111">
            <text:p>-14.88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357">
            <text:p>-63.32357</text:p>
          </table:table-cell>
          <table:table-cell office:value-type="float" office:value="-28.82728">
            <text:p>-28.8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8647">
            <text:p>-70.38647</text:p>
          </table:table-cell>
          <table:table-cell office:value-type="float" office:value="-43.4363">
            <text:p>-43.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6165">
            <text:p>-70.76165</text:p>
          </table:table-cell>
          <table:table-cell office:value-type="float" office:value="-56.14931">
            <text:p>-56.14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1906">
            <text:p>-65.41906</text:p>
          </table:table-cell>
          <table:table-cell office:value-type="float" office:value="-65.84235">
            <text:p>-65.8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5541">
            <text:p>-56.5541</text:p>
          </table:table-cell>
          <table:table-cell office:value-type="float" office:value="-71.11333">
            <text:p>-71.11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057">
            <text:p>-46.98057</text:p>
          </table:table-cell>
          <table:table-cell office:value-type="float" office:value="-70.90903">
            <text:p>-70.90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168">
            <text:p>-39.38168</text:p>
          </table:table-cell>
          <table:table-cell office:value-type="float" office:value="-65.49524">
            <text:p>-65.4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195">
            <text:p>-35.6195</text:p>
          </table:table-cell>
          <table:table-cell office:value-type="float" office:value="-71.23737">
            <text:p>-71.2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6644">
            <text:p>-36.26644</text:p>
          </table:table-cell>
          <table:table-cell office:value-type="float" office:value="-64.27636">
            <text:p>-64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8602">
            <text:p>-40.48602</text:p>
          </table:table-cell>
          <table:table-cell office:value-type="float" office:value="-55.69397">
            <text:p>-55.69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8666">
            <text:p>-46.28666</text:p>
          </table:table-cell>
          <table:table-cell office:value-type="float" office:value="-48.07331">
            <text:p>-48.07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308">
            <text:p>-51.08308</text:p>
          </table:table-cell>
          <table:table-cell office:value-type="float" office:value="-43.97872">
            <text:p>-43.9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2119">
            <text:p>-52.42119</text:p>
          </table:table-cell>
          <table:table-cell office:value-type="float" office:value="-44.90789">
            <text:p>-44.90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75">
            <text:p>-48.675</text:p>
          </table:table-cell>
          <table:table-cell office:value-type="float" office:value="-48.19646">
            <text:p>-48.19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116">
            <text:p>-39.54116</text:p>
          </table:table-cell>
          <table:table-cell office:value-type="float" office:value="-51.04636">
            <text:p>-51.0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9267">
            <text:p>-26.19267</text:p>
          </table:table-cell>
          <table:table-cell office:value-type="float" office:value="-51.10759">
            <text:p>-51.1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5861">
            <text:p>-11.05861</text:p>
          </table:table-cell>
          <table:table-cell office:value-type="float" office:value="-46.75374">
            <text:p>-46.75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28962">
            <text:p>-37.2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559">
            <text:p>-36.82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47733">
            <text:p>-26.4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9464">
            <text:p>-15.89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4357">
            <text:p>-2.244357</text:p>
          </table:table-cell>
          <table:table-cell office:value-type="float" office:value="-12.18248">
            <text:p>-12.18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6655">
            <text:p>-18.96655</text:p>
          </table:table-cell>
          <table:table-cell office:value-type="float" office:value="-7.271085">
            <text:p>-7.271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04">
            <text:p>-37.29604</text:p>
          </table:table-cell>
          <table:table-cell office:value-type="float" office:value="-7.157768">
            <text:p>-7.157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8195">
            <text:p>-53.8195</text:p>
          </table:table-cell>
          <table:table-cell office:value-type="float" office:value="-17.50007">
            <text:p>-17.5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5065">
            <text:p>-65.65065</text:p>
          </table:table-cell>
          <table:table-cell office:value-type="float" office:value="-31.92282">
            <text:p>-31.9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8032">
            <text:p>-71.08032</text:p>
          </table:table-cell>
          <table:table-cell office:value-type="float" office:value="-46.25698">
            <text:p>-46.25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2232">
            <text:p>-69.92232</text:p>
          </table:table-cell>
          <table:table-cell office:value-type="float" office:value="-58.46241">
            <text:p>-58.46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48616">
            <text:p>-63.48616</text:p>
          </table:table-cell>
          <table:table-cell office:value-type="float" office:value="-67.53522">
            <text:p>-67.53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18304">
            <text:p>-54.18304</text:p>
          </table:table-cell>
          <table:table-cell office:value-type="float" office:value="-72.30936">
            <text:p>-72.30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94">
            <text:p>-44.86294</text:p>
          </table:table-cell>
          <table:table-cell office:value-type="float" office:value="-71.18084">
            <text:p>-71.1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897">
            <text:p>-38.06897</text:p>
          </table:table-cell>
          <table:table-cell office:value-type="float" office:value="-64.00973">
            <text:p>-64.00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016">
            <text:p>-35.38016</text:p>
          </table:table-cell>
          <table:table-cell office:value-type="float" office:value="-68.31709">
            <text:p>-68.31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17">
            <text:p>-37.02317</text:p>
          </table:table-cell>
          <table:table-cell office:value-type="float" office:value="-65.1782">
            <text:p>-65.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436">
            <text:p>-41.84436</text:p>
          </table:table-cell>
          <table:table-cell office:value-type="float" office:value="-57.55604">
            <text:p>-57.55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575">
            <text:p>-47.64575</text:p>
          </table:table-cell>
          <table:table-cell office:value-type="float" office:value="-51.34188">
            <text:p>-51.3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69">
            <text:p>-51.8069</text:p>
          </table:table-cell>
          <table:table-cell office:value-type="float" office:value="-47.46779">
            <text:p>-47.4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1504">
            <text:p>-52.01504</text:p>
          </table:table-cell>
          <table:table-cell office:value-type="float" office:value="-46.73743">
            <text:p>-46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3084">
            <text:p>-46.93084</text:p>
          </table:table-cell>
          <table:table-cell office:value-type="float" office:value="-49.25783">
            <text:p>-49.25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1009">
            <text:p>-36.61009</text:p>
          </table:table-cell>
          <table:table-cell office:value-type="float" office:value="-50.9295">
            <text:p>-50.9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6649">
            <text:p>-22.56649</text:p>
          </table:table-cell>
          <table:table-cell office:value-type="float" office:value="-49.5556">
            <text:p>-49.5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60439">
            <text:p>-7.460439</text:p>
          </table:table-cell>
          <table:table-cell office:value-type="float" office:value="-48.94053">
            <text:p>-48.94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851">
            <text:p>-43.02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08066">
            <text:p>-32.0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9565">
            <text:p>-19.89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1466">
            <text:p>-12.5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8306">
            <text:p>-5.978306</text:p>
          </table:table-cell>
          <table:table-cell office:value-type="float" office:value="-7.951766">
            <text:p>-7.951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445">
            <text:p>-23.40445</text:p>
          </table:table-cell>
          <table:table-cell office:value-type="float" office:value="-9.208056">
            <text:p>-9.2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222">
            <text:p>-41.60222</text:p>
          </table:table-cell>
          <table:table-cell office:value-type="float" office:value="-10.80066">
            <text:p>-10.8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21466">
            <text:p>-57.21466</text:p>
          </table:table-cell>
          <table:table-cell office:value-type="float" office:value="-22.36285">
            <text:p>-22.3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9269">
            <text:p>-67.59269</text:p>
          </table:table-cell>
          <table:table-cell office:value-type="float" office:value="-37.21423">
            <text:p>-37.21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17">
            <text:p>-71.37817</text:p>
          </table:table-cell>
          <table:table-cell office:value-type="float" office:value="-50.72342">
            <text:p>-50.7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76574">
            <text:p>-68.76574</text:p>
          </table:table-cell>
          <table:table-cell office:value-type="float" office:value="-61.46957">
            <text:p>-61.46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38274">
            <text:p>-61.38274</text:p>
          </table:table-cell>
          <table:table-cell office:value-type="float" office:value="-68.70934">
            <text:p>-68.70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1194">
            <text:p>-51.81194</text:p>
          </table:table-cell>
          <table:table-cell office:value-type="float" office:value="-71.23863">
            <text:p>-71.23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9915">
            <text:p>-42.89915</text:p>
          </table:table-cell>
          <table:table-cell office:value-type="float" office:value="-67.84451">
            <text:p>-67.84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0525">
            <text:p>-37.00525</text:p>
          </table:table-cell>
          <table:table-cell office:value-type="float" office:value="-80.82526">
            <text:p>-80.8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0321">
            <text:p>-35.40321</text:p>
          </table:table-cell>
          <table:table-cell office:value-type="float" office:value="-73.07269">
            <text:p>-73.0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288">
            <text:p>-37.97288</text:p>
          </table:table-cell>
          <table:table-cell office:value-type="float" office:value="-63.72933">
            <text:p>-63.72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6165">
            <text:p>-43.26165</text:p>
          </table:table-cell>
          <table:table-cell office:value-type="float" office:value="-53.83777">
            <text:p>-53.83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0679">
            <text:p>-48.90679</text:p>
          </table:table-cell>
          <table:table-cell office:value-type="float" office:value="-46.58373">
            <text:p>-46.58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9248">
            <text:p>-52.29248</text:p>
          </table:table-cell>
          <table:table-cell office:value-type="float" office:value="-43.78057">
            <text:p>-43.7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8908">
            <text:p>-51.28908</text:p>
          </table:table-cell>
          <table:table-cell office:value-type="float" office:value="-46.95794">
            <text:p>-46.95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7">
            <text:p>-44.87</text:p>
          </table:table-cell>
          <table:table-cell office:value-type="float" office:value="-50.57151">
            <text:p>-50.5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444">
            <text:p>-33.45444</text:p>
          </table:table-cell>
          <table:table-cell office:value-type="float" office:value="-52.29092">
            <text:p>-52.29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754">
            <text:p>-18.8754</text:p>
          </table:table-cell>
          <table:table-cell office:value-type="float" office:value="-50.29255">
            <text:p>-50.29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88235">
            <text:p>-3.988235</text:p>
          </table:table-cell>
          <table:table-cell office:value-type="float" office:value="-43.44752">
            <text:p>-43.44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37929">
            <text:p>-42.3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4876">
            <text:p>-31.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9387">
            <text:p>-19.4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3587">
            <text:p>-11.43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55915">
            <text:p>-9.955915</text:p>
          </table:table-cell>
          <table:table-cell office:value-type="float" office:value="-9.639024">
            <text:p>-9.63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889">
            <text:p>-27.8889</text:p>
          </table:table-cell>
          <table:table-cell office:value-type="float" office:value="-11.2358">
            <text:p>-11.2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5134">
            <text:p>-45.75134</text:p>
          </table:table-cell>
          <table:table-cell office:value-type="float" office:value="-13.33655">
            <text:p>-13.33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29458">
            <text:p>-60.29458</text:p>
          </table:table-cell>
          <table:table-cell office:value-type="float" office:value="-25.1708">
            <text:p>-25.1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13805">
            <text:p>-69.13805</text:p>
          </table:table-cell>
          <table:table-cell office:value-type="float" office:value="-39.5637">
            <text:p>-39.5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9139">
            <text:p>-71.29139</text:p>
          </table:table-cell>
          <table:table-cell office:value-type="float" office:value="-52.52015">
            <text:p>-52.52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2371">
            <text:p>-67.32371</text:p>
          </table:table-cell>
          <table:table-cell office:value-type="float" office:value="-62.87515">
            <text:p>-62.87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482">
            <text:p>-59.1482</text:p>
          </table:table-cell>
          <table:table-cell office:value-type="float" office:value="-69.26754">
            <text:p>-69.26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826">
            <text:p>-49.4826</text:p>
          </table:table-cell>
          <table:table-cell office:value-type="float" office:value="-70.80376">
            <text:p>-70.8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924">
            <text:p>-41.11924</text:p>
          </table:table-cell>
          <table:table-cell office:value-type="float" office:value="-67.26697">
            <text:p>-67.2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153">
            <text:p>-36.20153</text:p>
          </table:table-cell>
          <table:table-cell office:value-type="float" office:value="-58.45699">
            <text:p>-58.4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89">
            <text:p>-35.6789</text:p>
          </table:table-cell>
          <table:table-cell office:value-type="float" office:value="-64.1518">
            <text:p>-64.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8673">
            <text:p>-39.08673</text:p>
          </table:table-cell>
          <table:table-cell office:value-type="float" office:value="-59.89182">
            <text:p>-59.89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186">
            <text:p>-44.70186</text:p>
          </table:table-cell>
          <table:table-cell office:value-type="float" office:value="-52.97403">
            <text:p>-52.97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3181">
            <text:p>-50.03181</text:p>
          </table:table-cell>
          <table:table-cell office:value-type="float" office:value="-47.05535">
            <text:p>-47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37">
            <text:p>-52.5137</text:p>
          </table:table-cell>
          <table:table-cell office:value-type="float" office:value="-43.84425">
            <text:p>-43.8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662">
            <text:p>-50.23662</text:p>
          </table:table-cell>
          <table:table-cell office:value-type="float" office:value="-46.2664">
            <text:p>-46.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785">
            <text:p>-42.50785</text:p>
          </table:table-cell>
          <table:table-cell office:value-type="float" office:value="-49.27602">
            <text:p>-49.2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0635">
            <text:p>-30.10635</text:p>
          </table:table-cell>
          <table:table-cell office:value-type="float" office:value="-50.36069">
            <text:p>-50.36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6375">
            <text:p>-15.16375</text:p>
          </table:table-cell>
          <table:table-cell office:value-type="float" office:value="-47.4431">
            <text:p>-47.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00892">
            <text:p>-0.6900892</text:p>
          </table:table-cell>
          <table:table-cell office:value-type="float" office:value="-39.79136">
            <text:p>-39.79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69398">
            <text:p>-26.69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00204">
            <text:p>-24.00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9728">
            <text:p>-14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94364">
            <text:p>-9.69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295">
            <text:p>-14.13295</text:p>
          </table:table-cell>
          <table:table-cell office:value-type="float" office:value="-8.252523">
            <text:p>-8.252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675">
            <text:p>-32.3675</text:p>
          </table:table-cell>
          <table:table-cell office:value-type="float" office:value="-9.027349">
            <text:p>-9.02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0124">
            <text:p>-49.70124</text:p>
          </table:table-cell>
          <table:table-cell office:value-type="float" office:value="-14.14299">
            <text:p>-14.1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3161">
            <text:p>-63.03161</text:p>
          </table:table-cell>
          <table:table-cell office:value-type="float" office:value="-28.2103">
            <text:p>-28.2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8059">
            <text:p>-70.28059</text:p>
          </table:table-cell>
          <table:table-cell office:value-type="float" office:value="-43.05952">
            <text:p>-43.0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3668">
            <text:p>-70.83668</text:p>
          </table:table-cell>
          <table:table-cell office:value-type="float" office:value="-55.89193">
            <text:p>-55.89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2873">
            <text:p>-65.62873</text:p>
          </table:table-cell>
          <table:table-cell office:value-type="float" office:value="-65.67257">
            <text:p>-65.67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2585">
            <text:p>-56.82585</text:p>
          </table:table-cell>
          <table:table-cell office:value-type="float" office:value="-71.17499">
            <text:p>-71.17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75">
            <text:p>-47.23275</text:p>
          </table:table-cell>
          <table:table-cell office:value-type="float" office:value="-71.2155">
            <text:p>-71.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81">
            <text:p>-39.5481</text:p>
          </table:table-cell>
          <table:table-cell office:value-type="float" office:value="-65.88476">
            <text:p>-65.88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26">
            <text:p>-35.66426</text:p>
          </table:table-cell>
          <table:table-cell office:value-type="float" office:value="-55.82722">
            <text:p>-55.82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9281">
            <text:p>-36.19281</text:p>
          </table:table-cell>
          <table:table-cell office:value-type="float" office:value="-61.31597">
            <text:p>-61.31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352">
            <text:p>-40.3352</text:p>
          </table:table-cell>
          <table:table-cell office:value-type="float" office:value="-56.09544">
            <text:p>-56.09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524">
            <text:p>-46.12524</text:p>
          </table:table-cell>
          <table:table-cell office:value-type="float" office:value="-49.58121">
            <text:p>-49.58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8619">
            <text:p>-50.98619</text:p>
          </table:table-cell>
          <table:table-cell office:value-type="float" office:value="-44.79368">
            <text:p>-44.7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802">
            <text:p>-52.44802</text:p>
          </table:table-cell>
          <table:table-cell office:value-type="float" office:value="-44.27115">
            <text:p>-44.27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5546">
            <text:p>-48.85546</text:p>
          </table:table-cell>
          <table:table-cell office:value-type="float" office:value="-47.80196">
            <text:p>-47.80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6307">
            <text:p>-39.86307</text:p>
          </table:table-cell>
          <table:table-cell office:value-type="float" office:value="-50.78547">
            <text:p>-50.7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0458">
            <text:p>-26.60458</text:p>
          </table:table-cell>
          <table:table-cell office:value-type="float" office:value="-51.29463">
            <text:p>-51.29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7911">
            <text:p>-11.47911</text:p>
          </table:table-cell>
          <table:table-cell office:value-type="float" office:value="-47.36129">
            <text:p>-47.36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86961">
            <text:p>-37.8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86161">
            <text:p>-35.86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33283">
            <text:p>-26.33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7621">
            <text:p>-15.97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1505">
            <text:p>-1.831505</text:p>
          </table:table-cell>
          <table:table-cell office:value-type="float" office:value="-12.0075">
            <text:p>-12.0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608">
            <text:p>-18.4608</text:p>
          </table:table-cell>
          <table:table-cell office:value-type="float" office:value="-7.318771">
            <text:p>-7.318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2">
            <text:p>-36.792</text:p>
          </table:table-cell>
          <table:table-cell office:value-type="float" office:value="-7.170611">
            <text:p>-7.17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0933">
            <text:p>-53.40933</text:p>
          </table:table-cell>
          <table:table-cell office:value-type="float" office:value="-17.38759">
            <text:p>-17.3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0207">
            <text:p>-65.40207</text:p>
          </table:table-cell>
          <table:table-cell office:value-type="float" office:value="-31.80816">
            <text:p>-31.8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2041">
            <text:p>-71.02041</text:p>
          </table:table-cell>
          <table:table-cell office:value-type="float" office:value="-46.12857">
            <text:p>-46.1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3616">
            <text:p>-70.03616</text:p>
          </table:table-cell>
          <table:table-cell office:value-type="float" office:value="-58.42443">
            <text:p>-58.4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1815">
            <text:p>-63.71815</text:p>
          </table:table-cell>
          <table:table-cell office:value-type="float" office:value="-67.67513">
            <text:p>-67.67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567">
            <text:p>-54.4567</text:p>
          </table:table-cell>
          <table:table-cell office:value-type="float" office:value="-72.5711">
            <text:p>-72.5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0001">
            <text:p>-45.10001</text:p>
          </table:table-cell>
          <table:table-cell office:value-type="float" office:value="-71.54719">
            <text:p>-7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0768">
            <text:p>-38.20768</text:p>
          </table:table-cell>
          <table:table-cell office:value-type="float" office:value="-64.40772">
            <text:p>-64.4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441">
            <text:p>-35.39441</text:p>
          </table:table-cell>
          <table:table-cell office:value-type="float" office:value="-69.31335">
            <text:p>-69.31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27">
            <text:p>-36.92527</text:p>
          </table:table-cell>
          <table:table-cell office:value-type="float" office:value="-65.05087">
            <text:p>-65.0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8427">
            <text:p>-41.68427</text:p>
          </table:table-cell>
          <table:table-cell office:value-type="float" office:value="-58.3279">
            <text:p>-58.3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93">
            <text:p>-47.49393</text:p>
          </table:table-cell>
          <table:table-cell office:value-type="float" office:value="-52.44636">
            <text:p>-52.4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46">
            <text:p>-51.7346</text:p>
          </table:table-cell>
          <table:table-cell office:value-type="float" office:value="-48.79932">
            <text:p>-48.79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791">
            <text:p>-52.07791</text:p>
          </table:table-cell>
          <table:table-cell office:value-type="float" office:value="-48.00715">
            <text:p>-48.00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837">
            <text:p>-47.14837</text:p>
          </table:table-cell>
          <table:table-cell office:value-type="float" office:value="-49.22988">
            <text:p>-49.2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6002">
            <text:p>-36.96002</text:p>
          </table:table-cell>
          <table:table-cell office:value-type="float" office:value="-50.66115">
            <text:p>-50.6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813">
            <text:p>-22.98813</text:p>
          </table:table-cell>
          <table:table-cell office:value-type="float" office:value="-49.21634">
            <text:p>-49.2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34">
            <text:p>-7.86934</text:p>
          </table:table-cell>
          <table:table-cell office:value-type="float" office:value="-47.17596">
            <text:p>-47.1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603">
            <text:p>-43.02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64687">
            <text:p>-33.6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95564">
            <text:p>-20.9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3074">
            <text:p>-12.03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35164">
            <text:p>-5.535164</text:p>
          </table:table-cell>
          <table:table-cell office:value-type="float" office:value="-6.782551">
            <text:p>-6.7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982">
            <text:p>-22.88982</text:p>
          </table:table-cell>
          <table:table-cell office:value-type="float" office:value="-6.171236">
            <text:p>-6.1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293">
            <text:p>-41.11293</text:p>
          </table:table-cell>
          <table:table-cell office:value-type="float" office:value="-10.03262">
            <text:p>-10.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3926">
            <text:p>-56.83926</text:p>
          </table:table-cell>
          <table:table-cell office:value-type="float" office:value="-21.62173">
            <text:p>-21.62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876">
            <text:p>-67.38876</text:p>
          </table:table-cell>
          <table:table-cell office:value-type="float" office:value="-36.19584">
            <text:p>-36.1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04">
            <text:p>-71.36404</text:p>
          </table:table-cell>
          <table:table-cell office:value-type="float" office:value="-49.80106">
            <text:p>-49.8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1405">
            <text:p>-68.91405</text:p>
          </table:table-cell>
          <table:table-cell office:value-type="float" office:value="-60.74176">
            <text:p>-60.7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63221">
            <text:p>-61.63221</text:p>
          </table:table-cell>
          <table:table-cell office:value-type="float" office:value="-68.27071">
            <text:p>-68.27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8423">
            <text:p>-52.08423</text:p>
          </table:table-cell>
          <table:table-cell office:value-type="float" office:value="-71.05527">
            <text:p>-71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39">
            <text:p>-43.11639</text:p>
          </table:table-cell>
          <table:table-cell office:value-type="float" office:value="-67.80392">
            <text:p>-67.8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1476">
            <text:p>-37.11476</text:p>
          </table:table-cell>
          <table:table-cell office:value-type="float" office:value="-59.24158">
            <text:p>-59.24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721">
            <text:p>-35.38721</text:p>
          </table:table-cell>
          <table:table-cell office:value-type="float" office:value="-69.65092">
            <text:p>-69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5463">
            <text:p>-37.85463</text:p>
          </table:table-cell>
          <table:table-cell office:value-type="float" office:value="-64.4132">
            <text:p>-64.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9692">
            <text:p>-43.09692</text:p>
          </table:table-cell>
          <table:table-cell office:value-type="float" office:value="-55.8298">
            <text:p>-55.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6714">
            <text:p>-48.76714</text:p>
          </table:table-cell>
          <table:table-cell office:value-type="float" office:value="-47.58096">
            <text:p>-47.5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5008">
            <text:p>-52.25008</text:p>
          </table:table-cell>
          <table:table-cell office:value-type="float" office:value="-42.85484">
            <text:p>-42.85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8957">
            <text:p>-51.38957</text:p>
          </table:table-cell>
          <table:table-cell office:value-type="float" office:value="-46.48787">
            <text:p>-46.48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311">
            <text:p>-45.12311</text:p>
          </table:table-cell>
          <table:table-cell office:value-type="float" office:value="-50.17656">
            <text:p>-50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2774">
            <text:p>-33.82774</text:p>
          </table:table-cell>
          <table:table-cell office:value-type="float" office:value="-52.05721">
            <text:p>-52.05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25">
            <text:p>-19.3025</text:p>
          </table:table-cell>
          <table:table-cell office:value-type="float" office:value="-50.22629">
            <text:p>-50.2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80709">
            <text:p>-4.380709</text:p>
          </table:table-cell>
          <table:table-cell office:value-type="float" office:value="-43.43463">
            <text:p>-43.43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54916">
            <text:p>-40.5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6396">
            <text:p>-30.4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301">
            <text:p>-18.0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76321">
            <text:p>-9.97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86604">
            <text:p>-9.486604</text:p>
          </table:table-cell>
          <table:table-cell office:value-type="float" office:value="-8.0619">
            <text:p>-8.0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7122">
            <text:p>-27.37122</text:p>
          </table:table-cell>
          <table:table-cell office:value-type="float" office:value="-9.287386">
            <text:p>-9.287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8357">
            <text:p>-45.28357</text:p>
          </table:table-cell>
          <table:table-cell office:value-type="float" office:value="-11.66959">
            <text:p>-11.6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5657">
            <text:p>-59.95657</text:p>
          </table:table-cell>
          <table:table-cell office:value-type="float" office:value="-24.22176">
            <text:p>-24.2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8063">
            <text:p>-68.98063</text:p>
          </table:table-cell>
          <table:table-cell office:value-type="float" office:value="-38.90173">
            <text:p>-38.9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2009">
            <text:p>-71.32009</text:p>
          </table:table-cell>
          <table:table-cell office:value-type="float" office:value="-52.10021">
            <text:p>-52.1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0305">
            <text:p>-67.50305</text:p>
          </table:table-cell>
          <table:table-cell office:value-type="float" office:value="-62.47034">
            <text:p>-62.4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41147">
            <text:p>-59.41147</text:p>
          </table:table-cell>
          <table:table-cell office:value-type="float" office:value="-69.0209">
            <text:p>-69.0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4682">
            <text:p>-49.74682</text:p>
          </table:table-cell>
          <table:table-cell office:value-type="float" office:value="-70.77397">
            <text:p>-70.7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1402">
            <text:p>-41.31402</text:p>
          </table:table-cell>
          <table:table-cell office:value-type="float" office:value="-67.82223">
            <text:p>-67.82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059">
            <text:p>-36.28059</text:p>
          </table:table-cell>
          <table:table-cell office:value-type="float" office:value="-59.37554">
            <text:p>-59.37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503">
            <text:p>-35.63503</text:p>
          </table:table-cell>
          <table:table-cell office:value-type="float" office:value="-64.87462">
            <text:p>-64.87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132">
            <text:p>-38.95132</text:p>
          </table:table-cell>
          <table:table-cell office:value-type="float" office:value="-61.65491">
            <text:p>-61.6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3544">
            <text:p>-44.53544</text:p>
          </table:table-cell>
          <table:table-cell office:value-type="float" office:value="-53.74244">
            <text:p>-53.74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1101">
            <text:p>-49.91101</text:p>
          </table:table-cell>
          <table:table-cell office:value-type="float" office:value="-47.43758">
            <text:p>-47.4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287">
            <text:p>-52.50287</text:p>
          </table:table-cell>
          <table:table-cell office:value-type="float" office:value="-44.78662">
            <text:p>-44.78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444">
            <text:p>-50.37444</text:p>
          </table:table-cell>
          <table:table-cell office:value-type="float" office:value="-46.83803">
            <text:p>-46.83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438">
            <text:p>-42.79438</text:p>
          </table:table-cell>
          <table:table-cell office:value-type="float" office:value="-49.36714">
            <text:p>-49.36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0066">
            <text:p>-30.50066</text:p>
          </table:table-cell>
          <table:table-cell office:value-type="float" office:value="-50.55752">
            <text:p>-50.55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9128">
            <text:p>-15.59128</text:p>
          </table:table-cell>
          <table:table-cell office:value-type="float" office:value="-47.87703">
            <text:p>-47.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8895">
            <text:p>-1.058895</text:p>
          </table:table-cell>
          <table:table-cell office:value-type="float" office:value="-40.45266">
            <text:p>-40.45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44748">
            <text:p>-27.44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55438">
            <text:p>-23.5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346">
            <text:p>-14.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70112">
            <text:p>-7.77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277">
            <text:p>-13.64277</text:p>
          </table:table-cell>
          <table:table-cell office:value-type="float" office:value="-5.065813">
            <text:p>-5.065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5437">
            <text:p>-31.85437</text:p>
          </table:table-cell>
          <table:table-cell office:value-type="float" office:value="-6.349558">
            <text:p>-6.34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5767">
            <text:p>-49.25767</text:p>
          </table:table-cell>
          <table:table-cell office:value-type="float" office:value="-14.67976">
            <text:p>-14.6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73455">
            <text:p>-62.73455</text:p>
          </table:table-cell>
          <table:table-cell office:value-type="float" office:value="-28.31601">
            <text:p>-28.3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6946">
            <text:p>-70.16946</text:p>
          </table:table-cell>
          <table:table-cell office:value-type="float" office:value="-42.8908">
            <text:p>-42.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068">
            <text:p>-70.9068</text:p>
          </table:table-cell>
          <table:table-cell office:value-type="float" office:value="-55.6483">
            <text:p>-55.6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3622">
            <text:p>-65.83622</text:p>
          </table:table-cell>
          <table:table-cell office:value-type="float" office:value="-65.4166">
            <text:p>-65.4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69">
            <text:p>-57.09569</text:p>
          </table:table-cell>
          <table:table-cell office:value-type="float" office:value="-70.87048">
            <text:p>-70.87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8644">
            <text:p>-47.48644</text:p>
          </table:table-cell>
          <table:table-cell office:value-type="float" office:value="-70.98087">
            <text:p>-70.98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789">
            <text:p>-39.71789</text:p>
          </table:table-cell>
          <table:table-cell office:value-type="float" office:value="-65.49645">
            <text:p>-65.49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254">
            <text:p>-35.71254</text:p>
          </table:table-cell>
          <table:table-cell office:value-type="float" office:value="-72.72927">
            <text:p>-72.7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234">
            <text:p>-36.12234</text:p>
          </table:table-cell>
          <table:table-cell office:value-type="float" office:value="-57.06396">
            <text:p>-57.0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506">
            <text:p>-40.18506</text:p>
          </table:table-cell>
          <table:table-cell office:value-type="float" office:value="-51.17">
            <text:p>-51.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6416">
            <text:p>-45.96416</text:p>
          </table:table-cell>
          <table:table-cell office:value-type="float" office:value="-44.6491">
            <text:p>-44.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619">
            <text:p>-50.88619</text:p>
          </table:table-cell>
          <table:table-cell office:value-type="float" office:value="-41.65852">
            <text:p>-41.65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044">
            <text:p>-52.47044</text:p>
          </table:table-cell>
          <table:table-cell office:value-type="float" office:value="-44.47815">
            <text:p>-44.4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122">
            <text:p>-49.03122</text:p>
          </table:table-cell>
          <table:table-cell office:value-type="float" office:value="-47.85471">
            <text:p>-47.85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122">
            <text:p>-40.18122</text:p>
          </table:table-cell>
          <table:table-cell office:value-type="float" office:value="-51.444">
            <text:p>-51.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435">
            <text:p>-27.01435</text:p>
          </table:table-cell>
          <table:table-cell office:value-type="float" office:value="-51.94407">
            <text:p>-51.94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043">
            <text:p>-11.90043</text:p>
          </table:table-cell>
          <table:table-cell office:value-type="float" office:value="-47.95547">
            <text:p>-47.95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3749">
            <text:p>-38.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383">
            <text:p>-36.8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903">
            <text:p>-26.9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222">
            <text:p>-17.19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3095">
            <text:p>-1.423095</text:p>
          </table:table-cell>
          <table:table-cell office:value-type="float" office:value="-12.41721">
            <text:p>-12.41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5641">
            <text:p>-17.95641</text:p>
          </table:table-cell>
          <table:table-cell office:value-type="float" office:value="-7.249955">
            <text:p>-7.24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8">
            <text:p>-36.28698</text:p>
          </table:table-cell>
          <table:table-cell office:value-type="float" office:value="-6.981457">
            <text:p>-6.981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9592">
            <text:p>-52.99592</text:p>
          </table:table-cell>
          <table:table-cell office:value-type="float" office:value="-17.02833">
            <text:p>-17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1484">
            <text:p>-65.1484</text:p>
          </table:table-cell>
          <table:table-cell office:value-type="float" office:value="-31.38199">
            <text:p>-31.3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5559">
            <text:p>-70.95559</text:p>
          </table:table-cell>
          <table:table-cell office:value-type="float" office:value="-45.77134">
            <text:p>-45.77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4521">
            <text:p>-70.14521</text:p>
          </table:table-cell>
          <table:table-cell office:value-type="float" office:value="-58.13164">
            <text:p>-58.1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9478">
            <text:p>-63.9478</text:p>
          </table:table-cell>
          <table:table-cell office:value-type="float" office:value="-67.17868">
            <text:p>-67.17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73042">
            <text:p>-54.73042</text:p>
          </table:table-cell>
          <table:table-cell office:value-type="float" office:value="-72.14728">
            <text:p>-72.14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855">
            <text:p>-45.33855</text:p>
          </table:table-cell>
          <table:table-cell office:value-type="float" office:value="-71.14319">
            <text:p>-71.1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4967">
            <text:p>-38.34967</text:p>
          </table:table-cell>
          <table:table-cell office:value-type="float" office:value="-64.36382">
            <text:p>-64.36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196">
            <text:p>-35.41196</text:p>
          </table:table-cell>
          <table:table-cell office:value-type="float" office:value="-69.36709">
            <text:p>-69.36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3046">
            <text:p>-36.83046</text:p>
          </table:table-cell>
          <table:table-cell office:value-type="float" office:value="-65.12581">
            <text:p>-65.1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2503">
            <text:p>-41.52503</text:p>
          </table:table-cell>
          <table:table-cell office:value-type="float" office:value="-58.55332">
            <text:p>-58.55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4048">
            <text:p>-47.34048</text:p>
          </table:table-cell>
          <table:table-cell office:value-type="float" office:value="-52.36024">
            <text:p>-52.3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5974">
            <text:p>-51.65974</text:p>
          </table:table-cell>
          <table:table-cell office:value-type="float" office:value="-48.79073">
            <text:p>-48.79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3655">
            <text:p>-52.13655</text:p>
          </table:table-cell>
          <table:table-cell office:value-type="float" office:value="-47.83639">
            <text:p>-47.8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132">
            <text:p>-47.36132</text:p>
          </table:table-cell>
          <table:table-cell office:value-type="float" office:value="-49.20661">
            <text:p>-49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0647">
            <text:p>-37.30647</text:p>
          </table:table-cell>
          <table:table-cell office:value-type="float" office:value="-50.67472">
            <text:p>-50.67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883">
            <text:p>-23.40883</text:p>
          </table:table-cell>
          <table:table-cell office:value-type="float" office:value="-49.54215">
            <text:p>-49.54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9702">
            <text:p>-8.279702</text:p>
          </table:table-cell>
          <table:table-cell office:value-type="float" office:value="-52.13516">
            <text:p>-52.13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2894">
            <text:p>-37.3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26874">
            <text:p>-29.26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2236">
            <text:p>-18.02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4083">
            <text:p>-10.8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95327">
            <text:p>-5.095327</text:p>
          </table:table-cell>
          <table:table-cell office:value-type="float" office:value="-7.254553">
            <text:p>-7.254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7624">
            <text:p>-22.37624</text:p>
          </table:table-cell>
          <table:table-cell office:value-type="float" office:value="-7.292048">
            <text:p>-7.29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229">
            <text:p>-40.62229</text:p>
          </table:table-cell>
          <table:table-cell office:value-type="float" office:value="-10.72543">
            <text:p>-10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45971">
            <text:p>-56.45971</text:p>
          </table:table-cell>
          <table:table-cell office:value-type="float" office:value="-21.81954">
            <text:p>-21.8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7998">
            <text:p>-67.17998</text:p>
          </table:table-cell>
          <table:table-cell office:value-type="float" office:value="-36.08705">
            <text:p>-36.08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48">
            <text:p>-71.34448</text:p>
          </table:table-cell>
          <table:table-cell office:value-type="float" office:value="-49.61139">
            <text:p>-49.61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5851">
            <text:p>-69.05851</text:p>
          </table:table-cell>
          <table:table-cell office:value-type="float" office:value="-60.82825">
            <text:p>-60.8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8007">
            <text:p>-61.88007</text:p>
          </table:table-cell>
          <table:table-cell office:value-type="float" office:value="-68.52402">
            <text:p>-68.52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4">
            <text:p>-52.35634</text:p>
          </table:table-cell>
          <table:table-cell office:value-type="float" office:value="-71.49203">
            <text:p>-71.4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3604">
            <text:p>-43.33604</text:p>
          </table:table-cell>
          <table:table-cell office:value-type="float" office:value="-68.40678">
            <text:p>-68.4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2759">
            <text:p>-37.22759</text:p>
          </table:table-cell>
          <table:table-cell office:value-type="float" office:value="-60.33449">
            <text:p>-60.33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484">
            <text:p>-35.37484</text:p>
          </table:table-cell>
          <table:table-cell office:value-type="float" office:value="-69.87632">
            <text:p>-69.8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386">
            <text:p>-37.7386</text:p>
          </table:table-cell>
          <table:table-cell office:value-type="float" office:value="-61.64909">
            <text:p>-61.64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3217">
            <text:p>-42.93217</text:p>
          </table:table-cell>
          <table:table-cell office:value-type="float" office:value="-53.84532">
            <text:p>-53.84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2645">
            <text:p>-48.62645</text:p>
          </table:table-cell>
          <table:table-cell office:value-type="float" office:value="-46.30442">
            <text:p>-46.30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0371">
            <text:p>-52.20371</text:p>
          </table:table-cell>
          <table:table-cell office:value-type="float" office:value="-42.61411">
            <text:p>-42.6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8533">
            <text:p>-51.48533</text:p>
          </table:table-cell>
          <table:table-cell office:value-type="float" office:value="-45.98083">
            <text:p>-45.9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01">
            <text:p>-45.37201</text:p>
          </table:table-cell>
          <table:table-cell office:value-type="float" office:value="-50.18201">
            <text:p>-50.1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9895">
            <text:p>-34.19895</text:p>
          </table:table-cell>
          <table:table-cell office:value-type="float" office:value="-52.40675">
            <text:p>-52.40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905">
            <text:p>-19.72905</text:p>
          </table:table-cell>
          <table:table-cell office:value-type="float" office:value="-50.90244">
            <text:p>-50.90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4697">
            <text:p>-4.774697</text:p>
          </table:table-cell>
          <table:table-cell office:value-type="float" office:value="-44.30461">
            <text:p>-44.3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78942">
            <text:p>-41.78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1873">
            <text:p>-31.1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7132">
            <text:p>-18.4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7">
            <text:p>-10.1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20338">
            <text:p>-9.020338</text:p>
          </table:table-cell>
          <table:table-cell office:value-type="float" office:value="-8.104549">
            <text:p>-8.10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27">
            <text:p>-26.85427</text:p>
          </table:table-cell>
          <table:table-cell office:value-type="float" office:value="-10.00838">
            <text:p>-10.0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261">
            <text:p>-44.81261</text:p>
          </table:table-cell>
          <table:table-cell office:value-type="float" office:value="-11.32957">
            <text:p>-11.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1445">
            <text:p>-59.61445</text:p>
          </table:table-cell>
          <table:table-cell office:value-type="float" office:value="-23.33494">
            <text:p>-23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783">
            <text:p>-68.81783</text:p>
          </table:table-cell>
          <table:table-cell office:value-type="float" office:value="-38.40157">
            <text:p>-38.40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28">
            <text:p>-71.34428</text:p>
          </table:table-cell>
          <table:table-cell office:value-type="float" office:value="-52.17022">
            <text:p>-52.1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67924">
            <text:p>-67.67924</text:p>
          </table:table-cell>
          <table:table-cell office:value-type="float" office:value="-62.97105">
            <text:p>-62.97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7278">
            <text:p>-59.67278</text:p>
          </table:table-cell>
          <table:table-cell office:value-type="float" office:value="-69.79986">
            <text:p>-69.7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1268">
            <text:p>-50.01268</text:p>
          </table:table-cell>
          <table:table-cell office:value-type="float" office:value="-72.2274">
            <text:p>-72.2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5">
            <text:p>-41.5115</text:p>
          </table:table-cell>
          <table:table-cell office:value-type="float" office:value="-68.61057">
            <text:p>-68.61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6315">
            <text:p>-36.36315</text:p>
          </table:table-cell>
          <table:table-cell office:value-type="float" office:value="-59.67202">
            <text:p>-59.6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402">
            <text:p>-35.59402</text:p>
          </table:table-cell>
          <table:table-cell office:value-type="float" office:value="-65.32806">
            <text:p>-65.32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1741">
            <text:p>-38.81741</text:p>
          </table:table-cell>
          <table:table-cell office:value-type="float" office:value="-61.93006">
            <text:p>-61.9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959">
            <text:p>-44.36959</text:p>
          </table:table-cell>
          <table:table-cell office:value-type="float" office:value="-54.91869">
            <text:p>-54.91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598">
            <text:p>-49.78598</text:p>
          </table:table-cell>
          <table:table-cell office:value-type="float" office:value="-49.56303">
            <text:p>-49.56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786">
            <text:p>-52.48786</text:p>
          </table:table-cell>
          <table:table-cell office:value-type="float" office:value="-46.95606">
            <text:p>-46.95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0798">
            <text:p>-50.50798</text:p>
          </table:table-cell>
          <table:table-cell office:value-type="float" office:value="-47.43679">
            <text:p>-47.43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79">
            <text:p>-43.0779</text:p>
          </table:table-cell>
          <table:table-cell office:value-type="float" office:value="-49.8947">
            <text:p>-49.8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9258">
            <text:p>-30.89258</text:p>
          </table:table-cell>
          <table:table-cell office:value-type="float" office:value="-50.78088">
            <text:p>-50.7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1836">
            <text:p>-16.01836</text:p>
          </table:table-cell>
          <table:table-cell office:value-type="float" office:value="-48.02166">
            <text:p>-48.0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605">
            <text:p>-1.432605</text:p>
          </table:table-cell>
          <table:table-cell office:value-type="float" office:value="-40.74194">
            <text:p>-40.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0989">
            <text:p>-37.30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10432">
            <text:p>-28.10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57624">
            <text:p>-16.57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1048">
            <text:p>-8.25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538">
            <text:p>-13.15538</text:p>
          </table:table-cell>
          <table:table-cell office:value-type="float" office:value="-4.974372">
            <text:p>-4.97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45">
            <text:p>-31.33845</text:p>
          </table:table-cell>
          <table:table-cell office:value-type="float" office:value="-6.69407">
            <text:p>-6.6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1136">
            <text:p>-48.81136</text:p>
          </table:table-cell>
          <table:table-cell office:value-type="float" office:value="-14.18355">
            <text:p>-14.18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43289">
            <text:p>-62.43289</text:p>
          </table:table-cell>
          <table:table-cell office:value-type="float" office:value="-28.17833">
            <text:p>-2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5334">
            <text:p>-70.05334</text:p>
          </table:table-cell>
          <table:table-cell office:value-type="float" office:value="-42.85175">
            <text:p>-42.8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726">
            <text:p>-70.9726</text:p>
          </table:table-cell>
          <table:table-cell office:value-type="float" office:value="-55.64103">
            <text:p>-55.64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4012">
            <text:p>-66.04012</text:p>
          </table:table-cell>
          <table:table-cell office:value-type="float" office:value="-65.47197">
            <text:p>-65.4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36702">
            <text:p>-57.36702</text:p>
          </table:table-cell>
          <table:table-cell office:value-type="float" office:value="-71.07155">
            <text:p>-71.07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166">
            <text:p>-47.74166</text:p>
          </table:table-cell>
          <table:table-cell office:value-type="float" office:value="-71.15363">
            <text:p>-71.15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42">
            <text:p>-39.89042</text:p>
          </table:table-cell>
          <table:table-cell office:value-type="float" office:value="-66.1244">
            <text:p>-66.1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421">
            <text:p>-35.76421</text:p>
          </table:table-cell>
          <table:table-cell office:value-type="float" office:value="-73.15279">
            <text:p>-73.1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457">
            <text:p>-36.05457</text:p>
          </table:table-cell>
          <table:table-cell office:value-type="float" office:value="-67.60269">
            <text:p>-67.60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3696">
            <text:p>-40.03696</text:p>
          </table:table-cell>
          <table:table-cell office:value-type="float" office:value="-57.98676">
            <text:p>-57.98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021">
            <text:p>-45.80021</text:p>
          </table:table-cell>
          <table:table-cell office:value-type="float" office:value="-49.47905">
            <text:p>-49.47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8352">
            <text:p>-50.78352</text:p>
          </table:table-cell>
          <table:table-cell office:value-type="float" office:value="-45.15553">
            <text:p>-45.15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92">
            <text:p>-52.4892</text:p>
          </table:table-cell>
          <table:table-cell office:value-type="float" office:value="-45.1072">
            <text:p>-45.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0259">
            <text:p>-49.20259</text:p>
          </table:table-cell>
          <table:table-cell office:value-type="float" office:value="-47.74979">
            <text:p>-47.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591">
            <text:p>-40.49591</text:p>
          </table:table-cell>
          <table:table-cell office:value-type="float" office:value="-50.88573">
            <text:p>-50.8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2254">
            <text:p>-27.42254</text:p>
          </table:table-cell>
          <table:table-cell office:value-type="float" office:value="-51.34929">
            <text:p>-51.34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2411">
            <text:p>-12.32411</text:p>
          </table:table-cell>
          <table:table-cell office:value-type="float" office:value="-47.25827">
            <text:p>-47.2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111">
            <text:p>-38.1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02145">
            <text:p>-38.02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9469">
            <text:p>-28.0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4193">
            <text:p>-18.44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608">
            <text:p>-1.018608</text:p>
          </table:table-cell>
          <table:table-cell office:value-type="float" office:value="-10.71348">
            <text:p>-10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5201">
            <text:p>-17.45201</text:p>
          </table:table-cell>
          <table:table-cell office:value-type="float" office:value="-6.323752">
            <text:p>-6.32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8067">
            <text:p>-35.78067</text:p>
          </table:table-cell>
          <table:table-cell office:value-type="float" office:value="-5.969593">
            <text:p>-5.9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7887">
            <text:p>-52.57887</text:p>
          </table:table-cell>
          <table:table-cell office:value-type="float" office:value="-15.98513">
            <text:p>-15.98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8934">
            <text:p>-64.88934</text:p>
          </table:table-cell>
          <table:table-cell office:value-type="float" office:value="-30.45477">
            <text:p>-30.4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8548">
            <text:p>-70.88548</text:p>
          </table:table-cell>
          <table:table-cell office:value-type="float" office:value="-44.91072">
            <text:p>-44.9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997">
            <text:p>-70.24997</text:p>
          </table:table-cell>
          <table:table-cell office:value-type="float" office:value="-57.52526">
            <text:p>-57.5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17645">
            <text:p>-64.17645</text:p>
          </table:table-cell>
          <table:table-cell office:value-type="float" office:value="-67.07607">
            <text:p>-67.07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00402">
            <text:p>-55.00402</text:p>
          </table:table-cell>
          <table:table-cell office:value-type="float" office:value="-72.24344">
            <text:p>-72.2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904">
            <text:p>-45.57904</text:p>
          </table:table-cell>
          <table:table-cell office:value-type="float" office:value="-71.05067">
            <text:p>-71.05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9538">
            <text:p>-38.49538</text:p>
          </table:table-cell>
          <table:table-cell office:value-type="float" office:value="-64.20055">
            <text:p>-64.20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302">
            <text:p>-35.43302</text:p>
          </table:table-cell>
          <table:table-cell office:value-type="float" office:value="-53.40384">
            <text:p>-53.4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3829">
            <text:p>-36.73829</text:p>
          </table:table-cell>
          <table:table-cell office:value-type="float" office:value="-56.96716">
            <text:p>-56.96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535">
            <text:p>-41.36535</text:p>
          </table:table-cell>
          <table:table-cell office:value-type="float" office:value="-55.02657">
            <text:p>-55.0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584">
            <text:p>-47.18584</text:p>
          </table:table-cell>
          <table:table-cell office:value-type="float" office:value="-51.16934">
            <text:p>-51.16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8181">
            <text:p>-51.58181</text:p>
          </table:table-cell>
          <table:table-cell office:value-type="float" office:value="-48.49">
            <text:p>-48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041">
            <text:p>-52.19041</text:p>
          </table:table-cell>
          <table:table-cell office:value-type="float" office:value="-47.59912">
            <text:p>-47.5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003">
            <text:p>-47.57003</text:p>
          </table:table-cell>
          <table:table-cell office:value-type="float" office:value="-48.18895">
            <text:p>-48.1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4983">
            <text:p>-37.64983</text:p>
          </table:table-cell>
          <table:table-cell office:value-type="float" office:value="-49.93546">
            <text:p>-49.93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984">
            <text:p>-23.82984</text:p>
          </table:table-cell>
          <table:table-cell office:value-type="float" office:value="-48.73164">
            <text:p>-48.7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91602">
            <text:p>-8.691602</text:p>
          </table:table-cell>
          <table:table-cell office:value-type="float" office:value="-47.41305">
            <text:p>-47.4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33339">
            <text:p>-41.3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77566">
            <text:p>-30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69845">
            <text:p>-19.6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9387">
            <text:p>-12.0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7626">
            <text:p>-4.657626</text:p>
          </table:table-cell>
          <table:table-cell office:value-type="float" office:value="-8.547941">
            <text:p>-8.547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6343">
            <text:p>-21.86343</text:p>
          </table:table-cell>
          <table:table-cell office:value-type="float" office:value="-8.83271">
            <text:p>-8.83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2971">
            <text:p>-40.12971</text:p>
          </table:table-cell>
          <table:table-cell office:value-type="float" office:value="-11.02768">
            <text:p>-11.0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7524">
            <text:p>-56.07524</text:p>
          </table:table-cell>
          <table:table-cell office:value-type="float" office:value="-21.17887">
            <text:p>-21.17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6595">
            <text:p>-66.96595</text:p>
          </table:table-cell>
          <table:table-cell office:value-type="float" office:value="-35.46138">
            <text:p>-35.4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1977">
            <text:p>-71.31977</text:p>
          </table:table-cell>
          <table:table-cell office:value-type="float" office:value="-49.32379">
            <text:p>-49.32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0023">
            <text:p>-69.20023</text:p>
          </table:table-cell>
          <table:table-cell office:value-type="float" office:value="-60.57732">
            <text:p>-60.57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608">
            <text:p>-62.12608</text:p>
          </table:table-cell>
          <table:table-cell office:value-type="float" office:value="-68.35222">
            <text:p>-68.35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62887">
            <text:p>-52.62887</text:p>
          </table:table-cell>
          <table:table-cell office:value-type="float" office:value="-71.15324">
            <text:p>-71.1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5898">
            <text:p>-43.55898</text:p>
          </table:table-cell>
          <table:table-cell office:value-type="float" office:value="-68.31818">
            <text:p>-68.31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4384">
            <text:p>-37.34384</text:p>
          </table:table-cell>
          <table:table-cell office:value-type="float" office:value="-61.00522">
            <text:p>-61.0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586">
            <text:p>-35.36586</text:p>
          </table:table-cell>
          <table:table-cell office:value-type="float" office:value="-68.80399">
            <text:p>-68.80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2379">
            <text:p>-37.62379</text:p>
          </table:table-cell>
          <table:table-cell office:value-type="float" office:value="-62.42419">
            <text:p>-62.4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6785">
            <text:p>-42.76785</text:p>
          </table:table-cell>
          <table:table-cell office:value-type="float" office:value="-55.00623">
            <text:p>-55.00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8406">
            <text:p>-48.48406</text:p>
          </table:table-cell>
          <table:table-cell office:value-type="float" office:value="-47.88251">
            <text:p>-47.8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285">
            <text:p>-52.15285</text:p>
          </table:table-cell>
          <table:table-cell office:value-type="float" office:value="-44.43235">
            <text:p>-44.43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7677">
            <text:p>-51.57677</text:p>
          </table:table-cell>
          <table:table-cell office:value-type="float" office:value="-45.80877">
            <text:p>-45.8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684">
            <text:p>-45.61684</text:p>
          </table:table-cell>
          <table:table-cell office:value-type="float" office:value="-50.07107">
            <text:p>-50.07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6847">
            <text:p>-34.56847</text:p>
          </table:table-cell>
          <table:table-cell office:value-type="float" office:value="-51.94402">
            <text:p>-51.94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5519">
            <text:p>-20.15519</text:p>
          </table:table-cell>
          <table:table-cell office:value-type="float" office:value="-50.42536">
            <text:p>-50.42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70843">
            <text:p>-5.170843</text:p>
          </table:table-cell>
          <table:table-cell office:value-type="float" office:value="-51.42748">
            <text:p>-51.42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73031">
            <text:p>-44.73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85679">
            <text:p>-31.85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27616">
            <text:p>-18.27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9451">
            <text:p>-10.1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5685">
            <text:p>-8.55685</text:p>
          </table:table-cell>
          <table:table-cell office:value-type="float" office:value="-8.653943">
            <text:p>-8.653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3742">
            <text:p>-26.33742</text:p>
          </table:table-cell>
          <table:table-cell office:value-type="float" office:value="-9.279595">
            <text:p>-9.279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79">
            <text:p>-44.3379</text:p>
          </table:table-cell>
          <table:table-cell office:value-type="float" office:value="-10.9068">
            <text:p>-10.9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6786">
            <text:p>-59.26786</text:p>
          </table:table-cell>
          <table:table-cell office:value-type="float" office:value="-23.3278">
            <text:p>-23.3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497">
            <text:p>-68.6497</text:p>
          </table:table-cell>
          <table:table-cell office:value-type="float" office:value="-38.09438">
            <text:p>-38.09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27">
            <text:p>-71.36427</text:p>
          </table:table-cell>
          <table:table-cell office:value-type="float" office:value="-51.73644">
            <text:p>-51.7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85199">
            <text:p>-67.85199</text:p>
          </table:table-cell>
          <table:table-cell office:value-type="float" office:value="-62.4269">
            <text:p>-62.4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3278">
            <text:p>-59.93278</text:p>
          </table:table-cell>
          <table:table-cell office:value-type="float" office:value="-69.2488">
            <text:p>-69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077">
            <text:p>-50.28077</text:p>
          </table:table-cell>
          <table:table-cell office:value-type="float" office:value="-71.26987">
            <text:p>-71.2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169">
            <text:p>-41.71169</text:p>
          </table:table-cell>
          <table:table-cell office:value-type="float" office:value="-68.5447">
            <text:p>-68.5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4925">
            <text:p>-36.44925</text:p>
          </table:table-cell>
          <table:table-cell office:value-type="float" office:value="-59.88894">
            <text:p>-59.8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561">
            <text:p>-35.55561</text:p>
          </table:table-cell>
          <table:table-cell office:value-type="float" office:value="-65.4351">
            <text:p>-65.4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8539">
            <text:p>-38.68539</text:p>
          </table:table-cell>
          <table:table-cell office:value-type="float" office:value="-61.02395">
            <text:p>-61.02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0364">
            <text:p>-44.20364</text:p>
          </table:table-cell>
          <table:table-cell office:value-type="float" office:value="-53.91301">
            <text:p>-53.91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6011">
            <text:p>-49.66011</text:p>
          </table:table-cell>
          <table:table-cell office:value-type="float" office:value="-47.86985">
            <text:p>-47.86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691">
            <text:p>-52.4691</text:p>
          </table:table-cell>
          <table:table-cell office:value-type="float" office:value="-44.76488">
            <text:p>-44.76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3716">
            <text:p>-50.63716</text:p>
          </table:table-cell>
          <table:table-cell office:value-type="float" office:value="-46.18272">
            <text:p>-46.1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709">
            <text:p>-43.35709</text:p>
          </table:table-cell>
          <table:table-cell office:value-type="float" office:value="-49.44184">
            <text:p>-49.4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8233">
            <text:p>-31.28233</text:p>
          </table:table-cell>
          <table:table-cell office:value-type="float" office:value="-50.89475">
            <text:p>-50.8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66">
            <text:p>-16.44566</text:p>
          </table:table-cell>
          <table:table-cell office:value-type="float" office:value="-48.39893">
            <text:p>-48.39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769">
            <text:p>-1.80769</text:p>
          </table:table-cell>
          <table:table-cell office:value-type="float" office:value="-40.91635">
            <text:p>-40.9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27322">
            <text:p>-28.2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8908">
            <text:p>-24.3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8797">
            <text:p>-15.9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36745">
            <text:p>-8.63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945">
            <text:p>-12.66945</text:p>
          </table:table-cell>
          <table:table-cell office:value-type="float" office:value="-5.314154">
            <text:p>-5.314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2337">
            <text:p>-30.82337</text:p>
          </table:table-cell>
          <table:table-cell office:value-type="float" office:value="-6.791162">
            <text:p>-6.791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198">
            <text:p>-48.36198</text:p>
          </table:table-cell>
          <table:table-cell office:value-type="float" office:value="-13.68379">
            <text:p>-13.6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563">
            <text:p>-62.12563</text:p>
          </table:table-cell>
          <table:table-cell office:value-type="float" office:value="-27.09589">
            <text:p>-27.09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3163">
            <text:p>-69.93163</text:p>
          </table:table-cell>
          <table:table-cell office:value-type="float" office:value="-41.83767">
            <text:p>-41.8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3374">
            <text:p>-71.03374</text:p>
          </table:table-cell>
          <table:table-cell office:value-type="float" office:value="-54.8175">
            <text:p>-54.8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4057">
            <text:p>-66.24057</text:p>
          </table:table-cell>
          <table:table-cell office:value-type="float" office:value="-64.67096">
            <text:p>-64.67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63617">
            <text:p>-57.63617</text:p>
          </table:table-cell>
          <table:table-cell office:value-type="float" office:value="-70.41573">
            <text:p>-70.41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831">
            <text:p>-47.99831</text:p>
          </table:table-cell>
          <table:table-cell office:value-type="float" office:value="-70.95274">
            <text:p>-70.95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6606">
            <text:p>-40.06606</text:p>
          </table:table-cell>
          <table:table-cell office:value-type="float" office:value="-66.23535">
            <text:p>-66.23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955">
            <text:p>-35.81955</text:p>
          </table:table-cell>
          <table:table-cell office:value-type="float" office:value="-56.50992">
            <text:p>-56.5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975">
            <text:p>-35.98975</text:p>
          </table:table-cell>
          <table:table-cell office:value-type="float" office:value="-60.65242">
            <text:p>-60.6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95">
            <text:p>-39.89095</text:p>
          </table:table-cell>
          <table:table-cell office:value-type="float" office:value="-55.91081">
            <text:p>-55.91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711">
            <text:p>-45.63711</text:p>
          </table:table-cell>
          <table:table-cell office:value-type="float" office:value="-48.98811">
            <text:p>-48.98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823">
            <text:p>-50.67823</text:p>
          </table:table-cell>
          <table:table-cell office:value-type="float" office:value="-43.97363">
            <text:p>-43.9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479">
            <text:p>-52.50479</text:p>
          </table:table-cell>
          <table:table-cell office:value-type="float" office:value="-44.43869">
            <text:p>-44.43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6964">
            <text:p>-49.36964</text:p>
          </table:table-cell>
          <table:table-cell office:value-type="float" office:value="-47.94072">
            <text:p>-47.94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0709">
            <text:p>-40.80709</text:p>
          </table:table-cell>
          <table:table-cell office:value-type="float" office:value="-51.59373">
            <text:p>-51.59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2964">
            <text:p>-27.82964</text:p>
          </table:table-cell>
          <table:table-cell office:value-type="float" office:value="-52.21096">
            <text:p>-52.2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4717">
            <text:p>-12.74717</text:p>
          </table:table-cell>
          <table:table-cell office:value-type="float" office:value="-48.44167">
            <text:p>-48.4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3285">
            <text:p>-38.9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94265">
            <text:p>-36.94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24331">
            <text:p>-27.2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58371">
            <text:p>-17.58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175056">
            <text:p>-0.6175056</text:p>
          </table:table-cell>
          <table:table-cell office:value-type="float" office:value="-11.34734">
            <text:p>-11.34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5055">
            <text:p>-16.95055</text:p>
          </table:table-cell>
          <table:table-cell office:value-type="float" office:value="-6.858068">
            <text:p>-6.85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312">
            <text:p>-35.27312</text:p>
          </table:table-cell>
          <table:table-cell office:value-type="float" office:value="-6.37772">
            <text:p>-6.3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74">
            <text:p>-52.1574</text:p>
          </table:table-cell>
          <table:table-cell office:value-type="float" office:value="-16.23519">
            <text:p>-16.23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553">
            <text:p>-64.62553</text:p>
          </table:table-cell>
          <table:table-cell office:value-type="float" office:value="-30.33755">
            <text:p>-30.3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1008">
            <text:p>-70.81008</text:p>
          </table:table-cell>
          <table:table-cell office:value-type="float" office:value="-44.79586">
            <text:p>-44.79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498">
            <text:p>-70.3498</text:p>
          </table:table-cell>
          <table:table-cell office:value-type="float" office:value="-57.36302">
            <text:p>-57.3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40124">
            <text:p>-64.40124</text:p>
          </table:table-cell>
          <table:table-cell office:value-type="float" office:value="-66.62386">
            <text:p>-66.62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7744">
            <text:p>-55.27744</text:p>
          </table:table-cell>
          <table:table-cell office:value-type="float" office:value="-71.36584">
            <text:p>-71.36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2138">
            <text:p>-45.82138</text:p>
          </table:table-cell>
          <table:table-cell office:value-type="float" office:value="-70.96767">
            <text:p>-70.9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389">
            <text:p>-38.64389</text:p>
          </table:table-cell>
          <table:table-cell office:value-type="float" office:value="-64.47046">
            <text:p>-64.47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5759">
            <text:p>-35.45759</text:p>
          </table:table-cell>
          <table:table-cell office:value-type="float" office:value="-69.90397">
            <text:p>-69.9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4932">
            <text:p>-36.64932</text:p>
          </table:table-cell>
          <table:table-cell office:value-type="float" office:value="-65.50394">
            <text:p>-65.50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799">
            <text:p>-41.20799</text:p>
          </table:table-cell>
          <table:table-cell office:value-type="float" office:value="-57.77276">
            <text:p>-57.7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3007">
            <text:p>-47.03007</text:p>
          </table:table-cell>
          <table:table-cell office:value-type="float" office:value="-51.88561">
            <text:p>-51.8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0168">
            <text:p>-51.50168</text:p>
          </table:table-cell>
          <table:table-cell office:value-type="float" office:value="-48.48059">
            <text:p>-48.48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4065">
            <text:p>-52.24065</text:p>
          </table:table-cell>
          <table:table-cell office:value-type="float" office:value="-47.59301">
            <text:p>-47.59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45">
            <text:p>-47.7745</text:p>
          </table:table-cell>
          <table:table-cell office:value-type="float" office:value="-49.03066">
            <text:p>-49.03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9071">
            <text:p>-37.99071</text:p>
          </table:table-cell>
          <table:table-cell office:value-type="float" office:value="-50.40219">
            <text:p>-50.40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47">
            <text:p>-24.24847</text:p>
          </table:table-cell>
          <table:table-cell office:value-type="float" office:value="-49.26491">
            <text:p>-49.2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4968">
            <text:p>-9.104968</text:p>
          </table:table-cell>
          <table:table-cell office:value-type="float" office:value="-52.31331">
            <text:p>-52.3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76692">
            <text:p>-37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8194">
            <text:p>-28.8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0692">
            <text:p>-18.0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32">
            <text:p>-10.1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24606">
            <text:p>-4.224606</text:p>
          </table:table-cell>
          <table:table-cell office:value-type="float" office:value="-6.275136">
            <text:p>-6.275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146">
            <text:p>-21.35146</text:p>
          </table:table-cell>
          <table:table-cell office:value-type="float" office:value="-7.366816">
            <text:p>-7.36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447">
            <text:p>-39.63447</text:p>
          </table:table-cell>
          <table:table-cell office:value-type="float" office:value="-12.45123">
            <text:p>-12.4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68754">
            <text:p>-55.68754</text:p>
          </table:table-cell>
          <table:table-cell office:value-type="float" office:value="-21.09032">
            <text:p>-21.0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467">
            <text:p>-66.7467</text:p>
          </table:table-cell>
          <table:table-cell office:value-type="float" office:value="-34.86337">
            <text:p>-34.86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8921">
            <text:p>-71.28921</text:p>
          </table:table-cell>
          <table:table-cell office:value-type="float" office:value="-48.55914">
            <text:p>-48.55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3684">
            <text:p>-69.33684</text:p>
          </table:table-cell>
          <table:table-cell office:value-type="float" office:value="-60.05973">
            <text:p>-60.05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7016">
            <text:p>-62.37016</text:p>
          </table:table-cell>
          <table:table-cell office:value-type="float" office:value="-68.1012">
            <text:p>-68.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0157">
            <text:p>-52.90157</text:p>
          </table:table-cell>
          <table:table-cell office:value-type="float" office:value="-71.20477">
            <text:p>-71.2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329">
            <text:p>-43.78329</text:p>
          </table:table-cell>
          <table:table-cell office:value-type="float" office:value="-68.65376">
            <text:p>-68.6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35">
            <text:p>-37.4635</text:p>
          </table:table-cell>
          <table:table-cell office:value-type="float" office:value="-60.82652">
            <text:p>-60.8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069">
            <text:p>-35.36069</text:p>
          </table:table-cell>
          <table:table-cell office:value-type="float" office:value="-50.42917">
            <text:p>-50.4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1239">
            <text:p>-37.51239</text:p>
          </table:table-cell>
          <table:table-cell office:value-type="float" office:value="-59.55486">
            <text:p>-59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399">
            <text:p>-42.60399</text:p>
          </table:table-cell>
          <table:table-cell office:value-type="float" office:value="-55.66715">
            <text:p>-55.66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4084">
            <text:p>-48.34084</text:p>
          </table:table-cell>
          <table:table-cell office:value-type="float" office:value="-49.6339">
            <text:p>-49.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964">
            <text:p>-52.09964</text:p>
          </table:table-cell>
          <table:table-cell office:value-type="float" office:value="-44.96131">
            <text:p>-44.96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639">
            <text:p>-51.6639</text:p>
          </table:table-cell>
          <table:table-cell office:value-type="float" office:value="-43.75646">
            <text:p>-43.7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5833">
            <text:p>-45.85833</text:p>
          </table:table-cell>
          <table:table-cell office:value-type="float" office:value="-49.06015">
            <text:p>-49.06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43">
            <text:p>-34.9343</text:p>
          </table:table-cell>
          <table:table-cell office:value-type="float" office:value="-51.27864">
            <text:p>-51.2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085">
            <text:p>-20.58085</text:p>
          </table:table-cell>
          <table:table-cell office:value-type="float" office:value="-52.46444">
            <text:p>-52.46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935">
            <text:p>-5.56935</text:p>
          </table:table-cell>
          <table:table-cell office:value-type="float" office:value="-50.27946">
            <text:p>-50.2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9081">
            <text:p>-43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80684">
            <text:p>-30.8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715">
            <text:p>-17.19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29753">
            <text:p>-8.329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211">
            <text:p>-8.096211</text:p>
          </table:table-cell>
          <table:table-cell office:value-type="float" office:value="-5.995642">
            <text:p>-5.99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997">
            <text:p>-25.81997</text:p>
          </table:table-cell>
          <table:table-cell office:value-type="float" office:value="-8.905695">
            <text:p>-8.90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6195">
            <text:p>-43.86195</text:p>
          </table:table-cell>
          <table:table-cell office:value-type="float" office:value="-11.5308">
            <text:p>-11.5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1683">
            <text:p>-58.91683</text:p>
          </table:table-cell>
          <table:table-cell office:value-type="float" office:value="-22.96826">
            <text:p>-22.96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7548">
            <text:p>-68.47548</text:p>
          </table:table-cell>
          <table:table-cell office:value-type="float" office:value="-37.58895">
            <text:p>-37.5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52">
            <text:p>-71.37852</text:p>
          </table:table-cell>
          <table:table-cell office:value-type="float" office:value="-51.44268">
            <text:p>-51.44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02122">
            <text:p>-68.02122</text:p>
          </table:table-cell>
          <table:table-cell office:value-type="float" office:value="-62.29925">
            <text:p>-62.29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9107">
            <text:p>-60.19107</text:p>
          </table:table-cell>
          <table:table-cell office:value-type="float" office:value="-69.21791">
            <text:p>-69.21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4848">
            <text:p>-50.54848</text:p>
          </table:table-cell>
          <table:table-cell office:value-type="float" office:value="-71.5279">
            <text:p>-71.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1454">
            <text:p>-41.91454</text:p>
          </table:table-cell>
          <table:table-cell office:value-type="float" office:value="-68.57951">
            <text:p>-68.5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911">
            <text:p>-36.53911</text:p>
          </table:table-cell>
          <table:table-cell office:value-type="float" office:value="-59.85709">
            <text:p>-59.8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2106">
            <text:p>-35.52106</text:p>
          </table:table-cell>
          <table:table-cell office:value-type="float" office:value="-65.96282">
            <text:p>-65.96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529">
            <text:p>-38.55529</text:p>
          </table:table-cell>
          <table:table-cell office:value-type="float" office:value="-61.75686">
            <text:p>-61.75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838">
            <text:p>-44.03838</text:p>
          </table:table-cell>
          <table:table-cell office:value-type="float" office:value="-54.59735">
            <text:p>-54.5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13">
            <text:p>-49.53213</text:p>
          </table:table-cell>
          <table:table-cell office:value-type="float" office:value="-48.5458">
            <text:p>-48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663">
            <text:p>-52.44663</text:p>
          </table:table-cell>
          <table:table-cell office:value-type="float" office:value="-45.5503">
            <text:p>-45.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277">
            <text:p>-50.76277</text:p>
          </table:table-cell>
          <table:table-cell office:value-type="float" office:value="-46.63538">
            <text:p>-46.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3243">
            <text:p>-43.63243</text:p>
          </table:table-cell>
          <table:table-cell office:value-type="float" office:value="-49.68227">
            <text:p>-49.68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986">
            <text:p>-31.66986</text:p>
          </table:table-cell>
          <table:table-cell office:value-type="float" office:value="-51.10798">
            <text:p>-51.1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352">
            <text:p>-16.87352</text:p>
          </table:table-cell>
          <table:table-cell office:value-type="float" office:value="-48.64196">
            <text:p>-48.64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5466">
            <text:p>-2.185466</text:p>
          </table:table-cell>
          <table:table-cell office:value-type="float" office:value="-41.49495">
            <text:p>-41.49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7325">
            <text:p>-28.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6688">
            <text:p>-24.3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1229">
            <text:p>-14.61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0362">
            <text:p>-7.64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8644">
            <text:p>-12.18644</text:p>
          </table:table-cell>
          <table:table-cell office:value-type="float" office:value="-5.629323">
            <text:p>-5.629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0779">
            <text:p>-30.30779</text:p>
          </table:table-cell>
          <table:table-cell office:value-type="float" office:value="-4.905324">
            <text:p>-4.9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957">
            <text:p>-47.90957</text:p>
          </table:table-cell>
          <table:table-cell office:value-type="float" office:value="-9.638412">
            <text:p>-9.63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1441">
            <text:p>-61.81441</text:p>
          </table:table-cell>
          <table:table-cell office:value-type="float" office:value="-25.75361">
            <text:p>-25.75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57">
            <text:p>-69.80457</text:p>
          </table:table-cell>
          <table:table-cell office:value-type="float" office:value="-41.35441">
            <text:p>-41.3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9018">
            <text:p>-71.09018</text:p>
          </table:table-cell>
          <table:table-cell office:value-type="float" office:value="-54.47065">
            <text:p>-54.47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43845">
            <text:p>-66.43845</text:p>
          </table:table-cell>
          <table:table-cell office:value-type="float" office:value="-64.7174">
            <text:p>-64.7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045">
            <text:p>-57.9045</text:p>
          </table:table-cell>
          <table:table-cell office:value-type="float" office:value="-70.76435">
            <text:p>-70.76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5636">
            <text:p>-48.25636</text:p>
          </table:table-cell>
          <table:table-cell office:value-type="float" office:value="-71.22644">
            <text:p>-71.2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55">
            <text:p>-40.24455</text:p>
          </table:table-cell>
          <table:table-cell office:value-type="float" office:value="-66.85069">
            <text:p>-66.85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7844">
            <text:p>-35.87844</text:p>
          </table:table-cell>
          <table:table-cell office:value-type="float" office:value="-56.85827">
            <text:p>-56.8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795">
            <text:p>-35.92795</text:p>
          </table:table-cell>
          <table:table-cell office:value-type="float" office:value="-61.74368">
            <text:p>-61.74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4577">
            <text:p>-39.74577</text:p>
          </table:table-cell>
          <table:table-cell office:value-type="float" office:value="-57.2549">
            <text:p>-57.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345">
            <text:p>-45.47345</text:p>
          </table:table-cell>
          <table:table-cell office:value-type="float" office:value="-50.44958">
            <text:p>-50.44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038">
            <text:p>-50.57038</text:p>
          </table:table-cell>
          <table:table-cell office:value-type="float" office:value="-44.87518">
            <text:p>-44.8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558">
            <text:p>-52.51558</text:p>
          </table:table-cell>
          <table:table-cell office:value-type="float" office:value="-44.64341">
            <text:p>-44.6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35">
            <text:p>-49.53235</text:p>
          </table:table-cell>
          <table:table-cell office:value-type="float" office:value="-48.00459">
            <text:p>-48.00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473">
            <text:p>-41.11473</text:p>
          </table:table-cell>
          <table:table-cell office:value-type="float" office:value="-51.10682">
            <text:p>-51.1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345">
            <text:p>-28.2345</text:p>
          </table:table-cell>
          <table:table-cell office:value-type="float" office:value="-51.50079">
            <text:p>-51.50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7099">
            <text:p>-13.17099</text:p>
          </table:table-cell>
          <table:table-cell office:value-type="float" office:value="-47.85412">
            <text:p>-47.85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15343">
            <text:p>-39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8739">
            <text:p>-37.3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333">
            <text:p>-26.9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0179">
            <text:p>-17.40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0441">
            <text:p>-0.2210441</text:p>
          </table:table-cell>
          <table:table-cell office:value-type="float" office:value="-12.71294">
            <text:p>-12.7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5067">
            <text:p>-16.45067</text:p>
          </table:table-cell>
          <table:table-cell office:value-type="float" office:value="-6.968296">
            <text:p>-6.968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441">
            <text:p>-34.76441</text:p>
          </table:table-cell>
          <table:table-cell office:value-type="float" office:value="-6.039262">
            <text:p>-6.039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322">
            <text:p>-51.73322</text:p>
          </table:table-cell>
          <table:table-cell office:value-type="float" office:value="-15.77466">
            <text:p>-15.77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35671">
            <text:p>-64.35671</text:p>
          </table:table-cell>
          <table:table-cell office:value-type="float" office:value="-29.66794">
            <text:p>-29.66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2938">
            <text:p>-70.72938</text:p>
          </table:table-cell>
          <table:table-cell office:value-type="float" office:value="-44.12506">
            <text:p>-44.12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4585">
            <text:p>-70.44585</text:p>
          </table:table-cell>
          <table:table-cell office:value-type="float" office:value="-56.84612">
            <text:p>-56.84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35">
            <text:p>-64.6235</text:p>
          </table:table-cell>
          <table:table-cell office:value-type="float" office:value="-66.21694">
            <text:p>-66.2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55061">
            <text:p>-55.55061</text:p>
          </table:table-cell>
          <table:table-cell office:value-type="float" office:value="-70.99579">
            <text:p>-70.99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561">
            <text:p>-46.06561</text:p>
          </table:table-cell>
          <table:table-cell office:value-type="float" office:value="-70.25306">
            <text:p>-70.2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9561">
            <text:p>-38.79561</text:p>
          </table:table-cell>
          <table:table-cell office:value-type="float" office:value="-64.07077">
            <text:p>-64.07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568">
            <text:p>-35.48568</text:p>
          </table:table-cell>
          <table:table-cell office:value-type="float" office:value="-70.27678">
            <text:p>-70.27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6253">
            <text:p>-36.56253</text:p>
          </table:table-cell>
          <table:table-cell office:value-type="float" office:value="-66.17559">
            <text:p>-66.17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5166">
            <text:p>-41.05166</text:p>
          </table:table-cell>
          <table:table-cell office:value-type="float" office:value="-59.56175">
            <text:p>-59.5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7322">
            <text:p>-46.87322</text:p>
          </table:table-cell>
          <table:table-cell office:value-type="float" office:value="-52.88183">
            <text:p>-52.8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1774">
            <text:p>-51.41774</text:p>
          </table:table-cell>
          <table:table-cell office:value-type="float" office:value="-48.4428">
            <text:p>-48.4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8672">
            <text:p>-52.28672</text:p>
          </table:table-cell>
          <table:table-cell office:value-type="float" office:value="-46.62359">
            <text:p>-46.62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">
            <text:p>-47.9747</text:p>
          </table:table-cell>
          <table:table-cell office:value-type="float" office:value="-48.18085">
            <text:p>-48.18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777">
            <text:p>-38.32777</text:p>
          </table:table-cell>
          <table:table-cell office:value-type="float" office:value="-50.20362">
            <text:p>-50.2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6595">
            <text:p>-24.66595</text:p>
          </table:table-cell>
          <table:table-cell office:value-type="float" office:value="-49.26384">
            <text:p>-49.26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1973">
            <text:p>-9.51973</text:p>
          </table:table-cell>
          <table:table-cell office:value-type="float" office:value="-44.0163">
            <text:p>-44.0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62681">
            <text:p>-40.6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3393">
            <text:p>-31.9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84982">
            <text:p>-20.84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3502">
            <text:p>-12.1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5087">
            <text:p>-3.795087</text:p>
          </table:table-cell>
          <table:table-cell office:value-type="float" office:value="-7.526552">
            <text:p>-7.526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4">
            <text:p>-20.8404</text:p>
          </table:table-cell>
          <table:table-cell office:value-type="float" office:value="-6.403707">
            <text:p>-6.403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3825">
            <text:p>-39.13825</text:p>
          </table:table-cell>
          <table:table-cell office:value-type="float" office:value="-9.378213">
            <text:p>-9.378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9585">
            <text:p>-55.29585</text:p>
          </table:table-cell>
          <table:table-cell office:value-type="float" office:value="-20.05608">
            <text:p>-20.0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52225">
            <text:p>-66.52225</text:p>
          </table:table-cell>
          <table:table-cell office:value-type="float" office:value="-34.4352">
            <text:p>-34.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414">
            <text:p>-71.25414</text:p>
          </table:table-cell>
          <table:table-cell office:value-type="float" office:value="-48.15641">
            <text:p>-48.1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6944">
            <text:p>-69.46944</text:p>
          </table:table-cell>
          <table:table-cell office:value-type="float" office:value="-59.64336">
            <text:p>-59.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61226">
            <text:p>-62.61226</text:p>
          </table:table-cell>
          <table:table-cell office:value-type="float" office:value="-67.78786">
            <text:p>-67.7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7476">
            <text:p>-53.17476</text:p>
          </table:table-cell>
          <table:table-cell office:value-type="float" office:value="-71.04776">
            <text:p>-71.0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0987">
            <text:p>-44.00987</text:p>
          </table:table-cell>
          <table:table-cell office:value-type="float" office:value="-68.75004">
            <text:p>-68.75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8657">
            <text:p>-37.58657</text:p>
          </table:table-cell>
          <table:table-cell office:value-type="float" office:value="-61.26997">
            <text:p>-61.26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854">
            <text:p>-35.35854</text:p>
          </table:table-cell>
          <table:table-cell office:value-type="float" office:value="-67.15843">
            <text:p>-67.15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34">
            <text:p>-37.40334</text:p>
          </table:table-cell>
          <table:table-cell office:value-type="float" office:value="-60.8293">
            <text:p>-60.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4066">
            <text:p>-42.44066</text:p>
          </table:table-cell>
          <table:table-cell office:value-type="float" office:value="-53.64112">
            <text:p>-53.6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9524">
            <text:p>-48.19524</text:p>
          </table:table-cell>
          <table:table-cell office:value-type="float" office:value="-46.69345">
            <text:p>-46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4306">
            <text:p>-52.04306</text:p>
          </table:table-cell>
          <table:table-cell office:value-type="float" office:value="-43.00472">
            <text:p>-43.0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4673">
            <text:p>-51.74673</text:p>
          </table:table-cell>
          <table:table-cell office:value-type="float" office:value="-43.95751">
            <text:p>-43.95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499">
            <text:p>-46.09499</text:p>
          </table:table-cell>
          <table:table-cell office:value-type="float" office:value="-49.5524">
            <text:p>-49.5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738">
            <text:p>-35.29738</text:p>
          </table:table-cell>
          <table:table-cell office:value-type="float" office:value="-51.86565">
            <text:p>-51.86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596">
            <text:p>-21.00596</text:p>
          </table:table-cell>
          <table:table-cell office:value-type="float" office:value="-54.12508">
            <text:p>-54.12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69602">
            <text:p>-5.969602</text:p>
          </table:table-cell>
          <table:table-cell office:value-type="float" office:value="-52.99658">
            <text:p>-52.9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29955">
            <text:p>-46.2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2969">
            <text:p>-33.5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94581">
            <text:p>-18.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22954">
            <text:p>-9.922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491">
            <text:p>-7.638491</text:p>
          </table:table-cell>
          <table:table-cell office:value-type="float" office:value="-7.911451">
            <text:p>-7.911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0353">
            <text:p>-25.30353</text:p>
          </table:table-cell>
          <table:table-cell office:value-type="float" office:value="-9.887497">
            <text:p>-9.887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8359">
            <text:p>-43.38359</text:p>
          </table:table-cell>
          <table:table-cell office:value-type="float" office:value="-11.8516">
            <text:p>-11.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56141">
            <text:p>-58.56141</text:p>
          </table:table-cell>
          <table:table-cell office:value-type="float" office:value="-23.17394">
            <text:p>-23.17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29671">
            <text:p>-68.29671</text:p>
          </table:table-cell>
          <table:table-cell office:value-type="float" office:value="-37.56368">
            <text:p>-37.5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8">
            <text:p>-71.3878</text:p>
          </table:table-cell>
          <table:table-cell office:value-type="float" office:value="-51.24949">
            <text:p>-51.24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8689">
            <text:p>-68.18689</text:p>
          </table:table-cell>
          <table:table-cell office:value-type="float" office:value="-62.21954">
            <text:p>-62.2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44827">
            <text:p>-60.44827</text:p>
          </table:table-cell>
          <table:table-cell office:value-type="float" office:value="-69.25444">
            <text:p>-69.25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1701">
            <text:p>-50.81701</text:p>
          </table:table-cell>
          <table:table-cell office:value-type="float" office:value="-71.5593">
            <text:p>-71.5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2003">
            <text:p>-42.12003</text:p>
          </table:table-cell>
          <table:table-cell office:value-type="float" office:value="-68.76083">
            <text:p>-68.7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222">
            <text:p>-36.63222</text:p>
          </table:table-cell>
          <table:table-cell office:value-type="float" office:value="-59.89388">
            <text:p>-59.8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977">
            <text:p>-35.48977</text:p>
          </table:table-cell>
          <table:table-cell office:value-type="float" office:value="-66.93412">
            <text:p>-66.93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2716">
            <text:p>-38.42716</text:p>
          </table:table-cell>
          <table:table-cell office:value-type="float" office:value="-63.94078">
            <text:p>-63.94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241">
            <text:p>-43.87241</text:p>
          </table:table-cell>
          <table:table-cell office:value-type="float" office:value="-57.30884">
            <text:p>-57.30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021">
            <text:p>-49.4021</text:p>
          </table:table-cell>
          <table:table-cell office:value-type="float" office:value="-51.33754">
            <text:p>-51.33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1954">
            <text:p>-52.41954</text:p>
          </table:table-cell>
          <table:table-cell office:value-type="float" office:value="-47.59784">
            <text:p>-47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323">
            <text:p>-50.88323</text:p>
          </table:table-cell>
          <table:table-cell office:value-type="float" office:value="-46.92538">
            <text:p>-46.92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0389">
            <text:p>-43.90389</text:p>
          </table:table-cell>
          <table:table-cell office:value-type="float" office:value="-49.56531">
            <text:p>-49.56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617">
            <text:p>-32.05617</text:p>
          </table:table-cell>
          <table:table-cell office:value-type="float" office:value="-50.82469">
            <text:p>-50.8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103">
            <text:p>-17.30103</text:p>
          </table:table-cell>
          <table:table-cell office:value-type="float" office:value="-48.32626">
            <text:p>-48.32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5862">
            <text:p>-2.565862</text:p>
          </table:table-cell>
          <table:table-cell office:value-type="float" office:value="-41.52752">
            <text:p>-41.5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06378">
            <text:p>-37.0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38">
            <text:p>-26.8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34895">
            <text:p>-16.34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9424">
            <text:p>-8.99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0573">
            <text:p>-11.70573</text:p>
          </table:table-cell>
          <table:table-cell office:value-type="float" office:value="-6.186846">
            <text:p>-6.186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9179">
            <text:p>-29.79179</text:p>
          </table:table-cell>
          <table:table-cell office:value-type="float" office:value="-6.364147">
            <text:p>-6.36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307">
            <text:p>-47.45307</text:p>
          </table:table-cell>
          <table:table-cell office:value-type="float" office:value="-12.10364">
            <text:p>-12.10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9847">
            <text:p>-61.49847</text:p>
          </table:table-cell>
          <table:table-cell office:value-type="float" office:value="-26.66798">
            <text:p>-26.6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7215">
            <text:p>-69.67215</text:p>
          </table:table-cell>
          <table:table-cell office:value-type="float" office:value="-41.53513">
            <text:p>-41.53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4273">
            <text:p>-71.14273</text:p>
          </table:table-cell>
          <table:table-cell office:value-type="float" office:value="-54.44542">
            <text:p>-54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63326">
            <text:p>-66.63326</text:p>
          </table:table-cell>
          <table:table-cell office:value-type="float" office:value="-64.71271">
            <text:p>-64.7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17198">
            <text:p>-58.17198</text:p>
          </table:table-cell>
          <table:table-cell office:value-type="float" office:value="-70.81967">
            <text:p>-70.8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696">
            <text:p>-48.51696</text:p>
          </table:table-cell>
          <table:table-cell office:value-type="float" office:value="-71.2863">
            <text:p>-71.2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2598">
            <text:p>-40.42598</text:p>
          </table:table-cell>
          <table:table-cell office:value-type="float" office:value="-66.63758">
            <text:p>-66.6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4088">
            <text:p>-35.94088</text:p>
          </table:table-cell>
          <table:table-cell office:value-type="float" office:value="-56.71427">
            <text:p>-56.7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843">
            <text:p>-35.86843</text:p>
          </table:table-cell>
          <table:table-cell office:value-type="float" office:value="-62.24396">
            <text:p>-62.2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213">
            <text:p>-39.60213</text:p>
          </table:table-cell>
          <table:table-cell office:value-type="float" office:value="-58.16006">
            <text:p>-58.16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0929">
            <text:p>-45.30929</text:p>
          </table:table-cell>
          <table:table-cell office:value-type="float" office:value="-50.81147">
            <text:p>-50.81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5872">
            <text:p>-50.45872</text:p>
          </table:table-cell>
          <table:table-cell office:value-type="float" office:value="-45.10238">
            <text:p>-45.1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43">
            <text:p>-52.52243</text:p>
          </table:table-cell>
          <table:table-cell office:value-type="float" office:value="-44.61299">
            <text:p>-44.6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907">
            <text:p>-49.6907</text:p>
          </table:table-cell>
          <table:table-cell office:value-type="float" office:value="-47.25224">
            <text:p>-47.2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194">
            <text:p>-41.4194</text:p>
          </table:table-cell>
          <table:table-cell office:value-type="float" office:value="-50.86466">
            <text:p>-50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761">
            <text:p>-28.63761</text:p>
          </table:table-cell>
          <table:table-cell office:value-type="float" office:value="-51.50366">
            <text:p>-51.5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9551">
            <text:p>-13.59551</text:p>
          </table:table-cell>
          <table:table-cell office:value-type="float" office:value="-48.00056">
            <text:p>-48.0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32101">
            <text:p>-39.3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43188">
            <text:p>-37.4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5937">
            <text:p>-26.9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6074">
            <text:p>-17.46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5512">
            <text:p>-12.2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5245">
            <text:p>-15.95245</text:p>
          </table:table-cell>
          <table:table-cell office:value-type="float" office:value="-6.734671">
            <text:p>-6.734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5323">
            <text:p>-34.25323</text:p>
          </table:table-cell>
          <table:table-cell office:value-type="float" office:value="-5.740507">
            <text:p>-5.74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0558">
            <text:p>-51.30558</text:p>
          </table:table-cell>
          <table:table-cell office:value-type="float" office:value="-15.13542">
            <text:p>-15.13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08289">
            <text:p>-64.08289</text:p>
          </table:table-cell>
          <table:table-cell office:value-type="float" office:value="-29.27186">
            <text:p>-29.2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4371">
            <text:p>-70.64371</text:p>
          </table:table-cell>
          <table:table-cell office:value-type="float" office:value="-43.81441">
            <text:p>-43.8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3748">
            <text:p>-70.53748</text:p>
          </table:table-cell>
          <table:table-cell office:value-type="float" office:value="-56.56198">
            <text:p>-56.56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4319">
            <text:p>-64.84319</text:p>
          </table:table-cell>
          <table:table-cell office:value-type="float" office:value="-66.08202">
            <text:p>-66.08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82491">
            <text:p>-55.82491</text:p>
          </table:table-cell>
          <table:table-cell office:value-type="float" office:value="-70.90241">
            <text:p>-70.90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1162">
            <text:p>-46.31162</text:p>
          </table:table-cell>
          <table:table-cell office:value-type="float" office:value="-70.07797">
            <text:p>-70.0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053">
            <text:p>-38.95053</text:p>
          </table:table-cell>
          <table:table-cell office:value-type="float" office:value="-63.88256">
            <text:p>-63.88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1709">
            <text:p>-35.51709</text:p>
          </table:table-cell>
          <table:table-cell office:value-type="float" office:value="-69.96896">
            <text:p>-69.9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7847">
            <text:p>-36.47847</text:p>
          </table:table-cell>
          <table:table-cell office:value-type="float" office:value="-65.74107">
            <text:p>-65.74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4">
            <text:p>-40.8964</text:p>
          </table:table-cell>
          <table:table-cell office:value-type="float" office:value="-59.19345">
            <text:p>-59.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1392">
            <text:p>-46.71392</text:p>
          </table:table-cell>
          <table:table-cell office:value-type="float" office:value="-52.81978">
            <text:p>-52.8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3087">
            <text:p>-51.33087</text:p>
          </table:table-cell>
          <table:table-cell office:value-type="float" office:value="-48.27989">
            <text:p>-48.27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2864">
            <text:p>-52.32864</text:p>
          </table:table-cell>
          <table:table-cell office:value-type="float" office:value="-46.42807">
            <text:p>-46.42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7071">
            <text:p>-48.17071</text:p>
          </table:table-cell>
          <table:table-cell office:value-type="float" office:value="-48.28978">
            <text:p>-48.2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16">
            <text:p>-38.6616</text:p>
          </table:table-cell>
          <table:table-cell office:value-type="float" office:value="-50.03888">
            <text:p>-50.0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8224">
            <text:p>-25.08224</text:p>
          </table:table-cell>
          <table:table-cell office:value-type="float" office:value="-49.2212">
            <text:p>-49.2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3727">
            <text:p>-9.93727</text:p>
          </table:table-cell>
          <table:table-cell office:value-type="float" office:value="-44.14434">
            <text:p>-44.1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03606">
            <text:p>-41.03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39234">
            <text:p>-32.39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65092">
            <text:p>-20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76212">
            <text:p>-11.76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9134">
            <text:p>-3.369134</text:p>
          </table:table-cell>
          <table:table-cell office:value-type="float" office:value="-7.481338">
            <text:p>-7.481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88">
            <text:p>-20.32888</text:p>
          </table:table-cell>
          <table:table-cell office:value-type="float" office:value="-6.567368">
            <text:p>-6.567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031">
            <text:p>-38.64031</text:p>
          </table:table-cell>
          <table:table-cell office:value-type="float" office:value="-10.53566">
            <text:p>-10.53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90022">
            <text:p>-54.90022</text:p>
          </table:table-cell>
          <table:table-cell office:value-type="float" office:value="-20.11919">
            <text:p>-20.11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9241">
            <text:p>-66.29241</text:p>
          </table:table-cell>
          <table:table-cell office:value-type="float" office:value="-34.03008">
            <text:p>-34.0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389">
            <text:p>-71.21389</text:p>
          </table:table-cell>
          <table:table-cell office:value-type="float" office:value="-47.86339">
            <text:p>-47.8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9802">
            <text:p>-69.59802</text:p>
          </table:table-cell>
          <table:table-cell office:value-type="float" office:value="-59.48597">
            <text:p>-59.4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85375">
            <text:p>-62.85375</text:p>
          </table:table-cell>
          <table:table-cell office:value-type="float" office:value="-67.72713">
            <text:p>-67.72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4819">
            <text:p>-53.44819</text:p>
          </table:table-cell>
          <table:table-cell office:value-type="float" office:value="-71.08894">
            <text:p>-71.0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866">
            <text:p>-44.23866</text:p>
          </table:table-cell>
          <table:table-cell office:value-type="float" office:value="-68.96503">
            <text:p>-68.9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1334">
            <text:p>-37.71334</text:p>
          </table:table-cell>
          <table:table-cell office:value-type="float" office:value="-61.61374">
            <text:p>-61.6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981">
            <text:p>-35.35981</text:p>
          </table:table-cell>
          <table:table-cell office:value-type="float" office:value="-50.94854">
            <text:p>-50.94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71">
            <text:p>-37.29671</text:p>
          </table:table-cell>
          <table:table-cell office:value-type="float" office:value="-59.79837">
            <text:p>-59.7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652">
            <text:p>-42.27652</text:p>
          </table:table-cell>
          <table:table-cell office:value-type="float" office:value="-55.69593">
            <text:p>-55.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3">
            <text:p>-48.04813</text:p>
          </table:table-cell>
          <table:table-cell office:value-type="float" office:value="-49.55527">
            <text:p>-49.5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8318">
            <text:p>-51.98318</text:p>
          </table:table-cell>
          <table:table-cell office:value-type="float" office:value="-45.32528">
            <text:p>-45.3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248">
            <text:p>-51.8248</text:p>
          </table:table-cell>
          <table:table-cell office:value-type="float" office:value="-44.29161">
            <text:p>-44.29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753">
            <text:p>-46.32753</text:p>
          </table:table-cell>
          <table:table-cell office:value-type="float" office:value="-49.11006">
            <text:p>-49.1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765">
            <text:p>-35.65765</text:p>
          </table:table-cell>
          <table:table-cell office:value-type="float" office:value="-51.36489">
            <text:p>-51.3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182">
            <text:p>-21.43182</text:p>
          </table:table-cell>
          <table:table-cell office:value-type="float" office:value="-51.22639">
            <text:p>-51.2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71802">
            <text:p>-6.371802</text:p>
          </table:table-cell>
          <table:table-cell office:value-type="float" office:value="-51.26887">
            <text:p>-51.26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06507">
            <text:p>-45.06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11039">
            <text:p>-33.11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00354">
            <text:p>-19.0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24459">
            <text:p>-9.524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2463">
            <text:p>-7.182463</text:p>
          </table:table-cell>
          <table:table-cell office:value-type="float" office:value="-7.003647">
            <text:p>-7.0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742">
            <text:p>-24.78742</text:p>
          </table:table-cell>
          <table:table-cell office:value-type="float" office:value="-9.138391">
            <text:p>-9.138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292">
            <text:p>-42.90292</text:p>
          </table:table-cell>
          <table:table-cell office:value-type="float" office:value="-10.82118">
            <text:p>-10.82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20091">
            <text:p>-58.20091</text:p>
          </table:table-cell>
          <table:table-cell office:value-type="float" office:value="-22.26827">
            <text:p>-22.26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1263">
            <text:p>-68.11263</text:p>
          </table:table-cell>
          <table:table-cell office:value-type="float" office:value="-37.01965">
            <text:p>-37.01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206">
            <text:p>-71.39206</text:p>
          </table:table-cell>
          <table:table-cell office:value-type="float" office:value="-51.03242">
            <text:p>-51.03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35017">
            <text:p>-68.35017</text:p>
          </table:table-cell>
          <table:table-cell office:value-type="float" office:value="-62.22924">
            <text:p>-62.2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70398">
            <text:p>-60.70398</text:p>
          </table:table-cell>
          <table:table-cell office:value-type="float" office:value="-69.42658">
            <text:p>-69.42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631">
            <text:p>-51.08631</text:p>
          </table:table-cell>
          <table:table-cell office:value-type="float" office:value="-71.8122">
            <text:p>-71.8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895">
            <text:p>-42.32895</text:p>
          </table:table-cell>
          <table:table-cell office:value-type="float" office:value="-69.05421">
            <text:p>-69.05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882">
            <text:p>-36.72882</text:p>
          </table:table-cell>
          <table:table-cell office:value-type="float" office:value="-60.54326">
            <text:p>-60.54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6176">
            <text:p>-35.46176</text:p>
          </table:table-cell>
          <table:table-cell office:value-type="float" office:value="-66.72092">
            <text:p>-66.72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9992">
            <text:p>-38.29992</text:p>
          </table:table-cell>
          <table:table-cell office:value-type="float" office:value="-62.923">
            <text:p>-62.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652">
            <text:p>-43.70652</text:p>
          </table:table-cell>
          <table:table-cell office:value-type="float" office:value="-55.50092">
            <text:p>-55.50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7005">
            <text:p>-49.27005</text:p>
          </table:table-cell>
          <table:table-cell office:value-type="float" office:value="-49.37955">
            <text:p>-49.37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8974">
            <text:p>-52.38974</text:p>
          </table:table-cell>
          <table:table-cell office:value-type="float" office:value="-46.50018">
            <text:p>-46.5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9932">
            <text:p>-50.99932</text:p>
          </table:table-cell>
          <table:table-cell office:value-type="float" office:value="-47.06685">
            <text:p>-47.0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145">
            <text:p>-44.17145</text:p>
          </table:table-cell>
          <table:table-cell office:value-type="float" office:value="-49.80333">
            <text:p>-49.8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3906">
            <text:p>-32.43906</text:p>
          </table:table-cell>
          <table:table-cell office:value-type="float" office:value="-51.26773">
            <text:p>-51.2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2853">
            <text:p>-17.72853</text:p>
          </table:table-cell>
          <table:table-cell office:value-type="float" office:value="-48.84352">
            <text:p>-48.8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8813">
            <text:p>-2.948813</text:p>
          </table:table-cell>
          <table:table-cell office:value-type="float" office:value="-42.07389">
            <text:p>-42.0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83359">
            <text:p>-38.83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7185">
            <text:p>-29.17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935">
            <text:p>-18.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587">
            <text:p>-10.11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274">
            <text:p>-11.2274</text:p>
          </table:table-cell>
          <table:table-cell office:value-type="float" office:value="-6.755548">
            <text:p>-6.75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7545">
            <text:p>-29.27545</text:p>
          </table:table-cell>
          <table:table-cell office:value-type="float" office:value="-7.594581">
            <text:p>-7.5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948">
            <text:p>-46.9948</text:p>
          </table:table-cell>
          <table:table-cell office:value-type="float" office:value="-13.47675">
            <text:p>-13.47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7784">
            <text:p>-61.17784</text:p>
          </table:table-cell>
          <table:table-cell office:value-type="float" office:value="-26.77035">
            <text:p>-26.77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3363">
            <text:p>-69.53363</text:p>
          </table:table-cell>
          <table:table-cell office:value-type="float" office:value="-41.37902">
            <text:p>-41.37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8965">
            <text:p>-71.18965</text:p>
          </table:table-cell>
          <table:table-cell office:value-type="float" office:value="-54.22089">
            <text:p>-54.2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2492">
            <text:p>-66.82492</text:p>
          </table:table-cell>
          <table:table-cell office:value-type="float" office:value="-64.34986">
            <text:p>-64.3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4382">
            <text:p>-58.4382</text:p>
          </table:table-cell>
          <table:table-cell office:value-type="float" office:value="-70.34256">
            <text:p>-70.34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7762">
            <text:p>-48.77762</text:p>
          </table:table-cell>
          <table:table-cell office:value-type="float" office:value="-71.04916">
            <text:p>-71.0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1032">
            <text:p>-40.61032</text:p>
          </table:table-cell>
          <table:table-cell office:value-type="float" office:value="-66.29433">
            <text:p>-66.29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0717">
            <text:p>-36.00717</text:p>
          </table:table-cell>
          <table:table-cell office:value-type="float" office:value="-56.77895">
            <text:p>-56.7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274">
            <text:p>-35.81274</text:p>
          </table:table-cell>
          <table:table-cell office:value-type="float" office:value="-63.25105">
            <text:p>-63.25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009">
            <text:p>-39.46009</text:p>
          </table:table-cell>
          <table:table-cell office:value-type="float" office:value="-58.88593">
            <text:p>-58.8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4545">
            <text:p>-45.14545</text:p>
          </table:table-cell>
          <table:table-cell office:value-type="float" office:value="-51.0302">
            <text:p>-51.0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4587">
            <text:p>-50.34587</text:p>
          </table:table-cell>
          <table:table-cell office:value-type="float" office:value="-44.38818">
            <text:p>-44.3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537">
            <text:p>-52.52537</text:p>
          </table:table-cell>
          <table:table-cell office:value-type="float" office:value="-43.76064">
            <text:p>-43.7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4548">
            <text:p>-49.84548</text:p>
          </table:table-cell>
          <table:table-cell office:value-type="float" office:value="-47.2488">
            <text:p>-47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981">
            <text:p>-41.71981</text:p>
          </table:table-cell>
          <table:table-cell office:value-type="float" office:value="-50.72478">
            <text:p>-50.7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3888">
            <text:p>-29.03888</text:p>
          </table:table-cell>
          <table:table-cell office:value-type="float" office:value="-51.63393">
            <text:p>-51.6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2104">
            <text:p>-14.02104</text:p>
          </table:table-cell>
          <table:table-cell office:value-type="float" office:value="-48.39254">
            <text:p>-48.39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77443">
            <text:p>-39.7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5859">
            <text:p>-25.85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7108">
            <text:p>-22.7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33381">
            <text:p>-17.3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51058">
            <text:p>-13.51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5525">
            <text:p>-15.45525</text:p>
          </table:table-cell>
          <table:table-cell office:value-type="float" office:value="-8.446804">
            <text:p>-8.446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4244">
            <text:p>-33.74244</text:p>
          </table:table-cell>
          <table:table-cell office:value-type="float" office:value="-5.528113">
            <text:p>-5.528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7451">
            <text:p>-50.87451</text:p>
          </table:table-cell>
          <table:table-cell office:value-type="float" office:value="-14.11344">
            <text:p>-14.1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80331">
            <text:p>-63.80331</text:p>
          </table:table-cell>
          <table:table-cell office:value-type="float" office:value="-28.53979">
            <text:p>-28.5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5235">
            <text:p>-70.55235</text:p>
          </table:table-cell>
          <table:table-cell office:value-type="float" office:value="-43.64838">
            <text:p>-43.64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2466">
            <text:p>-70.62466</text:p>
          </table:table-cell>
          <table:table-cell office:value-type="float" office:value="-56.80023">
            <text:p>-56.8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05979">
            <text:p>-65.05979</text:p>
          </table:table-cell>
          <table:table-cell office:value-type="float" office:value="-66.30968">
            <text:p>-66.30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974">
            <text:p>-56.0974</text:p>
          </table:table-cell>
          <table:table-cell office:value-type="float" office:value="-71.15631">
            <text:p>-71.1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938">
            <text:p>-46.55938</text:p>
          </table:table-cell>
          <table:table-cell office:value-type="float" office:value="-70.70255">
            <text:p>-70.7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75">
            <text:p>-39.10875</text:p>
          </table:table-cell>
          <table:table-cell office:value-type="float" office:value="-64.60765">
            <text:p>-64.60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226">
            <text:p>-35.55226</text:p>
          </table:table-cell>
          <table:table-cell office:value-type="float" office:value="-69.0957">
            <text:p>-69.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721">
            <text:p>-36.39721</text:p>
          </table:table-cell>
          <table:table-cell office:value-type="float" office:value="-64.92064">
            <text:p>-64.9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295">
            <text:p>-40.74295</text:p>
          </table:table-cell>
          <table:table-cell office:value-type="float" office:value="-58.20039">
            <text:p>-58.2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11">
            <text:p>-46.55511</text:p>
          </table:table-cell>
          <table:table-cell office:value-type="float" office:value="-52.09723">
            <text:p>-52.0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411">
            <text:p>-51.2411</text:p>
          </table:table-cell>
          <table:table-cell office:value-type="float" office:value="-48.15108">
            <text:p>-48.15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26">
            <text:p>-52.36726</text:p>
          </table:table-cell>
          <table:table-cell office:value-type="float" office:value="-47.04862">
            <text:p>-47.0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233">
            <text:p>-48.36233</text:p>
          </table:table-cell>
          <table:table-cell office:value-type="float" office:value="-48.16558">
            <text:p>-48.1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216">
            <text:p>-38.99216</text:p>
          </table:table-cell>
          <table:table-cell office:value-type="float" office:value="-50.14186">
            <text:p>-50.14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9776">
            <text:p>-25.49776</text:p>
          </table:table-cell>
          <table:table-cell office:value-type="float" office:value="-49.56357">
            <text:p>-49.56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546">
            <text:p>-10.3546</text:p>
          </table:table-cell>
          <table:table-cell office:value-type="float" office:value="-49.23249">
            <text:p>-49.23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828">
            <text:p>-44.6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8946">
            <text:p>-35.18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3146">
            <text:p>-22.7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14993">
            <text:p>-13.14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6192">
            <text:p>-2.946192</text:p>
          </table:table-cell>
          <table:table-cell office:value-type="float" office:value="-8.587622">
            <text:p>-8.587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989">
            <text:p>-19.81989</text:p>
          </table:table-cell>
          <table:table-cell office:value-type="float" office:value="-6.636607">
            <text:p>-6.63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4072">
            <text:p>-38.14072</text:p>
          </table:table-cell>
          <table:table-cell office:value-type="float" office:value="-10.78664">
            <text:p>-10.7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9987">
            <text:p>-54.49987</text:p>
          </table:table-cell>
          <table:table-cell office:value-type="float" office:value="-20.84876">
            <text:p>-20.8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5759">
            <text:p>-66.05759</text:p>
          </table:table-cell>
          <table:table-cell office:value-type="float" office:value="-34.85645">
            <text:p>-34.8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6841">
            <text:p>-71.16841</text:p>
          </table:table-cell>
          <table:table-cell office:value-type="float" office:value="-48.41915">
            <text:p>-48.41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2193">
            <text:p>-69.72193</text:p>
          </table:table-cell>
          <table:table-cell office:value-type="float" office:value="-60.03091">
            <text:p>-60.0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917">
            <text:p>-63.0917</text:p>
          </table:table-cell>
          <table:table-cell office:value-type="float" office:value="-67.84712">
            <text:p>-67.84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7218">
            <text:p>-53.7218</text:p>
          </table:table-cell>
          <table:table-cell office:value-type="float" office:value="-70.95831">
            <text:p>-70.95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961">
            <text:p>-44.46961</text:p>
          </table:table-cell>
          <table:table-cell office:value-type="float" office:value="-68.70192">
            <text:p>-68.7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315">
            <text:p>-37.84315</text:p>
          </table:table-cell>
          <table:table-cell office:value-type="float" office:value="-61.75389">
            <text:p>-61.7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455">
            <text:p>-35.36455</text:p>
          </table:table-cell>
          <table:table-cell office:value-type="float" office:value="-72.43221">
            <text:p>-72.43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9309">
            <text:p>-37.19309</text:p>
          </table:table-cell>
          <table:table-cell office:value-type="float" office:value="-65.05804">
            <text:p>-65.05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442">
            <text:p>-42.11442</text:p>
          </table:table-cell>
          <table:table-cell office:value-type="float" office:value="-56.45385">
            <text:p>-56.45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956">
            <text:p>-47.89956</text:p>
          </table:table-cell>
          <table:table-cell office:value-type="float" office:value="-47.94117">
            <text:p>-47.94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2084">
            <text:p>-51.92084</text:p>
          </table:table-cell>
          <table:table-cell office:value-type="float" office:value="-42.86244">
            <text:p>-42.8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905">
            <text:p>-51.89905</text:p>
          </table:table-cell>
          <table:table-cell office:value-type="float" office:value="-45.06136">
            <text:p>-45.06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91">
            <text:p>-46.55591</text:p>
          </table:table-cell>
          <table:table-cell office:value-type="float" office:value="-49.09594">
            <text:p>-49.09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569">
            <text:p>-36.01569</text:p>
          </table:table-cell>
          <table:table-cell office:value-type="float" office:value="-51.61867">
            <text:p>-51.61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563">
            <text:p>-21.85563</text:p>
          </table:table-cell>
          <table:table-cell office:value-type="float" office:value="-50.68661">
            <text:p>-50.6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75875">
            <text:p>-6.775875</text:p>
          </table:table-cell>
          <table:table-cell office:value-type="float" office:value="-44.99422">
            <text:p>-44.99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35495">
            <text:p>-33.3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6776">
            <text:p>-28.86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3492">
            <text:p>-19.8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4596">
            <text:p>-12.14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0793">
            <text:p>-6.730793</text:p>
          </table:table-cell>
          <table:table-cell office:value-type="float" office:value="-9.498749">
            <text:p>-9.49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717">
            <text:p>-24.2717</text:p>
          </table:table-cell>
          <table:table-cell office:value-type="float" office:value="-9.021774">
            <text:p>-9.021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1918">
            <text:p>-42.41918</text:p>
          </table:table-cell>
          <table:table-cell office:value-type="float" office:value="-9.164804">
            <text:p>-9.164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3682">
            <text:p>-57.83682</text:p>
          </table:table-cell>
          <table:table-cell office:value-type="float" office:value="-20.95702">
            <text:p>-20.95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2326">
            <text:p>-67.92326</text:p>
          </table:table-cell>
          <table:table-cell office:value-type="float" office:value="-36.16581">
            <text:p>-36.1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059">
            <text:p>-71.39059</text:p>
          </table:table-cell>
          <table:table-cell office:value-type="float" office:value="-50.42311">
            <text:p>-50.4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50856">
            <text:p>-68.50856</text:p>
          </table:table-cell>
          <table:table-cell office:value-type="float" office:value="-61.97352">
            <text:p>-61.9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813">
            <text:p>-60.95813</text:p>
          </table:table-cell>
          <table:table-cell office:value-type="float" office:value="-69.49972">
            <text:p>-69.49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5616">
            <text:p>-51.35616</text:p>
          </table:table-cell>
          <table:table-cell office:value-type="float" office:value="-71.93761">
            <text:p>-71.93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3958">
            <text:p>-42.53958</text:p>
          </table:table-cell>
          <table:table-cell office:value-type="float" office:value="-68.93076">
            <text:p>-68.9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2891">
            <text:p>-36.82891</text:p>
          </table:table-cell>
          <table:table-cell office:value-type="float" office:value="-60.55122">
            <text:p>-60.5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749">
            <text:p>-35.43749</text:p>
          </table:table-cell>
          <table:table-cell office:value-type="float" office:value="-65.81431">
            <text:p>-65.81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59">
            <text:p>-38.1759</text:p>
          </table:table-cell>
          <table:table-cell office:value-type="float" office:value="-60.54863">
            <text:p>-60.54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4076">
            <text:p>-43.54076</text:p>
          </table:table-cell>
          <table:table-cell office:value-type="float" office:value="-53.36363">
            <text:p>-53.36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3686">
            <text:p>-49.13686</text:p>
          </table:table-cell>
          <table:table-cell office:value-type="float" office:value="-47.37183">
            <text:p>-47.37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2">
            <text:p>-52.35632</text:p>
          </table:table-cell>
          <table:table-cell office:value-type="float" office:value="-44.76814">
            <text:p>-44.76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1107">
            <text:p>-51.11107</text:p>
          </table:table-cell>
          <table:table-cell office:value-type="float" office:value="-46.06084">
            <text:p>-46.0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579">
            <text:p>-44.43579</text:p>
          </table:table-cell>
          <table:table-cell office:value-type="float" office:value="-49.79392">
            <text:p>-49.79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1956">
            <text:p>-32.81956</text:p>
          </table:table-cell>
          <table:table-cell office:value-type="float" office:value="-51.61454">
            <text:p>-51.6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5597">
            <text:p>-18.15597</text:p>
          </table:table-cell>
          <table:table-cell office:value-type="float" office:value="-49.38237">
            <text:p>-49.38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3449">
            <text:p>-3.33449</text:p>
          </table:table-cell>
          <table:table-cell office:value-type="float" office:value="-42.30311">
            <text:p>-42.30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01504">
            <text:p>-30.0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75828">
            <text:p>-26.7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504">
            <text:p>-16.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63417">
            <text:p>-8.96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5151">
            <text:p>-10.75151</text:p>
          </table:table-cell>
          <table:table-cell office:value-type="float" office:value="-5.732717">
            <text:p>-5.732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806">
            <text:p>-28.75806</text:p>
          </table:table-cell>
          <table:table-cell office:value-type="float" office:value="-6.113818">
            <text:p>-6.11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3371">
            <text:p>-46.53371</text:p>
          </table:table-cell>
          <table:table-cell office:value-type="float" office:value="-10.90665">
            <text:p>-10.90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5255">
            <text:p>-60.85255</text:p>
          </table:table-cell>
          <table:table-cell office:value-type="float" office:value="-25.03834">
            <text:p>-25.0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9051">
            <text:p>-69.39051</text:p>
          </table:table-cell>
          <table:table-cell office:value-type="float" office:value="-40.32111">
            <text:p>-40.32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3177">
            <text:p>-71.23177</text:p>
          </table:table-cell>
          <table:table-cell office:value-type="float" office:value="-53.54637">
            <text:p>-53.54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1337">
            <text:p>-67.01337</text:p>
          </table:table-cell>
          <table:table-cell office:value-type="float" office:value="-63.78251">
            <text:p>-63.7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70374">
            <text:p>-58.70374</text:p>
          </table:table-cell>
          <table:table-cell office:value-type="float" office:value="-69.93913">
            <text:p>-69.93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949">
            <text:p>-49.03949</text:p>
          </table:table-cell>
          <table:table-cell office:value-type="float" office:value="-70.90923">
            <text:p>-70.90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752">
            <text:p>-40.79752</text:p>
          </table:table-cell>
          <table:table-cell office:value-type="float" office:value="-66.52254">
            <text:p>-66.5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767">
            <text:p>-36.0767</text:p>
          </table:table-cell>
          <table:table-cell office:value-type="float" office:value="-57.58228">
            <text:p>-57.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012">
            <text:p>-35.76012</text:p>
          </table:table-cell>
          <table:table-cell office:value-type="float" office:value="-61.6096">
            <text:p>-61.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69">
            <text:p>-39.31969</text:p>
          </table:table-cell>
          <table:table-cell office:value-type="float" office:value="-56.40506">
            <text:p>-56.4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8047">
            <text:p>-44.98047</text:p>
          </table:table-cell>
          <table:table-cell office:value-type="float" office:value="-49.00815">
            <text:p>-49.00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062">
            <text:p>-50.23062</text:p>
          </table:table-cell>
          <table:table-cell office:value-type="float" office:value="-43.45249">
            <text:p>-43.4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42">
            <text:p>-52.52442</text:p>
          </table:table-cell>
          <table:table-cell office:value-type="float" office:value="-43.90465">
            <text:p>-43.90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511">
            <text:p>-49.99511</text:p>
          </table:table-cell>
          <table:table-cell office:value-type="float" office:value="-46.9982">
            <text:p>-46.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1658">
            <text:p>-42.01658</text:p>
          </table:table-cell>
          <table:table-cell office:value-type="float" office:value="-50.7869">
            <text:p>-50.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3828">
            <text:p>-29.43828</text:p>
          </table:table-cell>
          <table:table-cell office:value-type="float" office:value="-52.02614">
            <text:p>-52.02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673">
            <text:p>-14.44673</text:p>
          </table:table-cell>
          <table:table-cell office:value-type="float" office:value="-48.87944">
            <text:p>-48.8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491761">
            <text:p>-0.07491761</text:p>
          </table:table-cell>
          <table:table-cell office:value-type="float" office:value="-40.16977">
            <text:p>-40.16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407">
            <text:p>-38.1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08783">
            <text:p>-29.08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6556">
            <text:p>-18.6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32784">
            <text:p>-1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056">
            <text:p>-14.96056</text:p>
          </table:table-cell>
          <table:table-cell office:value-type="float" office:value="-5.38081">
            <text:p>-5.38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3071">
            <text:p>-33.23071</text:p>
          </table:table-cell>
          <table:table-cell office:value-type="float" office:value="-7.15031">
            <text:p>-7.15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4008">
            <text:p>-50.44008</text:p>
          </table:table-cell>
          <table:table-cell office:value-type="float" office:value="-14.86739">
            <text:p>-14.86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1959">
            <text:p>-63.51959</text:p>
          </table:table-cell>
          <table:table-cell office:value-type="float" office:value="-28.61217">
            <text:p>-28.61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5566">
            <text:p>-70.45566</text:p>
          </table:table-cell>
          <table:table-cell office:value-type="float" office:value="-43.5163">
            <text:p>-43.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0734">
            <text:p>-70.70734</text:p>
          </table:table-cell>
          <table:table-cell office:value-type="float" office:value="-56.69119">
            <text:p>-56.69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7414">
            <text:p>-65.27414</text:p>
          </table:table-cell>
          <table:table-cell office:value-type="float" office:value="-66.1914">
            <text:p>-66.1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36945">
            <text:p>-56.36945</text:p>
          </table:table-cell>
          <table:table-cell office:value-type="float" office:value="-70.95275">
            <text:p>-70.9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0883">
            <text:p>-46.80883</text:p>
          </table:table-cell>
          <table:table-cell office:value-type="float" office:value="-70.33988">
            <text:p>-70.33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996">
            <text:p>-39.26996</text:p>
          </table:table-cell>
          <table:table-cell office:value-type="float" office:value="-64.65953">
            <text:p>-64.6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097">
            <text:p>-35.59097</text:p>
          </table:table-cell>
          <table:table-cell office:value-type="float" office:value="-70.26975">
            <text:p>-70.2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1876">
            <text:p>-36.31876</text:p>
          </table:table-cell>
          <table:table-cell office:value-type="float" office:value="-67.25359">
            <text:p>-67.2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">
            <text:p>-40.59</text:p>
          </table:table-cell>
          <table:table-cell office:value-type="float" office:value="-60.89248">
            <text:p>-60.89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54">
            <text:p>-46.3954</text:p>
          </table:table-cell>
          <table:table-cell office:value-type="float" office:value="-54.41842">
            <text:p>-54.4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4849">
            <text:p>-51.14849</text:p>
          </table:table-cell>
          <table:table-cell office:value-type="float" office:value="-49.82159">
            <text:p>-49.82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0095">
            <text:p>-52.40095</text:p>
          </table:table-cell>
          <table:table-cell office:value-type="float" office:value="-47.80875">
            <text:p>-47.8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4966">
            <text:p>-48.54966</text:p>
          </table:table-cell>
          <table:table-cell office:value-type="float" office:value="-48.06798">
            <text:p>-48.0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41">
            <text:p>-39.31941</text:p>
          </table:table-cell>
          <table:table-cell office:value-type="float" office:value="-49.72406">
            <text:p>-49.72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1144">
            <text:p>-25.91144</text:p>
          </table:table-cell>
          <table:table-cell office:value-type="float" office:value="-49.19313">
            <text:p>-49.19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311">
            <text:p>-10.77311</text:p>
          </table:table-cell>
          <table:table-cell office:value-type="float" office:value="-45.08829">
            <text:p>-45.0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4493">
            <text:p>-42.4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7788">
            <text:p>-35.17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88921">
            <text:p>-23.88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2999">
            <text:p>-14.52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27565">
            <text:p>-2.527565</text:p>
          </table:table-cell>
          <table:table-cell office:value-type="float" office:value="-9.571381">
            <text:p>-9.57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204">
            <text:p>-19.31204</text:p>
          </table:table-cell>
          <table:table-cell office:value-type="float" office:value="-7.238417">
            <text:p>-7.238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3957">
            <text:p>-37.63957</text:p>
          </table:table-cell>
          <table:table-cell office:value-type="float" office:value="-9.380707">
            <text:p>-9.380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9652">
            <text:p>-54.09652</text:p>
          </table:table-cell>
          <table:table-cell office:value-type="float" office:value="-19.56999">
            <text:p>-19.56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1761">
            <text:p>-65.81761</text:p>
          </table:table-cell>
          <table:table-cell office:value-type="float" office:value="-34.09499">
            <text:p>-34.0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1771">
            <text:p>-71.11771</text:p>
          </table:table-cell>
          <table:table-cell office:value-type="float" office:value="-47.88689">
            <text:p>-47.88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4229">
            <text:p>-69.84229</text:p>
          </table:table-cell>
          <table:table-cell office:value-type="float" office:value="-59.43817">
            <text:p>-59.43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747">
            <text:p>-63.32747</text:p>
          </table:table-cell>
          <table:table-cell office:value-type="float" office:value="-67.63444">
            <text:p>-67.6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9552">
            <text:p>-53.99552</text:p>
          </table:table-cell>
          <table:table-cell office:value-type="float" office:value="-71.29154">
            <text:p>-71.29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269">
            <text:p>-44.70269</text:p>
          </table:table-cell>
          <table:table-cell office:value-type="float" office:value="-69.36284">
            <text:p>-69.36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631">
            <text:p>-37.97631</text:p>
          </table:table-cell>
          <table:table-cell office:value-type="float" office:value="-62.8743">
            <text:p>-62.8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274">
            <text:p>-35.37274</text:p>
          </table:table-cell>
          <table:table-cell office:value-type="float" office:value="-71.87666">
            <text:p>-71.8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14">
            <text:p>-37.0914</text:p>
          </table:table-cell>
          <table:table-cell office:value-type="float" office:value="-64.61037">
            <text:p>-64.61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5303">
            <text:p>-41.95303</text:p>
          </table:table-cell>
          <table:table-cell office:value-type="float" office:value="-56.01125">
            <text:p>-56.01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958">
            <text:p>-47.74958</text:p>
          </table:table-cell>
          <table:table-cell office:value-type="float" office:value="-47.81096">
            <text:p>-47.8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5445">
            <text:p>-51.85445</text:p>
          </table:table-cell>
          <table:table-cell office:value-type="float" office:value="-43.59555">
            <text:p>-43.59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905">
            <text:p>-51.96905</text:p>
          </table:table-cell>
          <table:table-cell office:value-type="float" office:value="-46.07948">
            <text:p>-46.0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013">
            <text:p>-46.78013</text:p>
          </table:table-cell>
          <table:table-cell office:value-type="float" office:value="-49.4894">
            <text:p>-49.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7019">
            <text:p>-36.37019</text:p>
          </table:table-cell>
          <table:table-cell office:value-type="float" office:value="-51.75408">
            <text:p>-51.75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869">
            <text:p>-22.27869</text:p>
          </table:table-cell>
          <table:table-cell office:value-type="float" office:value="-50.85001">
            <text:p>-50.85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1752">
            <text:p>-7.181752</text:p>
          </table:table-cell>
          <table:table-cell office:value-type="float" office:value="-45.17385">
            <text:p>-45.1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7039">
            <text:p>-43.5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9446">
            <text:p>-33.5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75077">
            <text:p>-20.75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913">
            <text:p>-11.49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2248">
            <text:p>-6.282248</text:p>
          </table:table-cell>
          <table:table-cell office:value-type="float" office:value="-8.807721">
            <text:p>-8.807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5646">
            <text:p>-23.75646</text:p>
          </table:table-cell>
          <table:table-cell office:value-type="float" office:value="-9.163538">
            <text:p>-9.1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407">
            <text:p>-41.93407</text:p>
          </table:table-cell>
          <table:table-cell office:value-type="float" office:value="-9.014455">
            <text:p>-9.014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46847">
            <text:p>-57.46847</text:p>
          </table:table-cell>
          <table:table-cell office:value-type="float" office:value="-20.73639">
            <text:p>-20.7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2859">
            <text:p>-67.72859</text:p>
          </table:table-cell>
          <table:table-cell office:value-type="float" office:value="-36.13481">
            <text:p>-36.1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474">
            <text:p>-71.38474</text:p>
          </table:table-cell>
          <table:table-cell office:value-type="float" office:value="-50.303">
            <text:p>-50.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6322">
            <text:p>-68.66322</text:p>
          </table:table-cell>
          <table:table-cell office:value-type="float" office:value="-61.65582">
            <text:p>-61.6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21066">
            <text:p>-61.21066</text:p>
          </table:table-cell>
          <table:table-cell office:value-type="float" office:value="-69.09974">
            <text:p>-69.09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2682">
            <text:p>-51.62682</text:p>
          </table:table-cell>
          <table:table-cell office:value-type="float" office:value="-71.55552">
            <text:p>-71.5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5272">
            <text:p>-42.75272</text:p>
          </table:table-cell>
          <table:table-cell office:value-type="float" office:value="-68.66571">
            <text:p>-68.66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3248">
            <text:p>-36.93248</text:p>
          </table:table-cell>
          <table:table-cell office:value-type="float" office:value="-60.46769">
            <text:p>-60.46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61">
            <text:p>-35.4161</text:p>
          </table:table-cell>
          <table:table-cell office:value-type="float" office:value="-65.97729">
            <text:p>-65.9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399">
            <text:p>-38.05399</text:p>
          </table:table-cell>
          <table:table-cell office:value-type="float" office:value="-61.6607">
            <text:p>-61.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52">
            <text:p>-43.3752</text:p>
          </table:table-cell>
          <table:table-cell office:value-type="float" office:value="-54.46184">
            <text:p>-54.4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097">
            <text:p>-49.00097</text:p>
          </table:table-cell>
          <table:table-cell office:value-type="float" office:value="-48.23975">
            <text:p>-48.23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934">
            <text:p>-52.31934</text:p>
          </table:table-cell>
          <table:table-cell office:value-type="float" office:value="-45.01031">
            <text:p>-45.0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1812">
            <text:p>-51.21812</text:p>
          </table:table-cell>
          <table:table-cell office:value-type="float" office:value="-46.26427">
            <text:p>-46.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9545">
            <text:p>-44.69545</text:p>
          </table:table-cell>
          <table:table-cell office:value-type="float" office:value="-49.25218">
            <text:p>-49.25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61">
            <text:p>-33.19761</text:p>
          </table:table-cell>
          <table:table-cell office:value-type="float" office:value="-50.90254">
            <text:p>-50.9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8465">
            <text:p>-18.58465</text:p>
          </table:table-cell>
          <table:table-cell office:value-type="float" office:value="-48.98998">
            <text:p>-48.98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22346">
            <text:p>-3.722346</text:p>
          </table:table-cell>
          <table:table-cell office:value-type="float" office:value="-42.67237">
            <text:p>-42.67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5066">
            <text:p>-30.95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58101">
            <text:p>-24.58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9818">
            <text:p>-15.19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15552">
            <text:p>-9.31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678">
            <text:p>-10.27678</text:p>
          </table:table-cell>
          <table:table-cell office:value-type="float" office:value="-8.152276">
            <text:p>-8.15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4125">
            <text:p>-28.24125</text:p>
          </table:table-cell>
          <table:table-cell office:value-type="float" office:value="8.025071">
            <text:p>8.025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984">
            <text:p>-46.06984</text:p>
          </table:table-cell>
          <table:table-cell office:value-type="float" office:value="-14.82706">
            <text:p>-14.8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52203">
            <text:p>-60.52203</text:p>
          </table:table-cell>
          <table:table-cell office:value-type="float" office:value="-25.92297">
            <text:p>-25.92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4205">
            <text:p>-69.24205</text:p>
          </table:table-cell>
          <table:table-cell office:value-type="float" office:value="-39.8794">
            <text:p>-39.8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6906">
            <text:p>-71.26906</text:p>
          </table:table-cell>
          <table:table-cell office:value-type="float" office:value="-52.90729">
            <text:p>-52.9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9987">
            <text:p>-67.19987</text:p>
          </table:table-cell>
          <table:table-cell office:value-type="float" office:value="-63.2277">
            <text:p>-63.2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6821">
            <text:p>-58.96821</text:p>
          </table:table-cell>
          <table:table-cell office:value-type="float" office:value="-69.54638">
            <text:p>-69.54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0253">
            <text:p>-49.30253</text:p>
          </table:table-cell>
          <table:table-cell office:value-type="float" office:value="-70.91348">
            <text:p>-70.9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83">
            <text:p>-40.9883</text:p>
          </table:table-cell>
          <table:table-cell office:value-type="float" office:value="-66.64184">
            <text:p>-66.6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4977">
            <text:p>-36.14977</text:p>
          </table:table-cell>
          <table:table-cell office:value-type="float" office:value="-57.52501">
            <text:p>-57.52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064">
            <text:p>-35.71064</text:p>
          </table:table-cell>
          <table:table-cell office:value-type="float" office:value="-61.67448">
            <text:p>-61.6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7977">
            <text:p>-39.17977</text:p>
          </table:table-cell>
          <table:table-cell office:value-type="float" office:value="-54.50556">
            <text:p>-54.50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518">
            <text:p>-44.81518</text:p>
          </table:table-cell>
          <table:table-cell office:value-type="float" office:value="-47.15123">
            <text:p>-47.1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13">
            <text:p>-50.113</text:p>
          </table:table-cell>
          <table:table-cell office:value-type="float" office:value="-42.0971">
            <text:p>-42.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876">
            <text:p>-52.51876</text:p>
          </table:table-cell>
          <table:table-cell office:value-type="float" office:value="-42.95868">
            <text:p>-42.9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038">
            <text:p>-50.14038</text:p>
          </table:table-cell>
          <table:table-cell office:value-type="float" office:value="-47.13997">
            <text:p>-47.13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0965">
            <text:p>-42.30965</text:p>
          </table:table-cell>
          <table:table-cell office:value-type="float" office:value="-50.43084">
            <text:p>-50.43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686">
            <text:p>-29.83686</text:p>
          </table:table-cell>
          <table:table-cell office:value-type="float" office:value="-51.64079">
            <text:p>-51.64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29">
            <text:p>-14.8729</text:p>
          </table:table-cell>
          <table:table-cell office:value-type="float" office:value="-48.6657">
            <text:p>-48.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95067">
            <text:p>-0.4395067</text:p>
          </table:table-cell>
          <table:table-cell office:value-type="float" office:value="-40.1055">
            <text:p>-40.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1488">
            <text:p>-37.1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4959">
            <text:p>-28.04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63609">
            <text:p>-16.6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6432">
            <text:p>-11.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6776">
            <text:p>-14.46776</text:p>
          </table:table-cell>
          <table:table-cell office:value-type="float" office:value="-5.596711">
            <text:p>-5.59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1813">
            <text:p>-32.71813</text:p>
          </table:table-cell>
          <table:table-cell office:value-type="float" office:value="-7.388093">
            <text:p>-7.388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0128">
            <text:p>-50.00128</text:p>
          </table:table-cell>
          <table:table-cell office:value-type="float" office:value="-14.3417">
            <text:p>-14.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3096">
            <text:p>-63.23096</text:p>
          </table:table-cell>
          <table:table-cell office:value-type="float" office:value="-27.83208">
            <text:p>-27.8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5365">
            <text:p>-70.35365</text:p>
          </table:table-cell>
          <table:table-cell office:value-type="float" office:value="-42.90915">
            <text:p>-42.9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8645">
            <text:p>-70.78645</text:p>
          </table:table-cell>
          <table:table-cell office:value-type="float" office:value="-55.98591">
            <text:p>-55.9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8573">
            <text:p>-65.48573</text:p>
          </table:table-cell>
          <table:table-cell office:value-type="float" office:value="-65.55323">
            <text:p>-65.55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64101">
            <text:p>-56.64101</text:p>
          </table:table-cell>
          <table:table-cell office:value-type="float" office:value="-70.50423">
            <text:p>-70.50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107">
            <text:p>-47.06107</text:p>
          </table:table-cell>
          <table:table-cell office:value-type="float" office:value="-70.21765">
            <text:p>-70.21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3427">
            <text:p>-39.43427</text:p>
          </table:table-cell>
          <table:table-cell office:value-type="float" office:value="-65.17056">
            <text:p>-65.17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322">
            <text:p>-35.63322</text:p>
          </table:table-cell>
          <table:table-cell office:value-type="float" office:value="-69.53152">
            <text:p>-69.5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4232">
            <text:p>-36.24232</text:p>
          </table:table-cell>
          <table:table-cell office:value-type="float" office:value="-64.80674">
            <text:p>-64.8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383">
            <text:p>-40.4383</text:p>
          </table:table-cell>
          <table:table-cell office:value-type="float" office:value="-56.71362">
            <text:p>-56.71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486">
            <text:p>-46.23486</text:p>
          </table:table-cell>
          <table:table-cell office:value-type="float" office:value="-50.39211">
            <text:p>-50.39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5185">
            <text:p>-51.05185</text:p>
          </table:table-cell>
          <table:table-cell office:value-type="float" office:value="-46.71154">
            <text:p>-46.71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056">
            <text:p>-52.43056</text:p>
          </table:table-cell>
          <table:table-cell office:value-type="float" office:value="-45.82688">
            <text:p>-45.82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3267">
            <text:p>-48.73267</text:p>
          </table:table-cell>
          <table:table-cell office:value-type="float" office:value="-47.41629">
            <text:p>-47.41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4402">
            <text:p>-39.64402</text:p>
          </table:table-cell>
          <table:table-cell office:value-type="float" office:value="-49.92532">
            <text:p>-49.9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2372">
            <text:p>-26.32372</text:p>
          </table:table-cell>
          <table:table-cell office:value-type="float" office:value="-49.65237">
            <text:p>-49.6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9273">
            <text:p>-11.19273</text:p>
          </table:table-cell>
          <table:table-cell office:value-type="float" office:value="-48.11461">
            <text:p>-48.1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418">
            <text:p>-44.6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77575">
            <text:p>-35.77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726">
            <text:p>-23.2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78985">
            <text:p>-13.78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693">
            <text:p>-2.112693</text:p>
          </table:table-cell>
          <table:table-cell office:value-type="float" office:value="-9.219424">
            <text:p>-9.21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542">
            <text:p>-18.80542</text:p>
          </table:table-cell>
          <table:table-cell office:value-type="float" office:value="-7.191647">
            <text:p>-7.191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3556">
            <text:p>-37.13556</text:p>
          </table:table-cell>
          <table:table-cell office:value-type="float" office:value="-10.14141">
            <text:p>-10.1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68937">
            <text:p>-53.68937</text:p>
          </table:table-cell>
          <table:table-cell office:value-type="float" office:value="-19.00419">
            <text:p>-19.00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57252">
            <text:p>-65.57252</text:p>
          </table:table-cell>
          <table:table-cell office:value-type="float" office:value="-32.88754">
            <text:p>-32.88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6221">
            <text:p>-71.06221</text:p>
          </table:table-cell>
          <table:table-cell office:value-type="float" office:value="-46.8084">
            <text:p>-46.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5847">
            <text:p>-69.95847</text:p>
          </table:table-cell>
          <table:table-cell office:value-type="float" office:value="-58.57952">
            <text:p>-58.57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6102">
            <text:p>-63.56102</text:p>
          </table:table-cell>
          <table:table-cell office:value-type="float" office:value="-66.72848">
            <text:p>-66.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707">
            <text:p>-54.2707</text:p>
          </table:table-cell>
          <table:table-cell office:value-type="float" office:value="-70.6721">
            <text:p>-70.6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3784">
            <text:p>-44.93784</text:p>
          </table:table-cell>
          <table:table-cell office:value-type="float" office:value="-69.23363">
            <text:p>-69.23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277">
            <text:p>-38.11277</text:p>
          </table:table-cell>
          <table:table-cell office:value-type="float" office:value="-62.40401">
            <text:p>-62.4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409">
            <text:p>-35.38409</text:p>
          </table:table-cell>
          <table:table-cell office:value-type="float" office:value="-51.47754">
            <text:p>-51.4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9223">
            <text:p>-36.99223</text:p>
          </table:table-cell>
          <table:table-cell office:value-type="float" office:value="-59.93555">
            <text:p>-59.93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239">
            <text:p>-41.79239</text:p>
          </table:table-cell>
          <table:table-cell office:value-type="float" office:value="-53.83444">
            <text:p>-53.8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683">
            <text:p>-47.59683</text:p>
          </table:table-cell>
          <table:table-cell office:value-type="float" office:value="-48.45697">
            <text:p>-48.4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8487">
            <text:p>-51.78487</text:p>
          </table:table-cell>
          <table:table-cell office:value-type="float" office:value="-44.10933">
            <text:p>-44.10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3479">
            <text:p>-52.03479</text:p>
          </table:table-cell>
          <table:table-cell office:value-type="float" office:value="-43.5535">
            <text:p>-43.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035">
            <text:p>-47.00035</text:p>
          </table:table-cell>
          <table:table-cell office:value-type="float" office:value="-48.78253">
            <text:p>-48.78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174">
            <text:p>-36.72174</text:p>
          </table:table-cell>
          <table:table-cell office:value-type="float" office:value="-51.1013">
            <text:p>-51.1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092">
            <text:p>-22.70092</text:p>
          </table:table-cell>
          <table:table-cell office:value-type="float" office:value="-53.78204">
            <text:p>-53.78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90811">
            <text:p>-7.590811</text:p>
          </table:table-cell>
          <table:table-cell office:value-type="float" office:value="-52.08393">
            <text:p>-52.08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0159">
            <text:p>-43.90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1847">
            <text:p>-31.9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0344">
            <text:p>-18.1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95539">
            <text:p>-8.695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6894">
            <text:p>-5.836894</text:p>
          </table:table-cell>
          <table:table-cell office:value-type="float" office:value="-6.439067">
            <text:p>-6.43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032">
            <text:p>-23.24032</text:p>
          </table:table-cell>
          <table:table-cell office:value-type="float" office:value="-7.114774">
            <text:p>-7.114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4683">
            <text:p>-41.44683</text:p>
          </table:table-cell>
          <table:table-cell office:value-type="float" office:value="-9.559872">
            <text:p>-9.55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9">
            <text:p>-57.0959</text:p>
          </table:table-cell>
          <table:table-cell office:value-type="float" office:value="-20.76062">
            <text:p>-20.76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2856">
            <text:p>-67.52856</text:p>
          </table:table-cell>
          <table:table-cell office:value-type="float" office:value="-35.3894">
            <text:p>-35.3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379">
            <text:p>-71.37379</text:p>
          </table:table-cell>
          <table:table-cell office:value-type="float" office:value="-49.59116">
            <text:p>-49.59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413">
            <text:p>-68.81413</text:p>
          </table:table-cell>
          <table:table-cell office:value-type="float" office:value="-61.10497">
            <text:p>-61.10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6295">
            <text:p>-61.46295</text:p>
          </table:table-cell>
          <table:table-cell office:value-type="float" office:value="-68.71751">
            <text:p>-68.7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806">
            <text:p>-51.89806</text:p>
          </table:table-cell>
          <table:table-cell office:value-type="float" office:value="-71.56281">
            <text:p>-71.5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6832">
            <text:p>-42.96832</text:p>
          </table:table-cell>
          <table:table-cell office:value-type="float" office:value="-69.48577">
            <text:p>-69.48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3973">
            <text:p>-37.03973</text:p>
          </table:table-cell>
          <table:table-cell office:value-type="float" office:value="-61.18615">
            <text:p>-61.18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806">
            <text:p>-35.39806</text:p>
          </table:table-cell>
          <table:table-cell office:value-type="float" office:value="-66.59566">
            <text:p>-66.59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423">
            <text:p>-37.93423</text:p>
          </table:table-cell>
          <table:table-cell office:value-type="float" office:value="-61.5548">
            <text:p>-61.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0847">
            <text:p>-43.20847</text:p>
          </table:table-cell>
          <table:table-cell office:value-type="float" office:value="-54.11986">
            <text:p>-54.1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6325">
            <text:p>-48.86325</text:p>
          </table:table-cell>
          <table:table-cell office:value-type="float" office:value="-47.90736">
            <text:p>-47.9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7882">
            <text:p>-52.27882</text:p>
          </table:table-cell>
          <table:table-cell office:value-type="float" office:value="-45.16442">
            <text:p>-45.16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2116">
            <text:p>-51.32116</text:p>
          </table:table-cell>
          <table:table-cell office:value-type="float" office:value="-46.37132">
            <text:p>-46.3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13">
            <text:p>-44.95113</text:p>
          </table:table-cell>
          <table:table-cell office:value-type="float" office:value="-49.71448">
            <text:p>-49.7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7314">
            <text:p>-33.57314</text:p>
          </table:table-cell>
          <table:table-cell office:value-type="float" office:value="-51.5812">
            <text:p>-51.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171">
            <text:p>-19.01171</text:p>
          </table:table-cell>
          <table:table-cell office:value-type="float" office:value="-49.99639">
            <text:p>-49.99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12546">
            <text:p>-4.112546</text:p>
          </table:table-cell>
          <table:table-cell office:value-type="float" office:value="-43.59998">
            <text:p>-43.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23443">
            <text:p>-40.23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2075">
            <text:p>-30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3532">
            <text:p>-19.4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172">
            <text:p>-11.9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06002">
            <text:p>-9.806002</text:p>
          </table:table-cell>
          <table:table-cell office:value-type="float" office:value="-8.578835">
            <text:p>-8.5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2433">
            <text:p>-27.72433</text:p>
          </table:table-cell>
          <table:table-cell office:value-type="float" office:value="-7.436325">
            <text:p>-7.43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328">
            <text:p>-45.60328</text:p>
          </table:table-cell>
          <table:table-cell office:value-type="float" office:value="-12.22648">
            <text:p>-12.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8753">
            <text:p>-60.18753</text:p>
          </table:table-cell>
          <table:table-cell office:value-type="float" office:value="-25.41841">
            <text:p>-25.4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8823">
            <text:p>-69.08823</text:p>
          </table:table-cell>
          <table:table-cell office:value-type="float" office:value="-40.23904">
            <text:p>-40.2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0083">
            <text:p>-71.30083</text:p>
          </table:table-cell>
          <table:table-cell office:value-type="float" office:value="-53.36348">
            <text:p>-53.3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176">
            <text:p>-67.38176</text:p>
          </table:table-cell>
          <table:table-cell office:value-type="float" office:value="-63.50699">
            <text:p>-63.50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3155">
            <text:p>-59.23155</text:p>
          </table:table-cell>
          <table:table-cell office:value-type="float" office:value="-69.65461">
            <text:p>-69.65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654">
            <text:p>-49.56654</text:p>
          </table:table-cell>
          <table:table-cell office:value-type="float" office:value="-70.7653">
            <text:p>-70.7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116">
            <text:p>-41.18116</text:p>
          </table:table-cell>
          <table:table-cell office:value-type="float" office:value="-66.15572">
            <text:p>-66.15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639">
            <text:p>-36.22639</text:p>
          </table:table-cell>
          <table:table-cell office:value-type="float" office:value="-56.95078">
            <text:p>-56.95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76">
            <text:p>-35.66476</text:p>
          </table:table-cell>
          <table:table-cell office:value-type="float" office:value="-63.68272">
            <text:p>-63.6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83">
            <text:p>-39.04283</text:p>
          </table:table-cell>
          <table:table-cell office:value-type="float" office:value="-58.58208">
            <text:p>-58.5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63">
            <text:p>-44.64963</text:p>
          </table:table-cell>
          <table:table-cell office:value-type="float" office:value="-50.06524">
            <text:p>-50.0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388">
            <text:p>-49.99388</text:p>
          </table:table-cell>
          <table:table-cell office:value-type="float" office:value="-43.53841">
            <text:p>-43.5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011">
            <text:p>-52.51011</text:p>
          </table:table-cell>
          <table:table-cell office:value-type="float" office:value="-43.07267">
            <text:p>-43.07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129">
            <text:p>-50.28129</text:p>
          </table:table-cell>
          <table:table-cell office:value-type="float" office:value="-46.45908">
            <text:p>-46.45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">
            <text:p>-42.5997</text:p>
          </table:table-cell>
          <table:table-cell office:value-type="float" office:value="-50.32215">
            <text:p>-50.3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3228">
            <text:p>-30.23228</text:p>
          </table:table-cell>
          <table:table-cell office:value-type="float" office:value="-51.67769">
            <text:p>-51.6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9948">
            <text:p>-15.29948</text:p>
          </table:table-cell>
          <table:table-cell office:value-type="float" office:value="-48.79245">
            <text:p>-48.7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072389">
            <text:p>-0.8072389</text:p>
          </table:table-cell>
          <table:table-cell office:value-type="float" office:value="-40.47529">
            <text:p>-40.4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572">
            <text:p>-26.86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80762">
            <text:p>-24.80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75272">
            <text:p>-17.7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9761">
            <text:p>-12.9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691">
            <text:p>-13.97691</text:p>
          </table:table-cell>
          <table:table-cell office:value-type="float" office:value="-10.66492">
            <text:p>-10.66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398">
            <text:p>-32.20398</text:p>
          </table:table-cell>
          <table:table-cell office:value-type="float" office:value="-11.11601">
            <text:p>-11.1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029">
            <text:p>-49.56029</text:p>
          </table:table-cell>
          <table:table-cell office:value-type="float" office:value="-14.75143">
            <text:p>-14.7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93745">
            <text:p>-62.93745</text:p>
          </table:table-cell>
          <table:table-cell office:value-type="float" office:value="-27.59081">
            <text:p>-27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554">
            <text:p>-70.24554</text:p>
          </table:table-cell>
          <table:table-cell office:value-type="float" office:value="-42.92612">
            <text:p>-42.9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6002">
            <text:p>-70.86002</text:p>
          </table:table-cell>
          <table:table-cell office:value-type="float" office:value="-56.47369">
            <text:p>-56.47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945">
            <text:p>-65.6945</text:p>
          </table:table-cell>
          <table:table-cell office:value-type="float" office:value="-66.19379">
            <text:p>-66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91171">
            <text:p>-56.91171</text:p>
          </table:table-cell>
          <table:table-cell office:value-type="float" office:value="-71.11837">
            <text:p>-71.11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376">
            <text:p>-47.31376</text:p>
          </table:table-cell>
          <table:table-cell office:value-type="float" office:value="-70.76109">
            <text:p>-70.7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167">
            <text:p>-39.60167</text:p>
          </table:table-cell>
          <table:table-cell office:value-type="float" office:value="-65.79531">
            <text:p>-65.79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936">
            <text:p>-35.67936</text:p>
          </table:table-cell>
          <table:table-cell office:value-type="float" office:value="-70.87493">
            <text:p>-70.87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962">
            <text:p>-36.16962</text:p>
          </table:table-cell>
          <table:table-cell office:value-type="float" office:value="-67.08074">
            <text:p>-67.0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879">
            <text:p>-40.2879</text:p>
          </table:table-cell>
          <table:table-cell office:value-type="float" office:value="-61.14327">
            <text:p>-61.14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7431">
            <text:p>-46.07431</text:p>
          </table:table-cell>
          <table:table-cell office:value-type="float" office:value="-54.96093">
            <text:p>-54.96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5369">
            <text:p>-50.95369</text:p>
          </table:table-cell>
          <table:table-cell office:value-type="float" office:value="-50.56462">
            <text:p>-50.5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611">
            <text:p>-52.45611</text:p>
          </table:table-cell>
          <table:table-cell office:value-type="float" office:value="-48.53543">
            <text:p>-48.53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1214">
            <text:p>-48.91214</text:p>
          </table:table-cell>
          <table:table-cell office:value-type="float" office:value="-48.74131">
            <text:p>-48.7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645">
            <text:p>-39.9645</text:p>
          </table:table-cell>
          <table:table-cell office:value-type="float" office:value="-50.16633">
            <text:p>-50.16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3454">
            <text:p>-26.73454</text:p>
          </table:table-cell>
          <table:table-cell office:value-type="float" office:value="-49.56953">
            <text:p>-49.56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373">
            <text:p>-11.61373</text:p>
          </table:table-cell>
          <table:table-cell office:value-type="float" office:value="-46.57195">
            <text:p>-46.5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30668">
            <text:p>-45.30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4842">
            <text:p>-37.54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0415">
            <text:p>-25.2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7298">
            <text:p>-15.1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164">
            <text:p>-1.70164</text:p>
          </table:table-cell>
          <table:table-cell office:value-type="float" office:value="-10.35913">
            <text:p>-10.35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37">
            <text:p>-18.29937</text:p>
          </table:table-cell>
          <table:table-cell office:value-type="float" office:value="-9.132606">
            <text:p>-9.13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47">
            <text:p>-36.63147</text:p>
          </table:table-cell>
          <table:table-cell office:value-type="float" office:value="-12.91911">
            <text:p>-12.91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27848">
            <text:p>-53.27848</text:p>
          </table:table-cell>
          <table:table-cell office:value-type="float" office:value="-20.44423">
            <text:p>-20.44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32151">
            <text:p>-65.32151</text:p>
          </table:table-cell>
          <table:table-cell office:value-type="float" office:value="-33.7755">
            <text:p>-33.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0097">
            <text:p>-71.00097</text:p>
          </table:table-cell>
          <table:table-cell office:value-type="float" office:value="-47.45717">
            <text:p>-47.45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7043">
            <text:p>-70.07043</text:p>
          </table:table-cell>
          <table:table-cell office:value-type="float" office:value="-58.89395">
            <text:p>-58.89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9184">
            <text:p>-63.79184</text:p>
          </table:table-cell>
          <table:table-cell office:value-type="float" office:value="-67.01378">
            <text:p>-67.01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54447">
            <text:p>-54.54447</text:p>
          </table:table-cell>
          <table:table-cell office:value-type="float" office:value="-70.83735">
            <text:p>-70.8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502">
            <text:p>-45.17502</text:p>
          </table:table-cell>
          <table:table-cell office:value-type="float" office:value="-69.22455">
            <text:p>-69.2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5272">
            <text:p>-38.25272</text:p>
          </table:table-cell>
          <table:table-cell office:value-type="float" office:value="-62.14843">
            <text:p>-62.14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927">
            <text:p>-35.39927</text:p>
          </table:table-cell>
          <table:table-cell office:value-type="float" office:value="-72.8759">
            <text:p>-72.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563">
            <text:p>-36.89563</text:p>
          </table:table-cell>
          <table:table-cell office:value-type="float" office:value="-64.22458">
            <text:p>-64.2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3326">
            <text:p>-41.63326</text:p>
          </table:table-cell>
          <table:table-cell office:value-type="float" office:value="-55.18897">
            <text:p>-55.18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422">
            <text:p>-47.44422</text:p>
          </table:table-cell>
          <table:table-cell office:value-type="float" office:value="-46.47798">
            <text:p>-46.4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1214">
            <text:p>-51.71214</text:p>
          </table:table-cell>
          <table:table-cell office:value-type="float" office:value="-41.79467">
            <text:p>-41.79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712">
            <text:p>-52.09712</text:p>
          </table:table-cell>
          <table:table-cell office:value-type="float" office:value="-45.08789">
            <text:p>-45.08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617">
            <text:p>-47.21617</text:p>
          </table:table-cell>
          <table:table-cell office:value-type="float" office:value="-49.05432">
            <text:p>-49.05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7028">
            <text:p>-37.07028</text:p>
          </table:table-cell>
          <table:table-cell office:value-type="float" office:value="-51.66635">
            <text:p>-51.6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2276">
            <text:p>-23.12276</text:p>
          </table:table-cell>
          <table:table-cell office:value-type="float" office:value="-50.7667">
            <text:p>-50.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008">
            <text:p>-8.00008</text:p>
          </table:table-cell>
          <table:table-cell office:value-type="float" office:value="-45.34935">
            <text:p>-45.34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527">
            <text:p>-43.97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6194">
            <text:p>-34.56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28074">
            <text:p>-21.2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45">
            <text:p>-11.0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4158">
            <text:p>-5.394158</text:p>
          </table:table-cell>
          <table:table-cell office:value-type="float" office:value="-7.831304">
            <text:p>-7.831304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02:2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2T02:23:29.57</dc:date>
    <dc:creator>W W</dc:creator>
    <meta:editing-duration>PT5H15M38S</meta:editing-duration>
    <meta:editing-cycles>6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39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1:Hoja1.C152" chart:data-source-has-labels="both" svg:x="1.34cm" svg:y="0.799cm" svg:width="9.527cm" svg:height="6.343cm">
          <chartooo:coordinate-region svg:x="2.067cm" svg:y="1.011cm" svg:width="8.706cm" svg:height="5.458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0">
                <text:p>0</text:p>
                <draw:g>
                  <svg:desc>Hoja1.B2:Hoja1.B152</svg:desc>
                </draw:g>
              </table:table-cell>
              <table:table-cell office:value-type="float" office:value="0">
                <text:p>0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9691329">
                <text:p>0.09691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8846933">
                <text:p>0.0884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2797645">
                <text:p>0.02797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2139789">
                <text:p>-0.2139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3636945">
                <text:p>-0.363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722982">
                <text:p>0.4722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7656615">
                <text:p>0.7656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6125597">
                <text:p>-0.06125597</text:p>
              </table:table-cell>
              <table:table-cell office:value-type="float" office:value="0.8643403">
                <text:p>0.8643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747122">
                <text:p>-0.8747122</text:p>
              </table:table-cell>
              <table:table-cell office:value-type="float" office:value="0.6963314">
                <text:p>0.696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81312">
                <text:p>-1.681312</text:p>
              </table:table-cell>
              <table:table-cell office:value-type="float" office:value="0.5286014">
                <text:p>0.5286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474733">
                <text:p>-2.474733</text:p>
              </table:table-cell>
              <table:table-cell office:value-type="float" office:value="-0.5695826">
                <text:p>-0.5695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248755">
                <text:p>-3.248755</text:p>
              </table:table-cell>
              <table:table-cell office:value-type="float" office:value="-1.097536">
                <text:p>-1.097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997313">
                <text:p>-3.997313</text:p>
              </table:table-cell>
              <table:table-cell office:value-type="float" office:value="-1.826921">
                <text:p>-1.826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714536">
                <text:p>-4.714536</text:p>
              </table:table-cell>
              <table:table-cell office:value-type="float" office:value="-2.599926">
                <text:p>-2.599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394803">
                <text:p>-5.394803</text:p>
              </table:table-cell>
              <table:table-cell office:value-type="float" office:value="-3.364354">
                <text:p>-3.36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032782">
                <text:p>-6.032782</text:p>
              </table:table-cell>
              <table:table-cell office:value-type="float" office:value="-4.10408">
                <text:p>-4.10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623472">
                <text:p>-6.623472</text:p>
              </table:table-cell>
              <table:table-cell office:value-type="float" office:value="-4.856598">
                <text:p>-4.85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162242">
                <text:p>-7.162242</text:p>
              </table:table-cell>
              <table:table-cell office:value-type="float" office:value="-5.517361">
                <text:p>-5.517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4487">
                <text:p>-7.64487</text:p>
              </table:table-cell>
              <table:table-cell office:value-type="float" office:value="-6.159343">
                <text:p>-6.15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067573">
                <text:p>-8.067573</text:p>
              </table:table-cell>
              <table:table-cell office:value-type="float" office:value="-6.812932">
                <text:p>-6.812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27035">
                <text:p>-8.427035</text:p>
              </table:table-cell>
              <table:table-cell office:value-type="float" office:value="-7.322577">
                <text:p>-7.322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720441">
                <text:p>-8.720441</text:p>
              </table:table-cell>
              <table:table-cell office:value-type="float" office:value="-7.751879">
                <text:p>-7.751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4549">
                <text:p>-8.94549</text:p>
              </table:table-cell>
              <table:table-cell office:value-type="float" office:value="-8.171905">
                <text:p>-8.171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00417">
                <text:p>-9.100417</text:p>
              </table:table-cell>
              <table:table-cell office:value-type="float" office:value="-8.509624">
                <text:p>-8.509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8401">
                <text:p>-9.18401</text:p>
              </table:table-cell>
              <table:table-cell office:value-type="float" office:value="-8.649131">
                <text:p>-8.649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95613">
                <text:p>-9.195613</text:p>
              </table:table-cell>
              <table:table-cell office:value-type="float" office:value="-8.932765">
                <text:p>-8.932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35134">
                <text:p>-9.135134</text:p>
              </table:table-cell>
              <table:table-cell office:value-type="float" office:value="-9.220576">
                <text:p>-9.220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003047">
                <text:p>-9.003047</text:p>
              </table:table-cell>
              <table:table-cell office:value-type="float" office:value="-9.46232">
                <text:p>-9.46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00388">
                <text:p>-8.800388</text:p>
              </table:table-cell>
              <table:table-cell office:value-type="float" office:value="-9.557692">
                <text:p>-9.557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528747">
                <text:p>-8.528747</text:p>
              </table:table-cell>
              <table:table-cell office:value-type="float" office:value="-9.427566">
                <text:p>-9.427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190251">
                <text:p>-8.190251</text:p>
              </table:table-cell>
              <table:table-cell office:value-type="float" office:value="-9.443294">
                <text:p>-9.443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787554">
                <text:p>-7.787554</text:p>
              </table:table-cell>
              <table:table-cell office:value-type="float" office:value="-9.332436">
                <text:p>-9.332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323814">
                <text:p>-7.323814</text:p>
              </table:table-cell>
              <table:table-cell office:value-type="float" office:value="-9.125007">
                <text:p>-9.125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802664">
                <text:p>-6.802664</text:p>
              </table:table-cell>
              <table:table-cell office:value-type="float" office:value="-8.91048">
                <text:p>-8.91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00698">
                <text:p>-29.00698</text:p>
              </table:table-cell>
              <table:table-cell office:value-type="float" office:value="-8.514099">
                <text:p>-8.514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0579">
                <text:p>-24.90579</text:p>
              </table:table-cell>
              <table:table-cell office:value-type="float" office:value="-8.149073">
                <text:p>-8.149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3246">
                <text:p>-21.53246</text:p>
              </table:table-cell>
              <table:table-cell office:value-type="float" office:value="-14.62864">
                <text:p>-14.62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1155">
                <text:p>-19.01155</text:p>
              </table:table-cell>
              <table:table-cell office:value-type="float" office:value="-22.24379">
                <text:p>-22.24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361">
                <text:p>-17.4361</text:p>
              </table:table-cell>
              <table:table-cell office:value-type="float" office:value="-27.06893">
                <text:p>-27.06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6429">
                <text:p>-16.86429</text:p>
              </table:table-cell>
              <table:table-cell office:value-type="float" office:value="-28.78619">
                <text:p>-28.78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29882">
                <text:p>-17.29882</text:p>
              </table:table-cell>
              <table:table-cell office:value-type="float" office:value="-27.97216">
                <text:p>-27.97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0128">
                <text:p>-18.70128</text:p>
              </table:table-cell>
              <table:table-cell office:value-type="float" office:value="-26.32228">
                <text:p>-26.32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2194">
                <text:p>-21.02194</text:p>
              </table:table-cell>
              <table:table-cell office:value-type="float" office:value="-25.02775">
                <text:p>-25.0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7858">
                <text:p>-24.17858</text:p>
              </table:table-cell>
              <table:table-cell office:value-type="float" office:value="-24.5926">
                <text:p>-24.5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05938">
                <text:p>-28.05938</text:p>
              </table:table-cell>
              <table:table-cell office:value-type="float" office:value="-25.22242">
                <text:p>-25.22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52687">
                <text:p>-32.52687</text:p>
              </table:table-cell>
              <table:table-cell office:value-type="float" office:value="-27.07753">
                <text:p>-27.07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42279">
                <text:p>-37.42279</text:p>
              </table:table-cell>
              <table:table-cell office:value-type="float" office:value="-29.99228">
                <text:p>-29.99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57371">
                <text:p>-42.57371</text:p>
              </table:table-cell>
              <table:table-cell office:value-type="float" office:value="-33.99376">
                <text:p>-33.993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47.79716">
                <text:p>-47.79716</text:p>
              </table:table-cell>
              <table:table-cell office:value-type="float" office:value="-38.70501">
                <text:p>-38.70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90812">
                <text:p>-52.90812</text:p>
              </table:table-cell>
              <table:table-cell office:value-type="float" office:value="-42.69747">
                <text:p>-42.69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.7255">
                <text:p>-57.7255</text:p>
              </table:table-cell>
              <table:table-cell office:value-type="float" office:value="-46.93085">
                <text:p>-46.93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.07868">
                <text:p>-62.07868</text:p>
              </table:table-cell>
              <table:table-cell office:value-type="float" office:value="-51.2464">
                <text:p>-51.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.81343">
                <text:p>-65.81343</text:p>
              </table:table-cell>
              <table:table-cell office:value-type="float" office:value="-55.37947">
                <text:p>-55.37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8.79747">
                <text:p>-68.79747</text:p>
              </table:table-cell>
              <table:table-cell office:value-type="float" office:value="-59.16608">
                <text:p>-59.16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.92509">
                <text:p>-70.92509</text:p>
              </table:table-cell>
              <table:table-cell office:value-type="float" office:value="-62.52724">
                <text:p>-62.52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12091">
                <text:p>-72.12091</text:p>
              </table:table-cell>
              <table:table-cell office:value-type="float" office:value="-65.26358">
                <text:p>-65.26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341">
                <text:p>-72.341</text:p>
              </table:table-cell>
              <table:table-cell office:value-type="float" office:value="-67.5146">
                <text:p>-67.5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54865">
                <text:p>-71.54865</text:p>
              </table:table-cell>
              <table:table-cell office:value-type="float" office:value="-68.93636">
                <text:p>-68.9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.76218">
                <text:p>-69.76218</text:p>
              </table:table-cell>
              <table:table-cell office:value-type="float" office:value="-69.60464">
                <text:p>-69.6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.04753">
                <text:p>-67.04753</text:p>
              </table:table-cell>
              <table:table-cell office:value-type="float" office:value="-69.49933">
                <text:p>-69.49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.50493">
                <text:p>-63.50493</text:p>
              </table:table-cell>
              <table:table-cell office:value-type="float" office:value="-68.50621">
                <text:p>-68.50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.26517">
                <text:p>-59.26517</text:p>
              </table:table-cell>
              <table:table-cell office:value-type="float" office:value="-66.62276">
                <text:p>-66.62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4.48478">
                <text:p>-54.48478</text:p>
              </table:table-cell>
              <table:table-cell office:value-type="float" office:value="-63.99504">
                <text:p>-63.9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34023">
                <text:p>-49.34023</text:p>
              </table:table-cell>
              <table:table-cell office:value-type="float" office:value="-60.58141">
                <text:p>-60.58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02147">
                <text:p>-44.02147</text:p>
              </table:table-cell>
              <table:table-cell office:value-type="float" office:value="-56.33028">
                <text:p>-56.33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72483">
                <text:p>-38.72483</text:p>
              </table:table-cell>
              <table:table-cell office:value-type="float" office:value="-51.51537">
                <text:p>-51.51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4589">
                <text:p>-33.64589</text:p>
              </table:table-cell>
              <table:table-cell office:value-type="float" office:value="-53.74712">
                <text:p>-53.7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97214">
                <text:p>-28.97214</text:p>
              </table:table-cell>
              <table:table-cell office:value-type="float" office:value="-52.00254">
                <text:p>-52.00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87614">
                <text:p>-24.87614</text:p>
              </table:table-cell>
              <table:table-cell office:value-type="float" office:value="-48.94708">
                <text:p>-48.94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091">
                <text:p>-21.5091</text:p>
              </table:table-cell>
              <table:table-cell office:value-type="float" office:value="-45.63759">
                <text:p>-45.6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9532">
                <text:p>-18.99532</text:p>
              </table:table-cell>
              <table:table-cell office:value-type="float" office:value="-41.73729">
                <text:p>-41.73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2761">
                <text:p>-17.42761</text:p>
              </table:table-cell>
              <table:table-cell office:value-type="float" office:value="-37.88911">
                <text:p>-37.88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6385">
                <text:p>-16.86385</text:p>
              </table:table-cell>
              <table:table-cell office:value-type="float" office:value="-33.77745">
                <text:p>-33.77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0614">
                <text:p>-17.30614</text:p>
              </table:table-cell>
              <table:table-cell office:value-type="float" office:value="-30.08405">
                <text:p>-30.0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1609">
                <text:p>-18.71609</text:p>
              </table:table-cell>
              <table:table-cell office:value-type="float" office:value="-26.99625">
                <text:p>-26.9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437">
                <text:p>-21.0437</text:p>
              </table:table-cell>
              <table:table-cell office:value-type="float" office:value="-24.75238">
                <text:p>-24.7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0654">
                <text:p>-24.20654</text:p>
              </table:table-cell>
              <table:table-cell office:value-type="float" office:value="-23.83899">
                <text:p>-23.8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09254">
                <text:p>-28.09254</text:p>
              </table:table-cell>
              <table:table-cell office:value-type="float" office:value="-24.46785">
                <text:p>-24.46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56405">
                <text:p>-32.56405</text:p>
              </table:table-cell>
              <table:table-cell office:value-type="float" office:value="-26.51294">
                <text:p>-26.51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46268">
                <text:p>-37.46268</text:p>
              </table:table-cell>
              <table:table-cell office:value-type="float" office:value="-28.96589">
                <text:p>-28.96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61489">
                <text:p>-42.61489</text:p>
              </table:table-cell>
              <table:table-cell office:value-type="float" office:value="-32.54296">
                <text:p>-32.54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83817">
                <text:p>-47.83817</text:p>
              </table:table-cell>
              <table:table-cell office:value-type="float" office:value="-36.86545">
                <text:p>-36.86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9475">
                <text:p>-52.9475</text:p>
              </table:table-cell>
              <table:table-cell office:value-type="float" office:value="-41.50756">
                <text:p>-41.50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.76187">
                <text:p>-57.76187</text:p>
              </table:table-cell>
              <table:table-cell office:value-type="float" office:value="-46.35151">
                <text:p>-46.3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.11074">
                <text:p>-62.11074</text:p>
              </table:table-cell>
              <table:table-cell office:value-type="float" office:value="-50.82286">
                <text:p>-50.82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.84007">
                <text:p>-65.84007</text:p>
              </table:table-cell>
              <table:table-cell office:value-type="float" office:value="-54.76024">
                <text:p>-54.76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8.81773">
                <text:p>-68.81773</text:p>
              </table:table-cell>
              <table:table-cell office:value-type="float" office:value="-58.24759">
                <text:p>-58.2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.93825">
                <text:p>-70.93825</text:p>
              </table:table-cell>
              <table:table-cell office:value-type="float" office:value="-61.46719">
                <text:p>-61.4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1265">
                <text:p>-72.1265</text:p>
              </table:table-cell>
              <table:table-cell office:value-type="float" office:value="-64.44501">
                <text:p>-64.44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33875">
                <text:p>-72.33875</text:p>
              </table:table-cell>
              <table:table-cell office:value-type="float" office:value="-66.7274">
                <text:p>-66.7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53839">
                <text:p>-71.53839</text:p>
              </table:table-cell>
              <table:table-cell office:value-type="float" office:value="-68.35962">
                <text:p>-68.35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.74429">
                <text:p>-69.74429</text:p>
              </table:table-cell>
              <table:table-cell office:value-type="float" office:value="-69.2122">
                <text:p>-69.2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.02267">
                <text:p>-67.02267</text:p>
              </table:table-cell>
              <table:table-cell office:value-type="float" office:value="-69.31107">
                <text:p>-69.31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.47403">
                <text:p>-63.47403</text:p>
              </table:table-cell>
              <table:table-cell office:value-type="float" office:value="-68.57944">
                <text:p>-68.57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.22937">
                <text:p>-59.22937</text:p>
              </table:table-cell>
              <table:table-cell office:value-type="float" office:value="-66.92527">
                <text:p>-66.92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4.44539">
                <text:p>-54.44539</text:p>
              </table:table-cell>
              <table:table-cell office:value-type="float" office:value="-64.34126">
                <text:p>-64.34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29871">
                <text:p>-49.29871</text:p>
              </table:table-cell>
              <table:table-cell office:value-type="float" office:value="-60.76825">
                <text:p>-60.76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97935">
                <text:p>-43.97935</text:p>
              </table:table-cell>
              <table:table-cell office:value-type="float" office:value="-56.52922">
                <text:p>-56.529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8.68368">
                <text:p>-38.68368</text:p>
              </table:table-cell>
              <table:table-cell office:value-type="float" office:value="-51.81243">
                <text:p>-51.8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0719">
                <text:p>-33.60719</text:p>
              </table:table-cell>
              <table:table-cell office:value-type="float" office:value="-46.78245">
                <text:p>-46.7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93735">
                <text:p>-28.93735</text:p>
              </table:table-cell>
              <table:table-cell office:value-type="float" office:value="-41.65121">
                <text:p>-41.65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84653">
                <text:p>-24.84653</text:p>
              </table:table-cell>
              <table:table-cell office:value-type="float" office:value="-42.56179">
                <text:p>-42.56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8577">
                <text:p>-21.48577</text:p>
              </table:table-cell>
              <table:table-cell office:value-type="float" office:value="-43.50084">
                <text:p>-43.50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7914">
                <text:p>-18.97914</text:p>
              </table:table-cell>
              <table:table-cell office:value-type="float" office:value="-43.143">
                <text:p>-43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1918">
                <text:p>-17.41918</text:p>
              </table:table-cell>
              <table:table-cell office:value-type="float" office:value="-41.54699">
                <text:p>-41.54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6348">
                <text:p>-16.86348</text:p>
              </table:table-cell>
              <table:table-cell office:value-type="float" office:value="-38.73917">
                <text:p>-38.7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1352">
                <text:p>-17.31352</text:p>
              </table:table-cell>
              <table:table-cell office:value-type="float" office:value="-35.08004">
                <text:p>-35.08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3095">
                <text:p>-18.73095</text:p>
              </table:table-cell>
              <table:table-cell office:value-type="float" office:value="-31.11658">
                <text:p>-31.1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6552">
                <text:p>-21.06552</text:p>
              </table:table-cell>
              <table:table-cell office:value-type="float" office:value="-27.56749">
                <text:p>-27.56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3454">
                <text:p>-24.23454</text:p>
              </table:table-cell>
              <table:table-cell office:value-type="float" office:value="-25.32862">
                <text:p>-25.32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12572">
                <text:p>-28.12572</text:p>
              </table:table-cell>
              <table:table-cell office:value-type="float" office:value="-24.83951">
                <text:p>-24.83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0125">
                <text:p>-32.60125</text:p>
              </table:table-cell>
              <table:table-cell office:value-type="float" office:value="-26.20107">
                <text:p>-26.2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50258">
                <text:p>-37.50258</text:p>
              </table:table-cell>
              <table:table-cell office:value-type="float" office:value="-29.21424">
                <text:p>-29.21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65607">
                <text:p>-42.65607</text:p>
              </table:table-cell>
              <table:table-cell office:value-type="float" office:value="-32.75821">
                <text:p>-32.75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87918">
                <text:p>-47.87918</text:p>
              </table:table-cell>
              <table:table-cell office:value-type="float" office:value="-37.0005">
                <text:p>-37.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98688">
                <text:p>-52.98688</text:p>
              </table:table-cell>
              <table:table-cell office:value-type="float" office:value="-41.61428">
                <text:p>-41.61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.79823">
                <text:p>-57.79823</text:p>
              </table:table-cell>
              <table:table-cell office:value-type="float" office:value="-46.37647">
                <text:p>-46.3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2.14279">
                <text:p>-62.14279</text:p>
              </table:table-cell>
              <table:table-cell office:value-type="float" office:value="-51.12274">
                <text:p>-51.12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.86666">
                <text:p>-65.86666</text:p>
              </table:table-cell>
              <table:table-cell office:value-type="float" office:value="-55.33254">
                <text:p>-55.3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8.83794">
                <text:p>-68.83794</text:p>
              </table:table-cell>
              <table:table-cell office:value-type="float" office:value="-58.89363">
                <text:p>-58.89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.95135">
                <text:p>-70.95135</text:p>
              </table:table-cell>
              <table:table-cell office:value-type="float" office:value="-61.97922">
                <text:p>-61.9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13204">
                <text:p>-72.13204</text:p>
              </table:table-cell>
              <table:table-cell office:value-type="float" office:value="-64.88255">
                <text:p>-64.8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2.33642">
                <text:p>-72.33642</text:p>
              </table:table-cell>
              <table:table-cell office:value-type="float" office:value="-67.06486">
                <text:p>-67.0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52806">
                <text:p>-71.52806</text:p>
              </table:table-cell>
              <table:table-cell office:value-type="float" office:value="-68.52249">
                <text:p>-68.52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.72633">
                <text:p>-69.72633</text:p>
              </table:table-cell>
              <table:table-cell office:value-type="float" office:value="-69.30206">
                <text:p>-69.3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6.99776">
                <text:p>-66.99776</text:p>
              </table:table-cell>
              <table:table-cell office:value-type="float" office:value="-69.26994">
                <text:p>-69.2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.44307">
                <text:p>-63.44307</text:p>
              </table:table-cell>
              <table:table-cell office:value-type="float" office:value="-68.34388">
                <text:p>-68.34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9.1935">
                <text:p>-59.1935</text:p>
              </table:table-cell>
              <table:table-cell office:value-type="float" office:value="-66.4925">
                <text:p>-66.4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4.40594">
                <text:p>-54.40594</text:p>
              </table:table-cell>
              <table:table-cell office:value-type="float" office:value="-63.82663">
                <text:p>-63.82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25716">
                <text:p>-49.25716</text:p>
              </table:table-cell>
              <table:table-cell office:value-type="float" office:value="-60.40097">
                <text:p>-60.4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93721">
                <text:p>-43.93721</text:p>
              </table:table-cell>
              <table:table-cell office:value-type="float" office:value="-56.24533">
                <text:p>-56.24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6425">
                <text:p>-38.6425</text:p>
              </table:table-cell>
              <table:table-cell office:value-type="float" office:value="-51.57606">
                <text:p>-51.57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56853">
                <text:p>-33.56853</text:p>
              </table:table-cell>
              <table:table-cell office:value-type="float" office:value="-53.74791">
                <text:p>-53.7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9026">
                <text:p>-28.9026</text:p>
              </table:table-cell>
              <table:table-cell office:value-type="float" office:value="-52.34117">
                <text:p>-52.3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81699">
                <text:p>-24.81699</text:p>
              </table:table-cell>
              <table:table-cell office:value-type="float" office:value="-49.68485">
                <text:p>-49.6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6252">
                <text:p>-21.46252</text:p>
              </table:table-cell>
              <table:table-cell office:value-type="float" office:value="-46.44239">
                <text:p>-46.44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6303">
                <text:p>-18.96303</text:p>
              </table:table-cell>
              <table:table-cell office:value-type="float" office:value="-42.5258">
                <text:p>-42.5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1081">
                <text:p>-17.41081</text:p>
              </table:table-cell>
              <table:table-cell office:value-type="float" office:value="-38.36978">
                <text:p>-38.3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6316">
                <text:p>-16.86316</text:p>
              </table:table-cell>
              <table:table-cell office:value-type="float" office:value="-33.98755">
                <text:p>-33.98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2096">
                <text:p>-17.32096</text:p>
              </table:table-cell>
              <table:table-cell office:value-type="float" office:value="-30.3043">
                <text:p>-30.3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4586">
                <text:p>-18.74586</text:p>
              </table:table-cell>
              <table:table-cell office:value-type="float" office:value="-27.19941">
                <text:p>-27.1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8738">
                <text:p>-21.08738</text:p>
              </table:table-cell>
              <table:table-cell office:value-type="float" office:value="-24.92826">
                <text:p>-24.92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6256">
                <text:p>-24.26256</text:p>
              </table:table-cell>
              <table:table-cell office:value-type="float" office:value="-24.19261">
                <text:p>-24.19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15893">
                <text:p>-28.15893</text:p>
              </table:table-cell>
              <table:table-cell office:value-type="float" office:value="-25.07294">
                <text:p>-25.07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3846">
                <text:p>-32.63846</text:p>
              </table:table-cell>
              <table:table-cell office:value-type="float" office:value="-27.52115">
                <text:p>-27.52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54247">
                <text:p>-37.54247</text:p>
              </table:table-cell>
              <table:table-cell office:value-type="float" office:value="-29.81038">
                <text:p>-29.8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69723">
                <text:p>-42.69723</text:p>
              </table:table-cell>
              <table:table-cell office:value-type="float" office:value="-33.33333">
                <text:p>-33.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92015">
                <text:p>-47.92015</text:p>
              </table:table-cell>
              <table:table-cell office:value-type="float" office:value="-37.5208">
                <text:p>-37.52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3.02621">
                <text:p>-53.02621</text:p>
              </table:table-cell>
              <table:table-cell office:value-type="float" office:value="-42.08862">
                <text:p>-42.08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